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3" manifest:media-type=""/>
  <manifest:file-entry manifest:full-path="Versions/Version2" manifest:media-type=""/>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3ec0" officeooo:paragraph-rsid="00103ec0"/>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text-properties officeooo:rsid="0063e58b" officeooo:paragraph-rsid="006e6b8a" fo:background-color="#ffff00"/>
    </style:style>
    <style:style style:name="P4" style:family="paragraph" style:parent-style-name="Text_20_body">
      <style:paragraph-properties fo:text-align="center" style:justify-single-word="false"/>
      <style:text-properties officeooo:rsid="00bec17c" officeooo:paragraph-rsid="00bec17c" fo:background-color="#ffff00"/>
    </style:style>
    <style:style style:name="P5" style:family="paragraph" style:parent-style-name="Text_20_body">
      <style:paragraph-properties fo:text-align="center" style:justify-single-word="false"/>
      <style:text-properties officeooo:rsid="04ab114b" officeooo:paragraph-rsid="031819ed" fo:background-color="#ffff00"/>
    </style:style>
    <style:style style:name="P6" style:family="paragraph" style:parent-style-name="Text_20_body">
      <style:paragraph-properties fo:text-align="center" style:justify-single-word="false"/>
      <style:text-properties officeooo:rsid="000f70c0"/>
    </style:style>
    <style:style style:name="P7" style:family="paragraph" style:parent-style-name="Text_20_body">
      <style:text-properties officeooo:rsid="000fce6b"/>
    </style:style>
    <style:style style:name="P8" style:family="paragraph" style:parent-style-name="Text_20_body">
      <style:paragraph-properties fo:text-align="center" style:justify-single-word="false"/>
      <style:text-properties officeooo:rsid="000fce6b"/>
    </style:style>
    <style:style style:name="P9" style:family="paragraph" style:parent-style-name="Text_20_body">
      <style:text-properties officeooo:paragraph-rsid="00234a12"/>
    </style:style>
    <style:style style:name="P10" style:family="paragraph" style:parent-style-name="Text_20_body">
      <style:text-properties officeooo:paragraph-rsid="0249f5fe"/>
    </style:style>
    <style:style style:name="P11" style:family="paragraph" style:parent-style-name="Text_20_body">
      <style:paragraph-properties fo:text-align="start" style:justify-single-word="false"/>
      <style:text-properties officeooo:rsid="025d3162" officeooo:paragraph-rsid="025d3162"/>
    </style:style>
    <style:style style:name="P12" style:family="paragraph" style:parent-style-name="Text_20_body">
      <style:text-properties officeooo:paragraph-rsid="02b8139f"/>
    </style:style>
    <style:style style:name="P13" style:family="paragraph" style:parent-style-name="Text_20_body">
      <style:paragraph-properties fo:text-align="center" style:justify-single-word="false"/>
      <style:text-properties officeooo:rsid="02d83e1b" officeooo:paragraph-rsid="02d83e1b"/>
    </style:style>
    <style:style style:name="P14" style:family="paragraph" style:parent-style-name="Text_20_body">
      <style:text-properties style:text-underline-style="solid" style:text-underline-type="double" style:text-underline-width="auto" style:text-underline-color="font-color" officeooo:rsid="02f71233" officeooo:paragraph-rsid="02f71233"/>
    </style:style>
    <style:style style:name="P15" style:family="paragraph" style:parent-style-name="Text_20_body">
      <style:text-properties officeooo:paragraph-rsid="03f1656f"/>
    </style:style>
    <style:style style:name="P16" style:family="paragraph" style:parent-style-name="Text_20_body">
      <style:text-properties officeooo:paragraph-rsid="01f39f3a"/>
    </style:style>
    <style:style style:name="P17" style:family="paragraph" style:parent-style-name="Text_20_body">
      <style:text-properties officeooo:paragraph-rsid="03f8cd0c"/>
    </style:style>
    <style:style style:name="P18" style:family="paragraph" style:parent-style-name="Text_20_body">
      <style:text-properties officeooo:rsid="019f8105" officeooo:paragraph-rsid="019f8105"/>
    </style:style>
    <style:style style:name="P19" style:family="paragraph" style:parent-style-name="Text_20_body">
      <style:text-properties officeooo:paragraph-rsid="040b5538"/>
    </style:style>
    <style:style style:name="P20" style:family="paragraph" style:parent-style-name="Text_20_body">
      <style:text-properties officeooo:paragraph-rsid="0414807f"/>
    </style:style>
    <style:style style:name="P21" style:family="paragraph" style:parent-style-name="Text_20_body">
      <style:text-properties officeooo:paragraph-rsid="00b826ea" fo:background-color="transparent"/>
    </style:style>
    <style:style style:name="P22" style:family="paragraph" style:parent-style-name="Text_20_body">
      <style:text-properties officeooo:rsid="002ee9c9" officeooo:paragraph-rsid="039efb86" fo:background-color="transparent"/>
    </style:style>
    <style:style style:name="P23" style:family="paragraph" style:parent-style-name="Text_20_body">
      <style:text-properties officeooo:paragraph-rsid="052c08ab" fo:background-color="transparent"/>
    </style:style>
    <style:style style:name="P24" style:family="paragraph" style:parent-style-name="Text_20_body">
      <style:text-properties officeooo:paragraph-rsid="03f63276" fo:background-color="transparent"/>
    </style:style>
    <style:style style:name="P25" style:family="paragraph" style:parent-style-name="Text_20_body">
      <style:text-properties officeooo:paragraph-rsid="042b3034"/>
    </style:style>
    <style:style style:name="P26" style:family="paragraph" style:parent-style-name="Text_20_body">
      <style:text-properties officeooo:paragraph-rsid="043dbff2"/>
    </style:style>
    <style:style style:name="P27" style:family="paragraph" style:parent-style-name="Text_20_body">
      <style:text-properties officeooo:paragraph-rsid="047bda7f"/>
    </style:style>
    <style:style style:name="P28" style:family="paragraph" style:parent-style-name="Text_20_body">
      <style:text-properties officeooo:paragraph-rsid="047f0bdd"/>
    </style:style>
    <style:style style:name="P29" style:family="paragraph" style:parent-style-name="Text_20_body">
      <style:text-properties officeooo:paragraph-rsid="0480d097"/>
    </style:style>
    <style:style style:name="P30" style:family="paragraph" style:parent-style-name="Text_20_body">
      <style:text-properties officeooo:paragraph-rsid="052c08ab"/>
    </style:style>
    <style:style style:name="P31" style:family="paragraph" style:parent-style-name="Text_20_body">
      <style:text-properties officeooo:paragraph-rsid="0204d672"/>
    </style:style>
    <style:style style:name="P32" style:family="paragraph" style:parent-style-name="Text_20_body">
      <style:text-properties officeooo:paragraph-rsid="054d7730"/>
    </style:style>
    <style:style style:name="P33" style:family="paragraph" style:parent-style-name="Text_20_body">
      <style:text-properties officeooo:paragraph-rsid="055de97a"/>
    </style:style>
    <style:style style:name="P34" style:family="paragraph" style:parent-style-name="Text_20_body">
      <style:text-properties officeooo:paragraph-rsid="057512a8"/>
    </style:style>
    <style:style style:name="P35" style:family="paragraph" style:parent-style-name="Text_20_body">
      <style:text-properties officeooo:paragraph-rsid="05af2326"/>
    </style:style>
    <style:style style:name="P36" style:family="paragraph" style:parent-style-name="Text_20_body">
      <style:text-properties officeooo:paragraph-rsid="05c64773"/>
    </style:style>
    <style:style style:name="P37" style:family="paragraph" style:parent-style-name="Text_20_body">
      <style:text-properties officeooo:paragraph-rsid="05ce3a0e"/>
    </style:style>
    <style:style style:name="P38" style:family="paragraph" style:parent-style-name="Text_20_body">
      <style:text-properties officeooo:paragraph-rsid="05d6227c"/>
    </style:style>
    <style:style style:name="P39" style:family="paragraph" style:parent-style-name="Text_20_body">
      <style:text-properties officeooo:paragraph-rsid="05dfaf8b"/>
    </style:style>
    <style:style style:name="P40" style:family="paragraph" style:parent-style-name="Text_20_body">
      <style:text-properties officeooo:paragraph-rsid="05fe77e2"/>
    </style:style>
    <style:style style:name="P41" style:family="paragraph" style:parent-style-name="Text_20_body">
      <style:text-properties officeooo:paragraph-rsid="0609bbb9"/>
    </style:style>
    <style:style style:name="P42" style:family="paragraph" style:parent-style-name="Text_20_body">
      <style:text-properties officeooo:paragraph-rsid="06186a13"/>
    </style:style>
    <style:style style:name="P43" style:family="paragraph" style:parent-style-name="Text_20_body">
      <style:paragraph-properties fo:background-color="transparent">
        <style:background-image/>
      </style:paragraph-properties>
      <style:text-properties officeooo:paragraph-rsid="0116afb6"/>
    </style:style>
    <style:style style:name="P44" style:family="paragraph" style:parent-style-name="Text_20_body">
      <style:paragraph-properties fo:background-color="transparent">
        <style:background-image/>
      </style:paragraph-properties>
      <style:text-properties officeooo:paragraph-rsid="04415a37"/>
    </style:style>
    <style:style style:name="P45" style:family="paragraph" style:parent-style-name="Text_20_body">
      <style:paragraph-properties fo:background-color="transparent">
        <style:background-image/>
      </style:paragraph-properties>
      <style:text-properties officeooo:paragraph-rsid="05281bd6"/>
    </style:style>
    <style:style style:name="P46" style:family="paragraph" style:parent-style-name="Text_20_body">
      <style:paragraph-properties fo:background-color="transparent">
        <style:background-image/>
      </style:paragraph-properties>
      <style:text-properties officeooo:paragraph-rsid="05cac5f2"/>
    </style:style>
    <style:style style:name="P47" style:family="paragraph" style:parent-style-name="Footnote">
      <style:paragraph-properties fo:background-color="transparent">
        <style:background-image/>
      </style:paragraph-properties>
      <style:text-properties officeooo:paragraph-rsid="04636a53"/>
    </style:style>
    <style:style style:name="P48" style:family="paragraph" style:parent-style-name="Standard">
      <style:text-properties officeooo:rsid="000f70c0" officeooo:paragraph-rsid="000f70c0"/>
    </style:style>
    <style:style style:name="P49" style:family="paragraph" style:parent-style-name="Footnote">
      <style:text-properties officeooo:rsid="014668d8" officeooo:paragraph-rsid="014668d8"/>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officeooo:paragraph-rsid="02584693" fo:background-color="transparent"/>
    </style:style>
    <style:style style:name="P52" style:family="paragraph" style:parent-style-name="Text_20_body">
      <style:paragraph-properties fo:margin-left="0in" fo:margin-right="0in" fo:text-indent="0in" style:auto-text-indent="false"/>
      <style:text-properties officeooo:rsid="00110c78"/>
    </style:style>
    <style:style style:name="P53" style:family="paragraph" style:parent-style-name="Text_20_body">
      <style:paragraph-properties fo:margin-left="0in" fo:margin-right="0in" fo:text-indent="0in" style:auto-text-indent="false"/>
      <style:text-properties officeooo:rsid="0012e3e3"/>
    </style:style>
    <style:style style:name="P54" style:family="paragraph" style:parent-style-name="Text_20_body">
      <style:paragraph-properties fo:margin-left="0in" fo:margin-right="0in" fo:text-indent="0in" style:auto-text-indent="false"/>
      <style:text-properties officeooo:paragraph-rsid="025a4704"/>
    </style:style>
    <style:style style:name="P55" style:family="paragraph" style:parent-style-name="Standard" style:master-page-name="Standard">
      <style:paragraph-properties style:page-number="auto"/>
      <style:text-properties officeooo:rsid="000f70c0" officeooo:paragraph-rsid="000f70c0"/>
    </style:style>
    <style:style style:name="P56" style:family="paragraph" style:parent-style-name="Heading_20_3">
      <style:text-properties officeooo:rsid="0019b20b" officeooo:paragraph-rsid="0019b20b"/>
    </style:style>
    <style:style style:name="P57" style:family="paragraph" style:parent-style-name="Heading_20_3">
      <style:text-properties officeooo:rsid="0019b20b" officeooo:paragraph-rsid="001b3b11"/>
    </style:style>
    <style:style style:name="P58" style:family="paragraph" style:parent-style-name="Heading_20_3">
      <style:text-properties officeooo:rsid="00204a2a" officeooo:paragraph-rsid="00204a2a"/>
    </style:style>
    <style:style style:name="P59" style:family="paragraph" style:parent-style-name="Heading_20_3">
      <style:text-properties fo:font-weight="normal" officeooo:rsid="00221ab5" officeooo:paragraph-rsid="00221ab5" style:font-weight-asian="normal" style:font-weight-complex="normal"/>
    </style:style>
    <style:style style:name="P60" style:family="paragraph" style:parent-style-name="Heading_20_3">
      <style:text-properties fo:font-weight="normal" officeooo:rsid="03a3e654" officeooo:paragraph-rsid="052c08ab" fo:background-color="transparent" style:font-weight-asian="normal" style:font-weight-complex="normal"/>
    </style:style>
    <style:style style:name="P61" style:family="paragraph" style:parent-style-name="Heading_20_3">
      <style:text-properties officeooo:rsid="0067f001" officeooo:paragraph-rsid="0075510e" fo:background-color="transparent"/>
    </style:style>
    <style:style style:name="P62" style:family="paragraph" style:parent-style-name="Heading_20_3">
      <style:text-properties officeooo:rsid="00a5d696" officeooo:paragraph-rsid="00c61567" fo:background-color="transparent"/>
    </style:style>
    <style:style style:name="P63" style:family="paragraph" style:parent-style-name="Heading_20_3">
      <style:text-properties officeooo:paragraph-rsid="03f8cd0c"/>
    </style:style>
    <style:style style:name="P64" style:family="paragraph" style:parent-style-name="Heading_20_3">
      <style:text-properties officeooo:paragraph-rsid="00621413"/>
    </style:style>
    <style:style style:name="P65" style:family="paragraph" style:parent-style-name="Heading_20_3">
      <style:text-properties officeooo:rsid="0028c249" officeooo:paragraph-rsid="0028c249"/>
    </style:style>
    <style:style style:name="P66" style:family="paragraph" style:parent-style-name="Heading_20_3">
      <style:text-properties officeooo:rsid="01290faf" officeooo:paragraph-rsid="0129e5c2"/>
    </style:style>
    <style:style style:name="P67" style:family="paragraph" style:parent-style-name="Heading_20_3">
      <style:text-properties officeooo:rsid="05d8fcdb" officeooo:paragraph-rsid="05d8fcdb"/>
    </style:style>
    <style:style style:name="P68" style:family="paragraph" style:parent-style-name="Heading_20_3">
      <style:paragraph-properties fo:background-color="transparent">
        <style:background-image/>
      </style:paragraph-properties>
      <style:text-properties fo:font-weight="normal" officeooo:rsid="05d8bd99" officeooo:paragraph-rsid="05d8bd99" fo:background-color="transparent" style:font-weight-asian="normal" style:font-weight-complex="normal"/>
    </style:style>
    <style:style style:name="P69" style:family="paragraph" style:parent-style-name="Heading_20_1">
      <style:text-properties officeooo:rsid="00193a49" officeooo:paragraph-rsid="00193a49"/>
    </style:style>
    <style:style style:name="P70" style:family="paragraph" style:parent-style-name="Heading_20_1">
      <style:text-properties officeooo:rsid="04e79e03" officeooo:paragraph-rsid="04e79e03"/>
    </style:style>
    <style:style style:name="P71" style:family="paragraph" style:parent-style-name="Heading_20_1">
      <style:text-properties officeooo:rsid="0028c249" officeooo:paragraph-rsid="0028c249"/>
    </style:style>
    <style:style style:name="P72" style:family="paragraph" style:parent-style-name="Heading_20_1" style:list-style-name="">
      <style:paragraph-properties fo:text-align="center" style:justify-single-word="false"/>
      <style:text-properties officeooo:rsid="003d8f95" officeooo:paragraph-rsid="003d8f95"/>
    </style:style>
    <style:style style:name="P73" style:family="paragraph" style:parent-style-name="Heading_20_1">
      <style:paragraph-properties fo:break-before="page"/>
      <style:text-properties officeooo:rsid="00103ec0"/>
    </style:style>
    <style:style style:name="P74" style:family="paragraph" style:parent-style-name="Heading_20_1">
      <style:paragraph-properties fo:break-before="page"/>
      <style:text-properties officeooo:rsid="00156552"/>
    </style:style>
    <style:style style:name="P75" style:family="paragraph" style:parent-style-name="Heading_20_1">
      <style:paragraph-properties fo:break-before="page"/>
      <style:text-properties officeooo:rsid="006e6b8a" officeooo:paragraph-rsid="006e6b8a"/>
    </style:style>
    <style:style style:name="P76" style:family="paragraph" style:parent-style-name="Heading_20_1">
      <style:paragraph-properties fo:break-before="page"/>
      <style:text-properties officeooo:rsid="003d8f95" officeooo:paragraph-rsid="003d8f95"/>
    </style:style>
    <style:style style:name="P77" style:family="paragraph" style:parent-style-name="Heading_20_2">
      <style:text-properties officeooo:rsid="00236309"/>
    </style:style>
    <style:style style:name="P78" style:family="paragraph" style:parent-style-name="Heading_20_2">
      <style:text-properties style:use-window-font-color="true" officeooo:rsid="040aa395" officeooo:paragraph-rsid="040aa395" fo:background-color="#ffff00"/>
    </style:style>
    <style:style style:name="P79" style:family="paragraph" style:parent-style-name="Heading_20_2">
      <style:text-properties style:use-window-font-color="true" officeooo:rsid="00eda74c" officeooo:paragraph-rsid="00eda74c"/>
    </style:style>
    <style:style style:name="P80" style:family="paragraph" style:parent-style-name="Heading_20_2">
      <style:text-properties officeooo:rsid="00193a49" officeooo:paragraph-rsid="00193a49"/>
    </style:style>
    <style:style style:name="P81" style:family="paragraph" style:parent-style-name="Heading_20_2">
      <style:text-properties officeooo:rsid="00272b44" officeooo:paragraph-rsid="00272b44"/>
    </style:style>
    <style:style style:name="P82" style:family="paragraph" style:parent-style-name="Heading_20_2">
      <style:text-properties officeooo:rsid="0028c249"/>
    </style:style>
    <style:style style:name="P83" style:family="paragraph" style:parent-style-name="Heading_20_2">
      <style:text-properties officeooo:rsid="0028c249" officeooo:paragraph-rsid="05d6227c"/>
    </style:style>
    <style:style style:name="P84" style:family="paragraph" style:parent-style-name="Heading_20_2">
      <style:text-properties officeooo:rsid="0028c249" officeooo:paragraph-rsid="03f8cd0c"/>
    </style:style>
    <style:style style:name="P85" style:family="paragraph" style:parent-style-name="Heading_20_2">
      <style:text-properties officeooo:rsid="03f8cd0c"/>
    </style:style>
    <style:style style:name="P86" style:family="paragraph" style:parent-style-name="Heading_20_2">
      <style:text-properties officeooo:rsid="03f8cd0c" officeooo:paragraph-rsid="03f8cd0c"/>
    </style:style>
    <style:style style:name="P87" style:family="paragraph" style:parent-style-name="Heading_20_2">
      <style:text-properties officeooo:rsid="049f7bb3"/>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19b20b"/>
    </style:style>
    <style:style style:name="T3" style:family="text">
      <style:text-properties fo:font-variant="normal" fo:text-transform="none" style:text-position="0% 100%" fo:font-style="normal" style:text-underline-style="none" fo:font-weight="normal" officeooo:rsid="001d29ec"/>
    </style:style>
    <style:style style:name="T4" style:family="text">
      <style:text-properties fo:font-variant="normal" fo:text-transform="none" style:text-position="0% 100%" fo:font-style="normal" style:text-underline-style="none" fo:font-weight="normal" officeooo:rsid="02751d0e"/>
    </style:style>
    <style:style style:name="T5" style:family="text">
      <style:text-properties fo:font-variant="normal" fo:text-transform="none" style:text-position="0% 100%" fo:font-style="normal" style:text-underline-style="none" fo:font-weight="normal" officeooo:rsid="05c64773" fo:background-color="transparent"/>
    </style:style>
    <style:style style:name="T6" style:family="text">
      <style:text-properties fo:font-variant="normal" fo:text-transform="none" style:text-position="0% 100%" fo:font-style="normal" style:text-underline-style="none" fo:font-weight="normal" officeooo:rsid="02e19536"/>
    </style:style>
    <style:style style:name="T7"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8" style:family="text">
      <style:text-properties fo:font-variant="normal" fo:text-transform="none" style:use-window-font-color="true" style:text-position="0% 100%" fo:font-style="normal" style:text-underline-style="none" fo:font-weight="normal" fo:background-color="transparent"/>
    </style:style>
    <style:style style:name="T9" style:family="text">
      <style:text-properties fo:font-variant="normal" fo:text-transform="none" style:use-window-font-color="true" style:text-position="0% 100%" fo:font-style="normal" style:text-underline-style="none" fo:font-weight="normal" officeooo:rsid="04361cc7"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style>
    <style:style style:name="T12" style:family="text">
      <style:text-properties fo:font-style="normal" officeooo:rsid="00821412" style:font-style-asian="normal" style:font-style-complex="normal"/>
    </style:style>
    <style:style style:name="T13" style:family="text">
      <style:text-properties fo:font-style="normal" officeooo:rsid="01ad9a04" style:font-style-asian="normal" style:font-style-complex="normal"/>
    </style:style>
    <style:style style:name="T14" style:family="text">
      <style:text-properties fo:font-style="normal" officeooo:rsid="023485c7" style:font-style-asian="normal" style:font-style-complex="normal"/>
    </style:style>
    <style:style style:name="T15" style:family="text">
      <style:text-properties fo:font-style="normal" officeooo:rsid="02d6565d" style:font-style-asian="normal" style:font-style-complex="normal"/>
    </style:style>
    <style:style style:name="T16" style:family="text">
      <style:text-properties fo:font-style="normal" officeooo:rsid="02dda63d" style:font-style-asian="normal" style:font-style-complex="normal"/>
    </style:style>
    <style:style style:name="T17" style:family="text">
      <style:text-properties fo:font-style="normal" officeooo:rsid="008ecfd0" style:font-style-asian="normal" style:font-style-complex="normal"/>
    </style:style>
    <style:style style:name="T18" style:family="text">
      <style:text-properties fo:font-style="normal" officeooo:rsid="00a05418" style:font-style-asian="normal" style:font-style-complex="normal"/>
    </style:style>
    <style:style style:name="T19" style:family="text">
      <style:text-properties fo:font-style="normal" officeooo:rsid="0614b266" style:font-style-asian="normal" style:font-style-complex="normal"/>
    </style:style>
    <style:style style:name="T20" style:family="text">
      <style:text-properties fo:font-style="normal" officeooo:rsid="0011f860" style:font-style-asian="normal" style:font-style-complex="normal"/>
    </style:style>
    <style:style style:name="T21" style:family="text">
      <style:text-properties fo:font-style="normal" officeooo:rsid="0204d672" fo:background-color="transparent" style:font-style-asian="normal" style:font-style-complex="normal"/>
    </style:style>
    <style:style style:name="T22" style:family="text">
      <style:text-properties fo:font-style="normal" officeooo:rsid="02ddf35b" fo:background-color="transparent" style:font-style-asian="normal" style:font-style-complex="normal"/>
    </style:style>
    <style:style style:name="T23" style:family="text">
      <style:text-properties fo:font-style="normal" officeooo:rsid="02dda63d" fo:background-color="#ffff00" style:font-style-asian="normal" style:font-style-complex="normal"/>
    </style:style>
    <style:style style:name="T24" style:family="text">
      <style:text-properties fo:font-style="normal" officeooo:rsid="02ddf35b" fo:background-color="#ffff00" style:font-style-asian="normal"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19b20b" style:font-weight-asian="normal" style:font-weight-complex="normal"/>
    </style:style>
    <style:style style:name="T27" style:family="text">
      <style:text-properties fo:font-weight="normal" officeooo:rsid="001e53e0" style:font-weight-asian="normal" style:font-weight-complex="normal"/>
    </style:style>
    <style:style style:name="T28" style:family="text">
      <style:text-properties fo:font-weight="normal" officeooo:rsid="001de278" style:font-weight-asian="normal" style:font-weight-complex="normal"/>
    </style:style>
    <style:style style:name="T29" style:family="text">
      <style:text-properties fo:font-weight="normal" officeooo:rsid="001f1c8d" style:font-weight-asian="normal" style:font-weight-complex="normal"/>
    </style:style>
    <style:style style:name="T30" style:family="text">
      <style:text-properties fo:font-weight="normal" officeooo:rsid="00221ab5" style:font-weight-asian="normal" style:font-weight-complex="normal"/>
    </style:style>
    <style:style style:name="T31" style:family="text">
      <style:text-properties fo:font-weight="normal" officeooo:rsid="003f72e2" style:font-weight-asian="normal" style:font-weight-complex="normal"/>
    </style:style>
    <style:style style:name="T32" style:family="text">
      <style:text-properties fo:font-weight="normal" officeooo:rsid="0040bfaa" style:font-weight-asian="normal" style:font-weight-complex="normal"/>
    </style:style>
    <style:style style:name="T33" style:family="text">
      <style:text-properties fo:font-weight="normal" officeooo:rsid="00425618" style:font-weight-asian="normal" style:font-weight-complex="normal"/>
    </style:style>
    <style:style style:name="T34" style:family="text">
      <style:text-properties fo:font-weight="normal" officeooo:rsid="00c214a6" style:font-weight-asian="normal" style:font-weight-complex="normal"/>
    </style:style>
    <style:style style:name="T35" style:family="text">
      <style:text-properties fo:font-weight="normal" officeooo:rsid="00c40e18" style:font-weight-asian="normal" style:font-weight-complex="normal"/>
    </style:style>
    <style:style style:name="T36" style:family="text">
      <style:text-properties fo:font-weight="normal" officeooo:rsid="010f0573" style:font-weight-asian="normal" style:font-weight-complex="normal"/>
    </style:style>
    <style:style style:name="T37" style:family="text">
      <style:text-properties fo:font-weight="normal" officeooo:rsid="01141b5a" style:font-weight-asian="normal" style:font-weight-complex="normal"/>
    </style:style>
    <style:style style:name="T38" style:family="text">
      <style:text-properties fo:font-weight="normal" officeooo:rsid="0115a8de" style:font-weight-asian="normal" style:font-weight-complex="normal"/>
    </style:style>
    <style:style style:name="T39" style:family="text">
      <style:text-properties fo:font-weight="normal" officeooo:rsid="02b973d4" style:font-weight-asian="normal" style:font-weight-complex="normal"/>
    </style:style>
    <style:style style:name="T40" style:family="text">
      <style:text-properties fo:font-weight="normal" officeooo:rsid="03736b2e" style:font-weight-asian="normal" style:font-weight-complex="normal"/>
    </style:style>
    <style:style style:name="T41" style:family="text">
      <style:text-properties fo:font-weight="normal" officeooo:rsid="05c9c8d7" style:font-weight-asian="normal" style:font-weight-complex="normal"/>
    </style:style>
    <style:style style:name="T42" style:family="text">
      <style:text-properties fo:font-weight="normal" fo:background-color="transparent" style:font-weight-asian="normal" style:font-weight-complex="normal"/>
    </style:style>
    <style:style style:name="T43" style:family="text">
      <style:text-properties fo:font-weight="normal" officeooo:rsid="0115a8de" fo:background-color="transparent" style:font-weight-asian="normal" style:font-weight-complex="normal"/>
    </style:style>
    <style:style style:name="T44" style:family="text">
      <style:text-properties fo:font-weight="normal" officeooo:rsid="01160220" fo:background-color="transparent" style:font-weight-asian="normal" style:font-weight-complex="normal"/>
    </style:style>
    <style:style style:name="T45" style:family="text">
      <style:text-properties fo:font-weight="normal" officeooo:rsid="00221ab5" fo:background-color="transparent" style:font-weight-asian="normal" style:font-weight-complex="normal"/>
    </style:style>
    <style:style style:name="T46" style:family="text">
      <style:text-properties fo:font-weight="normal" officeooo:rsid="011dc62d" fo:background-color="transparent" style:font-weight-asian="normal" style:font-weight-complex="normal"/>
    </style:style>
    <style:style style:name="T47" style:family="text">
      <style:text-properties fo:font-weight="normal" officeooo:rsid="0132fc1d" fo:background-color="transparent" style:font-weight-asian="normal" style:font-weight-complex="normal"/>
    </style:style>
    <style:style style:name="T48" style:family="text">
      <style:text-properties fo:font-weight="normal" officeooo:rsid="0066386e" fo:background-color="transparent" style:font-weight-asian="normal" style:font-weight-complex="normal"/>
    </style:style>
    <style:style style:name="T49" style:family="text">
      <style:text-properties fo:font-weight="normal" officeooo:rsid="0137fb6b" fo:background-color="transparent" style:font-weight-asian="normal" style:font-weight-complex="normal"/>
    </style:style>
    <style:style style:name="T50" style:family="text">
      <style:text-properties fo:font-weight="normal" officeooo:rsid="01ea018b" fo:background-color="transparent" style:font-weight-asian="normal" style:font-weight-complex="normal"/>
    </style:style>
    <style:style style:name="T51" style:family="text">
      <style:text-properties fo:font-weight="normal" officeooo:rsid="01ebe158" fo:background-color="transparent" style:font-weight-asian="normal" style:font-weight-complex="normal"/>
    </style:style>
    <style:style style:name="T52" style:family="text">
      <style:text-properties fo:font-weight="normal" officeooo:rsid="02c1a702" fo:background-color="transparent" style:font-weight-asian="normal" style:font-weight-complex="normal"/>
    </style:style>
    <style:style style:name="T53" style:family="text">
      <style:text-properties fo:font-weight="normal" officeooo:rsid="02c28c72" fo:background-color="transparent" style:font-weight-asian="normal" style:font-weight-complex="normal"/>
    </style:style>
    <style:style style:name="T54" style:family="text">
      <style:text-properties fo:font-weight="normal" officeooo:rsid="03736b2e" fo:background-color="transparent" style:font-weight-asian="normal" style:font-weight-complex="normal"/>
    </style:style>
    <style:style style:name="T55" style:family="text">
      <style:text-properties fo:font-weight="normal" officeooo:rsid="0375186c" fo:background-color="transparent" style:font-weight-asian="normal" style:font-weight-complex="normal"/>
    </style:style>
    <style:style style:name="T56" style:family="text">
      <style:text-properties fo:font-weight="normal" officeooo:rsid="037c4159" fo:background-color="transparent" style:font-weight-asian="normal" style:font-weight-complex="normal"/>
    </style:style>
    <style:style style:name="T57" style:family="text">
      <style:text-properties fo:font-weight="normal" officeooo:rsid="037d4959" fo:background-color="transparent" style:font-weight-asian="normal" style:font-weight-complex="normal"/>
    </style:style>
    <style:style style:name="T58" style:family="text">
      <style:text-properties fo:font-weight="normal" officeooo:rsid="037e820f" fo:background-color="transparent" style:font-weight-asian="normal" style:font-weight-complex="normal"/>
    </style:style>
    <style:style style:name="T59" style:family="text">
      <style:text-properties fo:font-weight="normal" officeooo:rsid="0380e37e" fo:background-color="transparent" style:font-weight-asian="normal" style:font-weight-complex="normal"/>
    </style:style>
    <style:style style:name="T60" style:family="text">
      <style:text-properties fo:font-weight="normal" officeooo:rsid="0443fe6f" fo:background-color="transparent" style:font-weight-asian="normal" style:font-weight-complex="normal"/>
    </style:style>
    <style:style style:name="T61" style:family="text">
      <style:text-properties fo:font-weight="normal" officeooo:rsid="0445ccf4" fo:background-color="transparent" style:font-weight-asian="normal" style:font-weight-complex="normal"/>
    </style:style>
    <style:style style:name="T62" style:family="text">
      <style:text-properties fo:font-weight="normal" officeooo:rsid="0446f2d8" fo:background-color="transparent" style:font-weight-asian="normal" style:font-weight-complex="normal"/>
    </style:style>
    <style:style style:name="T63" style:family="text">
      <style:text-properties fo:font-weight="normal" officeooo:rsid="0448d49a" fo:background-color="transparent" style:font-weight-asian="normal" style:font-weight-complex="normal"/>
    </style:style>
    <style:style style:name="T64" style:family="text">
      <style:text-properties fo:font-weight="normal" officeooo:rsid="044a04ac" fo:background-color="transparent" style:font-weight-asian="normal" style:font-weight-complex="normal"/>
    </style:style>
    <style:style style:name="T65" style:family="text">
      <style:text-properties fo:font-weight="normal" officeooo:rsid="044c01c4" fo:background-color="transparent" style:font-weight-asian="normal" style:font-weight-complex="normal"/>
    </style:style>
    <style:style style:name="T66" style:family="text">
      <style:text-properties fo:font-weight="normal" officeooo:rsid="044dbc7f" fo:background-color="transparent" style:font-weight-asian="normal" style:font-weight-complex="normal"/>
    </style:style>
    <style:style style:name="T67" style:family="text">
      <style:text-properties fo:font-weight="normal" officeooo:rsid="044ee90b" fo:background-color="transparent" style:font-weight-asian="normal" style:font-weight-complex="normal"/>
    </style:style>
    <style:style style:name="T68" style:family="text">
      <style:text-properties fo:font-weight="normal" officeooo:rsid="0451206e" fo:background-color="transparent" style:font-weight-asian="normal" style:font-weight-complex="normal"/>
    </style:style>
    <style:style style:name="T69" style:family="text">
      <style:text-properties fo:font-weight="normal" officeooo:rsid="04529dc0" fo:background-color="transparent" style:font-weight-asian="normal" style:font-weight-complex="normal"/>
    </style:style>
    <style:style style:name="T70" style:family="text">
      <style:text-properties fo:font-weight="normal" officeooo:rsid="0512db7b" fo:background-color="transparent" style:font-weight-asian="normal" style:font-weight-complex="normal"/>
    </style:style>
    <style:style style:name="T71" style:family="text">
      <style:text-properties fo:font-weight="normal" officeooo:rsid="05161255" fo:background-color="transparent" style:font-weight-asian="normal" style:font-weight-complex="normal"/>
    </style:style>
    <style:style style:name="T72" style:family="text">
      <style:text-properties fo:font-weight="normal" officeooo:rsid="0517075b" fo:background-color="transparent" style:font-weight-asian="normal" style:font-weight-complex="normal"/>
    </style:style>
    <style:style style:name="T73" style:family="text">
      <style:text-properties fo:font-weight="normal" officeooo:rsid="0525e84f" fo:background-color="transparent" style:font-weight-asian="normal" style:font-weight-complex="normal"/>
    </style:style>
    <style:style style:name="T74" style:family="text">
      <style:text-properties fo:font-weight="normal" officeooo:rsid="0528b2b8" fo:background-color="transparent" style:font-weight-asian="normal" style:font-weight-complex="normal"/>
    </style:style>
    <style:style style:name="T75" style:family="text">
      <style:text-properties fo:font-weight="normal" officeooo:rsid="05c9c8d7" fo:background-color="transparent" style:font-weight-asian="normal" style:font-weight-complex="normal"/>
    </style:style>
    <style:style style:name="T76" style:family="text">
      <style:text-properties fo:font-weight="normal" officeooo:rsid="061d6692" fo:background-color="transparent" style:font-weight-asian="normal" style:font-weight-complex="normal"/>
    </style:style>
    <style:style style:name="T77" style:family="text">
      <style:text-properties fo:font-weight="normal" officeooo:rsid="05276c10" fo:background-color="#ffff00" style:font-weight-asian="normal" style:font-weight-complex="normal"/>
    </style:style>
    <style:style style:name="T78" style:family="text">
      <style:text-properties fo:font-weight="normal" officeooo:rsid="05281bd6" fo:background-color="#ffff00" style:font-weight-asian="normal" style:font-weight-complex="normal"/>
    </style:style>
    <style:style style:name="T79" style:family="text">
      <style:text-properties fo:font-weight="normal" officeooo:rsid="0525e84f" fo:background-color="#ffff00" style:font-weight-asian="normal" style:font-weight-complex="normal"/>
    </style:style>
    <style:style style:name="T80" style:family="text">
      <style:text-properties fo:font-weight="normal" officeooo:rsid="061bc4e4" fo:background-color="#ffff00" style:font-weight-asian="normal" style:font-weight-complex="normal"/>
    </style:style>
    <style:style style:name="T81" style:family="text">
      <style:text-properties officeooo:rsid="00134f3c"/>
    </style:style>
    <style:style style:name="T82" style:family="text">
      <style:text-properties officeooo:rsid="00136f1c"/>
    </style:style>
    <style:style style:name="T83" style:family="text">
      <style:text-properties officeooo:rsid="00156552"/>
    </style:style>
    <style:style style:name="T84" style:family="text">
      <style:text-properties officeooo:rsid="01128371" fo:background-color="#ffff00"/>
    </style:style>
    <style:style style:name="T85" style:family="text">
      <style:text-properties officeooo:rsid="017cabaf" fo:background-color="#ffff00"/>
    </style:style>
    <style:style style:name="T86" style:family="text">
      <style:text-properties officeooo:rsid="0214c1cf" fo:background-color="#ffff00"/>
    </style:style>
    <style:style style:name="T87" style:family="text">
      <style:text-properties officeooo:rsid="025a4704" fo:background-color="#ffff00"/>
    </style:style>
    <style:style style:name="T88" style:family="text">
      <style:text-properties officeooo:rsid="02f0a1fc" fo:background-color="#ffff00"/>
    </style:style>
    <style:style style:name="T89" style:family="text">
      <style:text-properties officeooo:rsid="0302f35b" fo:background-color="#ffff00"/>
    </style:style>
    <style:style style:name="T90" style:family="text">
      <style:text-properties officeooo:rsid="03f1656f" fo:background-color="#ffff00"/>
    </style:style>
    <style:style style:name="T91" style:family="text">
      <style:text-properties officeooo:rsid="057d8b56" fo:background-color="#ffff00"/>
    </style:style>
    <style:style style:name="T92" style:family="text">
      <style:text-properties officeooo:rsid="055de97a" fo:background-color="#ffff00"/>
    </style:style>
    <style:style style:name="T93" style:family="text">
      <style:text-properties officeooo:rsid="05ce3a0e" fo:background-color="#ffff00"/>
    </style:style>
    <style:style style:name="T94" style:family="text">
      <style:text-properties officeooo:rsid="05de30a5" fo:background-color="#ffff00"/>
    </style:style>
    <style:style style:name="T95" style:family="text">
      <style:text-properties officeooo:rsid="05880b60" fo:background-color="#ffff00"/>
    </style:style>
    <style:style style:name="T96" style:family="text">
      <style:text-properties officeooo:rsid="05f3b307" fo:background-color="#ffff00"/>
    </style:style>
    <style:style style:name="T97" style:family="text">
      <style:text-properties officeooo:rsid="00171251"/>
    </style:style>
    <style:style style:name="T98" style:family="text">
      <style:text-properties officeooo:rsid="0019b20b"/>
    </style:style>
    <style:style style:name="T99" style:family="text">
      <style:text-properties officeooo:rsid="001af8ae"/>
    </style:style>
    <style:style style:name="T100" style:family="text">
      <style:text-properties officeooo:rsid="0012c7ad"/>
    </style:style>
    <style:style style:name="T101" style:family="text">
      <style:text-properties style:font-name="Times New Roman3"/>
    </style:style>
    <style:style style:name="T102" style:family="text">
      <style:text-properties style:font-name="Times New Roman3" officeooo:rsid="001af8ae" style:font-name-asian="Times New Roman3" style:font-name-complex="Times New Roman3"/>
    </style:style>
    <style:style style:name="T103" style:family="text">
      <style:text-properties style:font-name="Times New Roman3" officeooo:rsid="0020f0b5"/>
    </style:style>
    <style:style style:name="T104" style:family="text">
      <style:text-properties style:font-name="Times New Roman3" fo:background-color="transparent"/>
    </style:style>
    <style:style style:name="T105" style:family="text">
      <style:text-properties style:font-name="Times New Roman3" officeooo:rsid="00229035" fo:background-color="transparent"/>
    </style:style>
    <style:style style:name="T106" style:family="text">
      <style:text-properties style:font-name="Times New Roman3" officeooo:rsid="00234a12" fo:background-color="transparent"/>
    </style:style>
    <style:style style:name="T107" style:family="text">
      <style:text-properties style:font-name="Times New Roman3" officeooo:rsid="0020f0b5" fo:background-color="transparent"/>
    </style:style>
    <style:style style:name="T108" style:family="text">
      <style:text-properties style:font-name="Times New Roman3" officeooo:rsid="0116afb6" fo:background-color="transparent"/>
    </style:style>
    <style:style style:name="T109" style:family="text">
      <style:text-properties style:font-name="Times New Roman3" officeooo:rsid="013082cb" fo:background-color="transparent"/>
    </style:style>
    <style:style style:name="T110" style:family="text">
      <style:text-properties style:font-name="Times New Roman3" officeooo:rsid="01e17404" fo:background-color="transparent"/>
    </style:style>
    <style:style style:name="T111" style:family="text">
      <style:text-properties style:font-name="Times New Roman3" officeooo:rsid="01e184b2" fo:background-color="transparent"/>
    </style:style>
    <style:style style:name="T112" style:family="text">
      <style:text-properties style:font-name="Times New Roman3" officeooo:rsid="02d3dcf6" fo:background-color="transparent" style:font-name-asian="Times New Roman3" style:font-name-complex="Times New Roman3"/>
    </style:style>
    <style:style style:name="T113" style:family="text">
      <style:text-properties style:font-name="Times New Roman3" officeooo:rsid="02f0a1fc" fo:background-color="transparent" style:font-name-asian="Times New Roman3" style:font-name-complex="Times New Roman3"/>
    </style:style>
    <style:style style:name="T114" style:family="text">
      <style:text-properties style:font-name="Times New Roman3" officeooo:rsid="00444c4c"/>
    </style:style>
    <style:style style:name="T115" style:family="text">
      <style:text-properties style:font-name="Times New Roman3" officeooo:rsid="00466e96"/>
    </style:style>
    <style:style style:name="T116" style:family="text">
      <style:text-properties style:font-name="Times New Roman3" officeooo:rsid="037447a9"/>
    </style:style>
    <style:style style:name="T117" style:family="text">
      <style:text-properties style:font-name="Times New Roman3" officeooo:rsid="04770324"/>
    </style:style>
    <style:style style:name="T118" style:family="text">
      <style:text-properties style:font-name="Times New Roman" officeooo:rsid="001af8ae" style:font-name-asian="WenQuanYi Micro Hei" style:font-name-complex="Lohit Hindi"/>
    </style:style>
    <style:style style:name="T119" style:family="text">
      <style:text-properties style:font-name="Times New Roman" officeooo:rsid="02d3dcf6" fo:background-color="transparent" style:font-name-asian="DejaVu Sans" style:font-name-complex="Lohit Hindi"/>
    </style:style>
    <style:style style:name="T120" style:family="text">
      <style:text-properties style:font-name="Times New Roman" officeooo:rsid="04580f42" fo:background-color="transparent" style:font-name-asian="DejaVu Sans" style:font-name-complex="Lohit Hindi"/>
    </style:style>
    <style:style style:name="T121" style:family="text">
      <style:text-properties style:font-name="Times New Roman" officeooo:rsid="02f0a1fc" fo:background-color="transparent" style:font-name-asian="DejaVu Sans" style:font-name-complex="Lohit Hindi"/>
    </style:style>
    <style:style style:name="T122" style:family="text">
      <style:text-properties style:font-name="Times New Roman" officeooo:rsid="0480d097" fo:background-color="transparent" style:font-name-asian="DejaVu Sans" style:font-name-complex="Lohit Hindi"/>
    </style:style>
    <style:style style:name="T123" style:family="text">
      <style:text-properties style:font-name="Times New Roman" officeooo:rsid="06252dfa" fo:background-color="transparent" style:font-name-asian="DejaVu Sans" style:font-name-complex="Lohit Hindi"/>
    </style:style>
    <style:style style:name="T124" style:family="text">
      <style:text-properties officeooo:rsid="0019e9c9"/>
    </style:style>
    <style:style style:name="T125" style:family="text">
      <style:text-properties officeooo:rsid="001b910a"/>
    </style:style>
    <style:style style:name="T126" style:family="text">
      <style:text-properties fo:background-color="transparent"/>
    </style:style>
    <style:style style:name="T127" style:family="text">
      <style:text-properties officeooo:rsid="0019b20b" fo:background-color="transparent"/>
    </style:style>
    <style:style style:name="T128" style:family="text">
      <style:text-properties officeooo:rsid="0020f0b5" fo:background-color="transparent"/>
    </style:style>
    <style:style style:name="T129" style:family="text">
      <style:text-properties officeooo:rsid="00229035" fo:background-color="transparent"/>
    </style:style>
    <style:style style:name="T130" style:family="text">
      <style:text-properties officeooo:rsid="00444c4c" fo:background-color="transparent"/>
    </style:style>
    <style:style style:name="T131" style:family="text">
      <style:text-properties officeooo:rsid="0044984c" fo:background-color="transparent"/>
    </style:style>
    <style:style style:name="T132" style:family="text">
      <style:text-properties officeooo:rsid="005abf04" fo:background-color="transparent"/>
    </style:style>
    <style:style style:name="T133" style:family="text">
      <style:text-properties officeooo:rsid="005c2cbc" fo:background-color="transparent"/>
    </style:style>
    <style:style style:name="T134" style:family="text">
      <style:text-properties officeooo:rsid="00725fc2" fo:background-color="transparent"/>
    </style:style>
    <style:style style:name="T135" style:family="text">
      <style:text-properties officeooo:rsid="00735f24" fo:background-color="transparent"/>
    </style:style>
    <style:style style:name="T136" style:family="text">
      <style:text-properties officeooo:rsid="007390c7" fo:background-color="transparent"/>
    </style:style>
    <style:style style:name="T137" style:family="text">
      <style:text-properties officeooo:rsid="007d48b4" fo:background-color="transparent"/>
    </style:style>
    <style:style style:name="T138" style:family="text">
      <style:text-properties officeooo:rsid="011bfe6c" fo:background-color="transparent"/>
    </style:style>
    <style:style style:name="T139" style:family="text">
      <style:text-properties officeooo:rsid="0125aa9e" fo:background-color="transparent"/>
    </style:style>
    <style:style style:name="T140" style:family="text">
      <style:text-properties officeooo:rsid="012d76b8" fo:background-color="transparent"/>
    </style:style>
    <style:style style:name="T141" style:family="text">
      <style:text-properties officeooo:rsid="012f1a3c" fo:background-color="transparent"/>
    </style:style>
    <style:style style:name="T142" style:family="text">
      <style:text-properties officeooo:rsid="013082cb" fo:background-color="transparent"/>
    </style:style>
    <style:style style:name="T143" style:family="text">
      <style:text-properties officeooo:rsid="00621413" fo:background-color="transparent"/>
    </style:style>
    <style:style style:name="T144" style:family="text">
      <style:text-properties officeooo:rsid="0137a879" fo:background-color="transparent"/>
    </style:style>
    <style:style style:name="T145" style:family="text">
      <style:text-properties officeooo:rsid="0137ae09" fo:background-color="transparent"/>
    </style:style>
    <style:style style:name="T146" style:family="text">
      <style:text-properties officeooo:rsid="013bf4ed" fo:background-color="transparent"/>
    </style:style>
    <style:style style:name="T147" style:family="text">
      <style:text-properties officeooo:rsid="013ea5b7" fo:background-color="transparent"/>
    </style:style>
    <style:style style:name="T148" style:family="text">
      <style:text-properties officeooo:rsid="014304ce" fo:background-color="transparent"/>
    </style:style>
    <style:style style:name="T149" style:family="text">
      <style:text-properties officeooo:rsid="0144c7e1" fo:background-color="transparent"/>
    </style:style>
    <style:style style:name="T150" style:family="text">
      <style:text-properties officeooo:rsid="014668d8" fo:background-color="transparent"/>
    </style:style>
    <style:style style:name="T151" style:family="text">
      <style:text-properties officeooo:rsid="014aa658" fo:background-color="transparent"/>
    </style:style>
    <style:style style:name="T152" style:family="text">
      <style:text-properties officeooo:rsid="014bd276" fo:background-color="transparent"/>
    </style:style>
    <style:style style:name="T153" style:family="text">
      <style:text-properties officeooo:rsid="014d3e42" fo:background-color="transparent"/>
    </style:style>
    <style:style style:name="T154" style:family="text">
      <style:text-properties officeooo:rsid="00203263" fo:background-color="transparent"/>
    </style:style>
    <style:style style:name="T155" style:family="text">
      <style:text-properties officeooo:rsid="01160220" fo:background-color="transparent"/>
    </style:style>
    <style:style style:name="T156" style:family="text">
      <style:text-properties officeooo:rsid="01dc4a06" fo:background-color="transparent"/>
    </style:style>
    <style:style style:name="T157" style:family="text">
      <style:text-properties officeooo:rsid="01e17404" fo:background-color="transparent"/>
    </style:style>
    <style:style style:name="T158" style:family="text">
      <style:text-properties officeooo:rsid="01e4ae4e" fo:background-color="transparent"/>
    </style:style>
    <style:style style:name="T159" style:family="text">
      <style:text-properties officeooo:rsid="00572c42" fo:background-color="transparent"/>
    </style:style>
    <style:style style:name="T160" style:family="text">
      <style:text-properties officeooo:rsid="01e6936d" fo:background-color="transparent"/>
    </style:style>
    <style:style style:name="T161" style:family="text">
      <style:text-properties officeooo:rsid="01f2750d" fo:background-color="transparent"/>
    </style:style>
    <style:style style:name="T162" style:family="text">
      <style:text-properties officeooo:rsid="01f39f3a" fo:background-color="transparent"/>
    </style:style>
    <style:style style:name="T163" style:family="text">
      <style:text-properties officeooo:rsid="01f4caa0" fo:background-color="transparent"/>
    </style:style>
    <style:style style:name="T164" style:family="text">
      <style:text-properties officeooo:rsid="01fd79fa" fo:background-color="transparent"/>
    </style:style>
    <style:style style:name="T165" style:family="text">
      <style:text-properties officeooo:rsid="0204d672" fo:background-color="transparent"/>
    </style:style>
    <style:style style:name="T166" style:family="text">
      <style:text-properties officeooo:rsid="00bd64f1" fo:background-color="transparent"/>
    </style:style>
    <style:style style:name="T167" style:family="text">
      <style:text-properties officeooo:rsid="019c5b58" fo:background-color="transparent"/>
    </style:style>
    <style:style style:name="T168" style:family="text">
      <style:text-properties officeooo:rsid="00c089eb" fo:background-color="transparent"/>
    </style:style>
    <style:style style:name="T169" style:family="text">
      <style:text-properties officeooo:rsid="003eb6fc" fo:background-color="transparent"/>
    </style:style>
    <style:style style:name="T170" style:family="text">
      <style:text-properties officeooo:rsid="001bf251" fo:background-color="transparent"/>
    </style:style>
    <style:style style:name="T171" style:family="text">
      <style:text-properties officeooo:rsid="001cb392" fo:background-color="transparent"/>
    </style:style>
    <style:style style:name="T172" style:family="text">
      <style:text-properties officeooo:rsid="001c9083" fo:background-color="transparent"/>
    </style:style>
    <style:style style:name="T173" style:family="text">
      <style:text-properties officeooo:rsid="010afa79" fo:background-color="transparent"/>
    </style:style>
    <style:style style:name="T174" style:family="text">
      <style:text-properties officeooo:rsid="010c617b" fo:background-color="transparent"/>
    </style:style>
    <style:style style:name="T175" style:family="text">
      <style:text-properties officeooo:rsid="01ddb7ee" fo:background-color="transparent"/>
    </style:style>
    <style:style style:name="T176" style:family="text">
      <style:text-properties officeooo:rsid="02bc10b8" fo:background-color="transparent"/>
    </style:style>
    <style:style style:name="T177" style:family="text">
      <style:text-properties officeooo:rsid="02be8ec2" fo:background-color="transparent"/>
    </style:style>
    <style:style style:name="T178" style:family="text">
      <style:text-properties officeooo:rsid="02c17323" fo:background-color="transparent"/>
    </style:style>
    <style:style style:name="T179" style:family="text">
      <style:text-properties officeooo:rsid="0068ee3e" fo:background-color="transparent"/>
    </style:style>
    <style:style style:name="T180" style:family="text">
      <style:text-properties officeooo:rsid="0139ebb3" fo:background-color="transparent"/>
    </style:style>
    <style:style style:name="T181" style:family="text">
      <style:text-properties officeooo:rsid="013aa0d0" fo:background-color="transparent"/>
    </style:style>
    <style:style style:name="T182" style:family="text">
      <style:text-properties officeooo:rsid="0124b29f" fo:background-color="transparent"/>
    </style:style>
    <style:style style:name="T183" style:family="text">
      <style:text-properties officeooo:rsid="01f17e0b" fo:background-color="transparent"/>
    </style:style>
    <style:style style:name="T184" style:family="text">
      <style:text-properties officeooo:rsid="02cc2615" fo:background-color="transparent"/>
    </style:style>
    <style:style style:name="T185" style:family="text">
      <style:text-properties officeooo:rsid="02ce22d2" fo:background-color="transparent"/>
    </style:style>
    <style:style style:name="T186" style:family="text">
      <style:text-properties officeooo:rsid="02ced265" fo:background-color="transparent"/>
    </style:style>
    <style:style style:name="T187" style:family="text">
      <style:text-properties officeooo:rsid="02d28ae1" fo:background-color="transparent"/>
    </style:style>
    <style:style style:name="T188" style:family="text">
      <style:text-properties officeooo:rsid="02d3dcf6" fo:background-color="transparent"/>
    </style:style>
    <style:style style:name="T189" style:family="text">
      <style:text-properties officeooo:rsid="02d91c03" fo:background-color="transparent"/>
    </style:style>
    <style:style style:name="T190" style:family="text">
      <style:text-properties officeooo:rsid="02db1148" fo:background-color="transparent"/>
    </style:style>
    <style:style style:name="T191" style:family="text">
      <style:text-properties officeooo:rsid="02ddf35b" fo:background-color="transparent"/>
    </style:style>
    <style:style style:name="T192" style:family="text">
      <style:text-properties officeooo:rsid="0322e70e" fo:background-color="transparent"/>
    </style:style>
    <style:style style:name="T193" style:family="text">
      <style:text-properties officeooo:rsid="032481cd" fo:background-color="transparent"/>
    </style:style>
    <style:style style:name="T194" style:family="text">
      <style:text-properties officeooo:rsid="0329db65" fo:background-color="transparent"/>
    </style:style>
    <style:style style:name="T195" style:family="text">
      <style:text-properties officeooo:rsid="032d59ec" fo:background-color="transparent"/>
    </style:style>
    <style:style style:name="T196" style:family="text">
      <style:text-properties officeooo:rsid="032f9c4d" fo:background-color="transparent"/>
    </style:style>
    <style:style style:name="T197" style:family="text">
      <style:text-properties officeooo:rsid="0330a4a9" fo:background-color="transparent"/>
    </style:style>
    <style:style style:name="T198" style:family="text">
      <style:text-properties officeooo:rsid="037447a9" fo:background-color="transparent"/>
    </style:style>
    <style:style style:name="T199" style:family="text">
      <style:text-properties officeooo:rsid="03860476" fo:background-color="transparent"/>
    </style:style>
    <style:style style:name="T200" style:family="text">
      <style:text-properties officeooo:rsid="03879bed" fo:background-color="transparent"/>
    </style:style>
    <style:style style:name="T201" style:family="text">
      <style:text-properties officeooo:rsid="0387ebd8" fo:background-color="transparent"/>
    </style:style>
    <style:style style:name="T202" style:family="text">
      <style:text-properties officeooo:rsid="038925bf" fo:background-color="transparent"/>
    </style:style>
    <style:style style:name="T203" style:family="text">
      <style:text-properties officeooo:rsid="03b3d65c" fo:background-color="transparent"/>
    </style:style>
    <style:style style:name="T204" style:family="text">
      <style:text-properties officeooo:rsid="03b49a46" fo:background-color="transparent"/>
    </style:style>
    <style:style style:name="T205" style:family="text">
      <style:text-properties officeooo:rsid="03b5a7da" fo:background-color="transparent"/>
    </style:style>
    <style:style style:name="T206" style:family="text">
      <style:text-properties officeooo:rsid="03c9c7a9" fo:background-color="transparent"/>
    </style:style>
    <style:style style:name="T207" style:family="text">
      <style:text-properties officeooo:rsid="03ce9ba2" fo:background-color="transparent"/>
    </style:style>
    <style:style style:name="T208" style:family="text">
      <style:text-properties officeooo:rsid="03cf0709" fo:background-color="transparent"/>
    </style:style>
    <style:style style:name="T209" style:family="text">
      <style:text-properties officeooo:rsid="03d07729" fo:background-color="transparent"/>
    </style:style>
    <style:style style:name="T210" style:family="text">
      <style:text-properties officeooo:rsid="04415a37" fo:background-color="transparent"/>
    </style:style>
    <style:style style:name="T211" style:family="text">
      <style:text-properties officeooo:rsid="0441ff21" fo:background-color="transparent"/>
    </style:style>
    <style:style style:name="T212" style:family="text">
      <style:text-properties officeooo:rsid="0443822d" fo:background-color="transparent"/>
    </style:style>
    <style:style style:name="T213" style:family="text">
      <style:text-properties officeooo:rsid="01f67d02" fo:background-color="transparent"/>
    </style:style>
    <style:style style:name="T214" style:family="text">
      <style:text-properties officeooo:rsid="04563325" fo:background-color="transparent"/>
    </style:style>
    <style:style style:name="T215" style:family="text">
      <style:text-properties officeooo:rsid="01f9bc11" fo:background-color="transparent"/>
    </style:style>
    <style:style style:name="T216" style:family="text">
      <style:text-properties officeooo:rsid="0457e601" fo:background-color="transparent"/>
    </style:style>
    <style:style style:name="T217" style:family="text">
      <style:text-properties officeooo:rsid="02d2b88a" fo:background-color="transparent"/>
    </style:style>
    <style:style style:name="T218" style:family="text">
      <style:text-properties officeooo:rsid="013d76df" fo:background-color="transparent"/>
    </style:style>
    <style:style style:name="T219" style:family="text">
      <style:text-properties officeooo:rsid="03a22e27" fo:background-color="transparent"/>
    </style:style>
    <style:style style:name="T220" style:family="text">
      <style:text-properties officeooo:rsid="01f6ef10" fo:background-color="transparent"/>
    </style:style>
    <style:style style:name="T221" style:family="text">
      <style:text-properties officeooo:rsid="0478a1ff" fo:background-color="transparent"/>
    </style:style>
    <style:style style:name="T222" style:family="text">
      <style:text-properties officeooo:rsid="01290faf" fo:background-color="transparent"/>
    </style:style>
    <style:style style:name="T223" style:family="text">
      <style:text-properties officeooo:rsid="0176f1d4" fo:background-color="transparent"/>
    </style:style>
    <style:style style:name="T224" style:family="text">
      <style:text-properties officeooo:rsid="047db93e" fo:background-color="transparent"/>
    </style:style>
    <style:style style:name="T225" style:family="text">
      <style:text-properties officeooo:rsid="047e1993" fo:background-color="transparent"/>
    </style:style>
    <style:style style:name="T226" style:family="text">
      <style:text-properties officeooo:rsid="047f0bdd" fo:background-color="transparent"/>
    </style:style>
    <style:style style:name="T227" style:family="text">
      <style:text-properties officeooo:rsid="0214c1cf" fo:background-color="transparent"/>
    </style:style>
    <style:style style:name="T228" style:family="text">
      <style:text-properties officeooo:rsid="02f0a1fc" fo:background-color="transparent"/>
    </style:style>
    <style:style style:name="T229" style:family="text">
      <style:text-properties officeooo:rsid="02164305" fo:background-color="transparent"/>
    </style:style>
    <style:style style:name="T230" style:family="text">
      <style:text-properties officeooo:rsid="04810425" fo:background-color="transparent"/>
    </style:style>
    <style:style style:name="T231" style:family="text">
      <style:text-properties officeooo:rsid="04896e11" fo:background-color="transparent"/>
    </style:style>
    <style:style style:name="T232" style:family="text">
      <style:text-properties officeooo:rsid="048d5606" fo:background-color="transparent"/>
    </style:style>
    <style:style style:name="T233" style:family="text">
      <style:text-properties officeooo:rsid="048f9943" fo:background-color="transparent"/>
    </style:style>
    <style:style style:name="T234" style:family="text">
      <style:text-properties officeooo:rsid="0494adec" fo:background-color="transparent"/>
    </style:style>
    <style:style style:name="T235" style:family="text">
      <style:text-properties officeooo:rsid="04984dcc" fo:background-color="transparent"/>
    </style:style>
    <style:style style:name="T236" style:family="text">
      <style:text-properties officeooo:rsid="04a01942" fo:background-color="transparent"/>
    </style:style>
    <style:style style:name="T237" style:family="text">
      <style:text-properties officeooo:rsid="04a04ea3" fo:background-color="transparent"/>
    </style:style>
    <style:style style:name="T238" style:family="text">
      <style:text-properties officeooo:rsid="04a06f43" fo:background-color="transparent"/>
    </style:style>
    <style:style style:name="T239" style:family="text">
      <style:text-properties officeooo:rsid="04a528c6" fo:background-color="transparent"/>
    </style:style>
    <style:style style:name="T240" style:family="text">
      <style:text-properties officeooo:rsid="04abf340" fo:background-color="transparent"/>
    </style:style>
    <style:style style:name="T241" style:family="text">
      <style:text-properties officeooo:rsid="04ad5bca" fo:background-color="transparent"/>
    </style:style>
    <style:style style:name="T242" style:family="text">
      <style:text-properties officeooo:rsid="04b0cc74" fo:background-color="transparent"/>
    </style:style>
    <style:style style:name="T243" style:family="text">
      <style:text-properties officeooo:rsid="04b20041" fo:background-color="transparent"/>
    </style:style>
    <style:style style:name="T244" style:family="text">
      <style:text-properties officeooo:rsid="04b28288" fo:background-color="transparent"/>
    </style:style>
    <style:style style:name="T245" style:family="text">
      <style:text-properties officeooo:rsid="04bacf03" fo:background-color="transparent"/>
    </style:style>
    <style:style style:name="T246" style:family="text">
      <style:text-properties officeooo:rsid="04be2f11" fo:background-color="transparent"/>
    </style:style>
    <style:style style:name="T247" style:family="text">
      <style:text-properties officeooo:rsid="04bea249" fo:background-color="transparent"/>
    </style:style>
    <style:style style:name="T248" style:family="text">
      <style:text-properties officeooo:rsid="04bfb476" fo:background-color="transparent"/>
    </style:style>
    <style:style style:name="T249" style:family="text">
      <style:text-properties officeooo:rsid="04c10649" fo:background-color="transparent"/>
    </style:style>
    <style:style style:name="T250" style:family="text">
      <style:text-properties officeooo:rsid="04c54c8c" fo:background-color="transparent"/>
    </style:style>
    <style:style style:name="T251" style:family="text">
      <style:text-properties officeooo:rsid="051d2f2c" fo:background-color="transparent"/>
    </style:style>
    <style:style style:name="T252" style:family="text">
      <style:text-properties officeooo:rsid="051ee1c2" fo:background-color="transparent"/>
    </style:style>
    <style:style style:name="T253" style:family="text">
      <style:text-properties officeooo:rsid="051f9b54" fo:background-color="transparent"/>
    </style:style>
    <style:style style:name="T254" style:family="text">
      <style:text-properties officeooo:rsid="05206ff8" fo:background-color="transparent"/>
    </style:style>
    <style:style style:name="T255" style:family="text">
      <style:text-properties officeooo:rsid="0521fa7b" fo:background-color="transparent"/>
    </style:style>
    <style:style style:name="T256" style:family="text">
      <style:text-properties officeooo:rsid="0523a21d" fo:background-color="transparent"/>
    </style:style>
    <style:style style:name="T257" style:family="text">
      <style:text-properties officeooo:rsid="052509f0" fo:background-color="transparent"/>
    </style:style>
    <style:style style:name="T258" style:family="text">
      <style:text-properties officeooo:rsid="03ef4c39" fo:background-color="transparent"/>
    </style:style>
    <style:style style:name="T259" style:family="text">
      <style:text-properties officeooo:rsid="03ef0f19" fo:background-color="transparent"/>
    </style:style>
    <style:style style:name="T260" style:family="text">
      <style:text-properties officeooo:rsid="03f2504f" fo:background-color="transparent"/>
    </style:style>
    <style:style style:name="T261" style:family="text">
      <style:text-properties officeooo:rsid="03f390b1" fo:background-color="transparent"/>
    </style:style>
    <style:style style:name="T262" style:family="text">
      <style:text-properties officeooo:rsid="03f497c1" fo:background-color="transparent"/>
    </style:style>
    <style:style style:name="T263" style:family="text">
      <style:text-properties officeooo:rsid="0533e71a" fo:background-color="transparent"/>
    </style:style>
    <style:style style:name="T264" style:family="text">
      <style:text-properties officeooo:rsid="0539dc50" fo:background-color="transparent"/>
    </style:style>
    <style:style style:name="T265" style:family="text">
      <style:text-properties officeooo:rsid="053b7027" fo:background-color="transparent"/>
    </style:style>
    <style:style style:name="T266" style:family="text">
      <style:text-properties officeooo:rsid="053d4e0e" fo:background-color="transparent"/>
    </style:style>
    <style:style style:name="T267" style:family="text">
      <style:text-properties officeooo:rsid="056c7724" fo:background-color="transparent"/>
    </style:style>
    <style:style style:name="T268" style:family="text">
      <style:text-properties officeooo:rsid="056e58d7" fo:background-color="transparent"/>
    </style:style>
    <style:style style:name="T269" style:family="text">
      <style:text-properties officeooo:rsid="057224e0" fo:background-color="transparent"/>
    </style:style>
    <style:style style:name="T270" style:family="text">
      <style:text-properties officeooo:rsid="05794f0d" fo:background-color="transparent"/>
    </style:style>
    <style:style style:name="T271" style:family="text">
      <style:text-properties officeooo:rsid="057d8b56" fo:background-color="transparent"/>
    </style:style>
    <style:style style:name="T272" style:family="text">
      <style:text-properties officeooo:rsid="05a7281e" fo:background-color="transparent"/>
    </style:style>
    <style:style style:name="T273" style:family="text">
      <style:text-properties officeooo:rsid="05ac984e" fo:background-color="transparent"/>
    </style:style>
    <style:style style:name="T274" style:family="text">
      <style:text-properties officeooo:rsid="05adcb68" fo:background-color="transparent"/>
    </style:style>
    <style:style style:name="T275" style:family="text">
      <style:text-properties officeooo:rsid="05af2326" fo:background-color="transparent"/>
    </style:style>
    <style:style style:name="T276" style:family="text">
      <style:text-properties officeooo:rsid="05b0c9fc" fo:background-color="transparent"/>
    </style:style>
    <style:style style:name="T277" style:family="text">
      <style:text-properties officeooo:rsid="05b2216d" fo:background-color="transparent"/>
    </style:style>
    <style:style style:name="T278" style:family="text">
      <style:text-properties officeooo:rsid="05b34c34" fo:background-color="transparent"/>
    </style:style>
    <style:style style:name="T279" style:family="text">
      <style:text-properties officeooo:rsid="05b4f127" fo:background-color="transparent"/>
    </style:style>
    <style:style style:name="T280" style:family="text">
      <style:text-properties officeooo:rsid="05b4fa8a" fo:background-color="transparent"/>
    </style:style>
    <style:style style:name="T281" style:family="text">
      <style:text-properties officeooo:rsid="05c64773" fo:background-color="transparent"/>
    </style:style>
    <style:style style:name="T282" style:family="text">
      <style:text-properties officeooo:rsid="05cbe425" fo:background-color="transparent"/>
    </style:style>
    <style:style style:name="T283" style:family="text">
      <style:text-properties officeooo:rsid="05db5593" fo:background-color="transparent"/>
    </style:style>
    <style:style style:name="T284" style:family="text">
      <style:text-properties officeooo:rsid="05dc2030" fo:background-color="transparent"/>
    </style:style>
    <style:style style:name="T285" style:family="text">
      <style:text-properties officeooo:rsid="05ddcf4f" fo:background-color="transparent"/>
    </style:style>
    <style:style style:name="T286" style:family="text">
      <style:text-properties officeooo:rsid="05de30a5" fo:background-color="transparent"/>
    </style:style>
    <style:style style:name="T287" style:family="text">
      <style:text-properties officeooo:rsid="05405503" fo:background-color="transparent"/>
    </style:style>
    <style:style style:name="T288" style:family="text">
      <style:text-properties officeooo:rsid="057512a8" fo:background-color="transparent"/>
    </style:style>
    <style:style style:name="T289" style:family="text">
      <style:text-properties officeooo:rsid="04995404" fo:background-color="transparent"/>
    </style:style>
    <style:style style:name="T290" style:family="text">
      <style:text-properties officeooo:rsid="05de909b" fo:background-color="transparent"/>
    </style:style>
    <style:style style:name="T291" style:family="text">
      <style:text-properties officeooo:rsid="05df3973" fo:background-color="transparent"/>
    </style:style>
    <style:style style:name="T292" style:family="text">
      <style:text-properties officeooo:rsid="05dfaf8b" fo:background-color="transparent"/>
    </style:style>
    <style:style style:name="T293" style:family="text">
      <style:text-properties officeooo:rsid="05e04481" fo:background-color="transparent"/>
    </style:style>
    <style:style style:name="T294" style:family="text">
      <style:text-properties officeooo:rsid="05ef040f" fo:background-color="transparent"/>
    </style:style>
    <style:style style:name="T295" style:family="text">
      <style:text-properties officeooo:rsid="05f0441a" fo:background-color="transparent"/>
    </style:style>
    <style:style style:name="T296" style:family="text">
      <style:text-properties officeooo:rsid="05f24617" fo:background-color="transparent"/>
    </style:style>
    <style:style style:name="T297" style:family="text">
      <style:text-properties officeooo:rsid="05f3b307" fo:background-color="transparent"/>
    </style:style>
    <style:style style:name="T298" style:family="text">
      <style:text-properties officeooo:rsid="05f432ab" fo:background-color="transparent"/>
    </style:style>
    <style:style style:name="T299" style:family="text">
      <style:text-properties officeooo:rsid="05f5a0a3" fo:background-color="transparent"/>
    </style:style>
    <style:style style:name="T300" style:family="text">
      <style:text-properties officeooo:rsid="05f780fb" fo:background-color="transparent"/>
    </style:style>
    <style:style style:name="T301" style:family="text">
      <style:text-properties officeooo:rsid="05f7961f" fo:background-color="transparent"/>
    </style:style>
    <style:style style:name="T302" style:family="text">
      <style:text-properties officeooo:rsid="05f9345d" fo:background-color="transparent"/>
    </style:style>
    <style:style style:name="T303" style:family="text">
      <style:text-properties officeooo:rsid="05f9b46e" fo:background-color="transparent"/>
    </style:style>
    <style:style style:name="T304" style:family="text">
      <style:text-properties officeooo:rsid="05fcec3a" fo:background-color="transparent"/>
    </style:style>
    <style:style style:name="T305" style:family="text">
      <style:text-properties officeooo:rsid="05fe77e2" fo:background-color="transparent"/>
    </style:style>
    <style:style style:name="T306" style:family="text">
      <style:text-properties officeooo:rsid="05ff8379" fo:background-color="transparent"/>
    </style:style>
    <style:style style:name="T307" style:family="text">
      <style:text-properties officeooo:rsid="06006028" fo:background-color="transparent"/>
    </style:style>
    <style:style style:name="T308" style:family="text">
      <style:text-properties officeooo:rsid="0600b18b" fo:background-color="transparent"/>
    </style:style>
    <style:style style:name="T309" style:family="text">
      <style:text-properties officeooo:rsid="0601e2db" fo:background-color="transparent"/>
    </style:style>
    <style:style style:name="T310" style:family="text">
      <style:text-properties officeooo:rsid="060285cc" fo:background-color="transparent"/>
    </style:style>
    <style:style style:name="T311" style:family="text">
      <style:text-properties officeooo:rsid="06045b15" fo:background-color="transparent"/>
    </style:style>
    <style:style style:name="T312" style:family="text">
      <style:text-properties officeooo:rsid="0605c35c" fo:background-color="transparent"/>
    </style:style>
    <style:style style:name="T313" style:family="text">
      <style:text-properties officeooo:rsid="0606c5c9" fo:background-color="transparent"/>
    </style:style>
    <style:style style:name="T314" style:family="text">
      <style:text-properties officeooo:rsid="0606f8b5" fo:background-color="transparent"/>
    </style:style>
    <style:style style:name="T315" style:family="text">
      <style:text-properties officeooo:rsid="0607033f" fo:background-color="transparent"/>
    </style:style>
    <style:style style:name="T316" style:family="text">
      <style:text-properties officeooo:rsid="060718aa" fo:background-color="transparent"/>
    </style:style>
    <style:style style:name="T317" style:family="text">
      <style:text-properties officeooo:rsid="0607cc10" fo:background-color="transparent"/>
    </style:style>
    <style:style style:name="T318" style:family="text">
      <style:text-properties officeooo:rsid="060dd12d" fo:background-color="transparent"/>
    </style:style>
    <style:style style:name="T319" style:family="text">
      <style:text-properties officeooo:rsid="06252dfa" fo:background-color="transparent"/>
    </style:style>
    <style:style style:name="T320" style:family="text">
      <style:text-properties officeooo:rsid="062eb231" fo:background-color="transparent"/>
    </style:style>
    <style:style style:name="T321" style:family="text">
      <style:text-properties officeooo:rsid="062f2f76" fo:background-color="transparent"/>
    </style:style>
    <style:style style:name="T322" style:family="text">
      <style:text-properties officeooo:rsid="00203263"/>
    </style:style>
    <style:style style:name="T323" style:family="text">
      <style:text-properties officeooo:rsid="0024cf6b"/>
    </style:style>
    <style:style style:name="T324" style:family="text">
      <style:text-properties officeooo:rsid="0028c249"/>
    </style:style>
    <style:style style:name="T325" style:family="text">
      <style:text-properties officeooo:rsid="0028df59"/>
    </style:style>
    <style:style style:name="T326" style:family="text">
      <style:text-properties officeooo:rsid="00327214"/>
    </style:style>
    <style:style style:name="T327" style:family="text">
      <style:text-properties officeooo:rsid="0033cce5"/>
    </style:style>
    <style:style style:name="T328" style:family="text">
      <style:text-properties officeooo:rsid="003ba115"/>
    </style:style>
    <style:style style:name="T329" style:family="text">
      <style:text-properties fo:font-style="italic" style:font-style-asian="italic"/>
    </style:style>
    <style:style style:name="T330" style:family="text">
      <style:text-properties fo:font-style="italic" style:font-style-asian="italic" style:font-style-complex="italic"/>
    </style:style>
    <style:style style:name="T331" style:family="text">
      <style:text-properties fo:font-style="italic" officeooo:rsid="01a80bec" style:font-style-asian="italic" style:font-style-complex="italic"/>
    </style:style>
    <style:style style:name="T332" style:family="text">
      <style:text-properties fo:font-style="italic" officeooo:rsid="014aa658" style:font-style-asian="italic" style:font-style-complex="italic"/>
    </style:style>
    <style:style style:name="T333" style:family="text">
      <style:text-properties fo:font-style="italic" officeooo:rsid="047db93e" style:font-style-asian="italic" style:font-style-complex="italic"/>
    </style:style>
    <style:style style:name="T334" style:family="text">
      <style:text-properties fo:font-style="italic" officeooo:rsid="0480d097" style:font-style-asian="italic" style:font-style-complex="italic"/>
    </style:style>
    <style:style style:name="T335" style:family="text">
      <style:text-properties fo:font-style="italic" officeooo:rsid="00735f24" fo:background-color="transparent" style:font-style-asian="italic" style:font-style-complex="italic"/>
    </style:style>
    <style:style style:name="T336" style:family="text">
      <style:text-properties fo:font-style="italic" officeooo:rsid="014aa658" fo:background-color="transparent" style:font-style-asian="italic" style:font-style-complex="italic"/>
    </style:style>
    <style:style style:name="T337" style:family="text">
      <style:text-properties fo:font-style="italic" officeooo:rsid="0125aa9e" fo:background-color="transparent" style:font-style-asian="italic" style:font-style-complex="italic"/>
    </style:style>
    <style:style style:name="T338" style:family="text">
      <style:text-properties fo:font-style="italic" officeooo:rsid="011bfe6c" fo:background-color="transparent" style:font-style-asian="italic" style:font-style-complex="italic"/>
    </style:style>
    <style:style style:name="T339" style:family="text">
      <style:text-properties fo:font-style="italic" officeooo:rsid="0214c1cf" fo:background-color="transparent" style:font-style-asian="italic" style:font-style-complex="italic"/>
    </style:style>
    <style:style style:name="T340" style:family="text">
      <style:text-properties fo:font-style="italic" officeooo:rsid="047db93e" fo:background-color="transparent" style:font-style-asian="italic" style:font-style-complex="italic"/>
    </style:style>
    <style:style style:name="T341" style:family="text">
      <style:text-properties fo:font-style="italic" officeooo:rsid="047e1993" fo:background-color="transparent" style:font-style-asian="italic" style:font-style-complex="italic"/>
    </style:style>
    <style:style style:name="T342" style:family="text">
      <style:text-properties fo:font-style="italic" officeooo:rsid="047f0bdd" fo:background-color="transparent" style:font-style-asian="italic" style:font-style-complex="italic"/>
    </style:style>
    <style:style style:name="T343" style:family="text">
      <style:text-properties fo:font-style="italic" officeooo:rsid="04a01942" fo:background-color="transparent" style:font-style-asian="italic" style:font-style-complex="italic"/>
    </style:style>
    <style:style style:name="T344" style:family="text">
      <style:text-properties fo:font-style="italic" officeooo:rsid="056e58d7" fo:background-color="transparent" style:font-style-asian="italic" style:font-style-complex="italic"/>
    </style:style>
    <style:style style:name="T345" style:family="text">
      <style:text-properties fo:font-style="italic" officeooo:rsid="05dfaf8b" fo:background-color="transparent" style:font-style-asian="italic" style:font-style-complex="italic"/>
    </style:style>
    <style:style style:name="T346" style:family="text">
      <style:text-properties fo:font-style="italic" style:text-underline-style="none" officeooo:rsid="01290faf" fo:background-color="transparent" style:font-style-asian="italic" style:font-style-complex="italic"/>
    </style:style>
    <style:style style:name="T347" style:family="text">
      <style:text-properties fo:font-style="italic" style:text-underline-style="none" officeooo:rsid="0479eb5e" fo:background-color="transparent" style:font-style-asian="italic" style:font-style-complex="italic"/>
    </style:style>
    <style:style style:name="T348" style:family="text">
      <style:text-properties fo:font-style="italic" style:text-underline-style="none" officeooo:rsid="047f0bdd" fo:background-color="transparent" style:font-style-asian="italic" style:font-style-complex="italic"/>
    </style:style>
    <style:style style:name="T349" style:family="text">
      <style:text-properties fo:font-style="italic" fo:font-weight="normal" officeooo:rsid="0137fb6b" fo:background-color="transparent" style:font-style-asian="italic" style:font-weight-asian="normal" style:font-style-complex="italic" style:font-weight-complex="normal"/>
    </style:style>
    <style:style style:name="T350" style:family="text">
      <style:text-properties officeooo:rsid="0044984c"/>
    </style:style>
    <style:style style:name="T351" style:family="text">
      <style:text-properties officeooo:rsid="0047ada5"/>
    </style:style>
    <style:style style:name="T352" style:family="text">
      <style:text-properties officeooo:rsid="0047fb42"/>
    </style:style>
    <style:style style:name="T353" style:family="text">
      <style:text-properties officeooo:rsid="005167a7"/>
    </style:style>
    <style:style style:name="T354" style:family="text">
      <style:text-properties officeooo:rsid="0055adc9"/>
    </style:style>
    <style:style style:name="T355" style:family="text">
      <style:text-properties officeooo:rsid="00572c42"/>
    </style:style>
    <style:style style:name="T356" style:family="text">
      <style:text-properties officeooo:rsid="0058da9b"/>
    </style:style>
    <style:style style:name="T357" style:family="text">
      <style:text-properties officeooo:rsid="00598eab"/>
    </style:style>
    <style:style style:name="T358" style:family="text">
      <style:text-properties style:font-style-asian="normal"/>
    </style:style>
    <style:style style:name="T359" style:family="text">
      <style:text-properties style:use-window-font-color="true"/>
    </style:style>
    <style:style style:name="T360" style:family="text">
      <style:text-properties style:use-window-font-color="true" officeooo:rsid="00282206"/>
    </style:style>
    <style:style style:name="T361" style:family="text">
      <style:text-properties style:use-window-font-color="true" fo:font-style="italic" style:font-style-asian="italic" style:font-style-complex="italic"/>
    </style:style>
    <style:style style:name="T362" style:family="text">
      <style:text-properties style:use-window-font-color="true" fo:font-style="italic" officeooo:rsid="028c52a6" style:font-style-asian="italic" style:font-style-complex="italic"/>
    </style:style>
    <style:style style:name="T363" style:family="text">
      <style:text-properties style:use-window-font-color="true" officeooo:rsid="01cd59a1"/>
    </style:style>
    <style:style style:name="T364" style:family="text">
      <style:text-properties style:use-window-font-color="true" fo:background-color="transparent"/>
    </style:style>
    <style:style style:name="T365" style:family="text">
      <style:text-properties style:use-window-font-color="true" officeooo:rsid="01cd59a1" fo:background-color="transparent"/>
    </style:style>
    <style:style style:name="T366" style:family="text">
      <style:text-properties style:use-window-font-color="true" officeooo:rsid="0359d3d3" fo:background-color="transparent"/>
    </style:style>
    <style:style style:name="T367" style:family="text">
      <style:text-properties style:use-window-font-color="true" officeooo:rsid="04f1e06e" fo:background-color="transparent"/>
    </style:style>
    <style:style style:name="T368" style:family="text">
      <style:text-properties style:use-window-font-color="true" officeooo:rsid="00236309" fo:background-color="transparent"/>
    </style:style>
    <style:style style:name="T369" style:family="text">
      <style:text-properties style:use-window-font-color="true" officeooo:rsid="04f51585" fo:background-color="transparent"/>
    </style:style>
    <style:style style:name="T370" style:family="text">
      <style:text-properties style:use-window-font-color="true" officeooo:rsid="04f838eb" fo:background-color="transparent"/>
    </style:style>
    <style:style style:name="T371" style:family="text">
      <style:text-properties style:use-window-font-color="true" officeooo:rsid="04f6b7b6" fo:background-color="transparent"/>
    </style:style>
    <style:style style:name="T372" style:family="text">
      <style:text-properties style:use-window-font-color="true" officeooo:rsid="0359d3d3"/>
    </style:style>
    <style:style style:name="T373" style:family="text">
      <style:text-properties style:use-window-font-color="true" officeooo:rsid="042c38f1"/>
    </style:style>
    <style:style style:name="T374" style:family="text">
      <style:text-properties style:use-window-font-color="true" officeooo:rsid="0359d3d3" fo:background-color="#ffff00"/>
    </style:style>
    <style:style style:name="T375" style:family="text">
      <style:text-properties style:use-window-font-color="true" officeooo:rsid="035a7df6" fo:background-color="#ffff00"/>
    </style:style>
    <style:style style:name="T376" style:family="text">
      <style:text-properties style:use-window-font-color="true" officeooo:rsid="035a7df6"/>
    </style:style>
    <style:style style:name="T377" style:family="text">
      <style:text-properties style:use-window-font-color="true" officeooo:rsid="035b8483"/>
    </style:style>
    <style:style style:name="T378" style:family="text">
      <style:text-properties style:use-window-font-color="true" fo:font-style="normal" officeooo:rsid="00236309" fo:background-color="transparent" style:font-style-asian="normal" style:font-style-complex="normal"/>
    </style:style>
    <style:style style:name="T379" style:family="text">
      <style:text-properties style:use-window-font-color="true" fo:font-style="normal" officeooo:rsid="040c4879" style:font-style-asian="normal" style:font-style-complex="normal"/>
    </style:style>
    <style:style style:name="T380" style:family="text">
      <style:text-properties style:use-window-font-color="true" fo:font-style="normal" officeooo:rsid="04361cc7" style:font-style-asian="normal" style:font-style-complex="normal"/>
    </style:style>
    <style:style style:name="T381" style:family="text">
      <style:text-properties style:use-window-font-color="true" fo:font-style="normal" officeooo:rsid="050446d6" style:font-style-asian="normal" style:font-style-complex="normal"/>
    </style:style>
    <style:style style:name="T382" style:family="text">
      <style:text-properties style:use-window-font-color="true" fo:font-style="normal" officeooo:rsid="05c1c8f6" style:font-style-asian="normal" style:font-style-complex="normal"/>
    </style:style>
    <style:style style:name="T383" style:family="text">
      <style:text-properties style:use-window-font-color="true" fo:font-style="normal" officeooo:rsid="0437a8c8" style:font-style-asian="normal" style:font-style-complex="normal"/>
    </style:style>
    <style:style style:name="T384" style:family="text">
      <style:text-properties style:use-window-font-color="true" fo:font-style="normal" officeooo:rsid="05c373db" style:font-style-asian="normal" style:font-style-complex="normal"/>
    </style:style>
    <style:style style:name="T385" style:family="text">
      <style:text-properties style:use-window-font-color="true" fo:font-style="normal" officeooo:rsid="0438dea0" style:font-style-asian="normal" style:font-style-complex="normal"/>
    </style:style>
    <style:style style:name="T386" style:family="text">
      <style:text-properties style:use-window-font-color="true" fo:font-style="normal" officeooo:rsid="05c377ce" style:font-style-asian="normal" style:font-style-complex="normal"/>
    </style:style>
    <style:style style:name="T387" style:family="text">
      <style:text-properties style:use-window-font-color="true" fo:font-style="normal" officeooo:rsid="050629ee" style:font-style-asian="normal" style:font-style-complex="normal"/>
    </style:style>
    <style:style style:name="T388" style:family="text">
      <style:text-properties style:use-window-font-color="true" fo:font-style="normal" officeooo:rsid="05071477" style:font-style-asian="normal" style:font-style-complex="normal"/>
    </style:style>
    <style:style style:name="T389" style:family="text">
      <style:text-properties style:use-window-font-color="true" officeooo:rsid="00236309"/>
    </style:style>
    <style:style style:name="T390" style:family="text">
      <style:text-properties style:use-window-font-color="true" officeooo:rsid="0426c0cc"/>
    </style:style>
    <style:style style:name="T391" style:family="text">
      <style:text-properties style:use-window-font-color="true" officeooo:rsid="042cbbda"/>
    </style:style>
    <style:style style:name="T392" style:family="text">
      <style:text-properties style:use-window-font-color="true" officeooo:rsid="035e6c48"/>
    </style:style>
    <style:style style:name="T393" style:family="text">
      <style:text-properties style:use-window-font-color="true" officeooo:rsid="01ce6530"/>
    </style:style>
    <style:style style:name="T394" style:family="text">
      <style:text-properties style:use-window-font-color="true" officeooo:rsid="03623448"/>
    </style:style>
    <style:style style:name="T395" style:family="text">
      <style:text-properties style:use-window-font-color="true" officeooo:rsid="01ce6cfd"/>
    </style:style>
    <style:style style:name="T396" style:family="text">
      <style:text-properties style:use-window-font-color="true" officeooo:rsid="036124bc"/>
    </style:style>
    <style:style style:name="T397" style:family="text">
      <style:text-properties style:use-window-font-color="true" officeooo:rsid="042daba7"/>
    </style:style>
    <style:style style:name="T398" style:family="text">
      <style:text-properties style:use-window-font-color="true" officeooo:rsid="0279bcd9"/>
    </style:style>
    <style:style style:name="T399" style:family="text">
      <style:text-properties style:use-window-font-color="true" officeooo:rsid="04f32ab1"/>
    </style:style>
    <style:style style:name="T400" style:family="text">
      <style:text-properties style:use-window-font-color="true" officeooo:rsid="04114696"/>
    </style:style>
    <style:style style:name="T401" style:family="text">
      <style:text-properties style:use-window-font-color="true" officeooo:rsid="04f6516a"/>
    </style:style>
    <style:style style:name="T402" style:family="text">
      <style:text-properties style:use-window-font-color="true" officeooo:rsid="04f51585"/>
    </style:style>
    <style:style style:name="T403" style:family="text">
      <style:text-properties style:use-window-font-color="true" officeooo:rsid="04f6b7b6"/>
    </style:style>
    <style:style style:name="T404" style:family="text">
      <style:text-properties style:use-window-font-color="true" officeooo:rsid="04f4acc7"/>
    </style:style>
    <style:style style:name="T405" style:family="text">
      <style:text-properties style:use-window-font-color="true" officeooo:rsid="01d17ab4"/>
    </style:style>
    <style:style style:name="T406" style:family="text">
      <style:text-properties style:use-window-font-color="true" officeooo:rsid="0107b6d2"/>
    </style:style>
    <style:style style:name="T407" style:family="text">
      <style:text-properties style:use-window-font-color="true" officeooo:rsid="00299099"/>
    </style:style>
    <style:style style:name="T408" style:family="text">
      <style:text-properties style:use-window-font-color="true" officeooo:rsid="00eaa98d"/>
    </style:style>
    <style:style style:name="T409" style:family="text">
      <style:text-properties style:use-window-font-color="true" officeooo:rsid="029ea267"/>
    </style:style>
    <style:style style:name="T410" style:family="text">
      <style:text-properties style:use-window-font-color="true" officeooo:rsid="0281cac1"/>
    </style:style>
    <style:style style:name="T411" style:family="text">
      <style:text-properties style:use-window-font-color="true" officeooo:rsid="00eb23c8"/>
    </style:style>
    <style:style style:name="T412" style:family="text">
      <style:text-properties style:use-window-font-color="true" officeooo:rsid="029f2053"/>
    </style:style>
    <style:style style:name="T413" style:family="text">
      <style:text-properties style:use-window-font-color="true" officeooo:rsid="042fc913"/>
    </style:style>
    <style:style style:name="T414" style:family="text">
      <style:text-properties style:use-window-font-color="true" officeooo:rsid="05bfc2a9"/>
    </style:style>
    <style:style style:name="T415" style:family="text">
      <style:text-properties style:use-window-font-color="true" officeooo:rsid="05bcb050"/>
    </style:style>
    <style:style style:name="T416" style:family="text">
      <style:text-properties style:use-window-font-color="true" officeooo:rsid="04316aca"/>
    </style:style>
    <style:style style:name="T417" style:family="text">
      <style:text-properties style:use-window-font-color="true" officeooo:rsid="04332b21"/>
    </style:style>
    <style:style style:name="T418" style:family="text">
      <style:text-properties style:use-window-font-color="true" officeooo:rsid="02827451"/>
    </style:style>
    <style:style style:name="T419" style:family="text">
      <style:text-properties style:use-window-font-color="true" officeooo:rsid="0434f2ec"/>
    </style:style>
    <style:style style:name="T420" style:family="text">
      <style:text-properties style:use-window-font-color="true" officeooo:rsid="04faa93a"/>
    </style:style>
    <style:style style:name="T421" style:family="text">
      <style:text-properties style:use-window-font-color="true" officeooo:rsid="0283f7ca"/>
    </style:style>
    <style:style style:name="T422" style:family="text">
      <style:text-properties style:use-window-font-color="true" officeooo:rsid="02a0e757"/>
    </style:style>
    <style:style style:name="T423" style:family="text">
      <style:text-properties style:use-window-font-color="true" officeooo:rsid="02861fad"/>
    </style:style>
    <style:style style:name="T424" style:family="text">
      <style:text-properties style:use-window-font-color="true" officeooo:rsid="02f7af08"/>
    </style:style>
    <style:style style:name="T425" style:family="text">
      <style:text-properties style:use-window-font-color="true" officeooo:rsid="02f71233"/>
    </style:style>
    <style:style style:name="T426" style:family="text">
      <style:text-properties style:use-window-font-color="true" officeooo:rsid="02896755"/>
    </style:style>
    <style:style style:name="T427" style:family="text">
      <style:text-properties style:use-window-font-color="true" officeooo:rsid="04fc5421"/>
    </style:style>
    <style:style style:name="T428" style:family="text">
      <style:text-properties style:use-window-font-color="true" officeooo:rsid="02f47662"/>
    </style:style>
    <style:style style:name="T429" style:family="text">
      <style:text-properties style:use-window-font-color="true" officeooo:rsid="0501965f"/>
    </style:style>
    <style:style style:name="T430" style:family="text">
      <style:text-properties style:use-window-font-color="true" officeooo:rsid="04ff98b0"/>
    </style:style>
    <style:style style:name="T431" style:family="text">
      <style:text-properties style:use-window-font-color="true" officeooo:rsid="05c0ebc6"/>
    </style:style>
    <style:style style:name="T432" style:family="text">
      <style:text-properties style:use-window-font-color="true" officeooo:rsid="0500ca5f"/>
    </style:style>
    <style:style style:name="T433" style:family="text">
      <style:text-properties style:use-window-font-color="true" officeooo:rsid="028b32ca"/>
    </style:style>
    <style:style style:name="T434" style:family="text">
      <style:text-properties style:use-window-font-color="true" officeooo:rsid="03637da2"/>
    </style:style>
    <style:style style:name="T435" style:family="text">
      <style:text-properties style:use-window-font-color="true" officeooo:rsid="02a15ee3"/>
    </style:style>
    <style:style style:name="T436" style:family="text">
      <style:text-properties style:use-window-font-color="true" officeooo:rsid="04fe9e0e"/>
    </style:style>
    <style:style style:name="T437" style:family="text">
      <style:text-properties style:use-window-font-color="true" officeooo:rsid="05c17992"/>
    </style:style>
    <style:style style:name="T438" style:family="text">
      <style:text-properties style:use-window-font-color="true" officeooo:rsid="028b33e7"/>
    </style:style>
    <style:style style:name="T439" style:family="text">
      <style:text-properties style:use-window-font-color="true" officeooo:rsid="040c4879"/>
    </style:style>
    <style:style style:name="T440" style:family="text">
      <style:text-properties style:use-window-font-color="true" officeooo:rsid="0410bff9"/>
    </style:style>
    <style:style style:name="T441" style:family="text">
      <style:text-properties style:use-window-font-color="true" officeooo:rsid="043c24f1"/>
    </style:style>
    <style:style style:name="T442" style:family="text">
      <style:text-properties style:use-window-font-color="true" officeooo:rsid="0412e567"/>
    </style:style>
    <style:style style:name="T443" style:family="text">
      <style:text-properties style:use-window-font-color="true" officeooo:rsid="05087425"/>
    </style:style>
    <style:style style:name="T444" style:family="text">
      <style:text-properties style:use-window-font-color="true" officeooo:rsid="050a65f9"/>
    </style:style>
    <style:style style:name="T445" style:family="text">
      <style:text-properties style:use-window-font-color="true" officeooo:rsid="050c4d99"/>
    </style:style>
    <style:style style:name="T446" style:family="text">
      <style:text-properties style:use-window-font-color="true" officeooo:rsid="02acce4b"/>
    </style:style>
    <style:style style:name="T447" style:family="text">
      <style:text-properties style:use-window-font-color="true" officeooo:rsid="028c52a6"/>
    </style:style>
    <style:style style:name="T448" style:family="text">
      <style:text-properties style:use-window-font-color="true" officeooo:rsid="03675329"/>
    </style:style>
    <style:style style:name="T449" style:family="text">
      <style:text-properties style:use-window-font-color="true" officeooo:rsid="02ad1e51"/>
    </style:style>
    <style:style style:name="T450" style:family="text">
      <style:text-properties style:use-window-font-color="true" officeooo:rsid="0414807f"/>
    </style:style>
    <style:style style:name="T451" style:family="text">
      <style:text-properties style:use-window-font-color="true" officeooo:rsid="0609bbb9"/>
    </style:style>
    <style:style style:name="T452" style:family="text">
      <style:text-properties style:use-window-font-color="true" officeooo:rsid="0619de18"/>
    </style:style>
    <style:style style:name="T453" style:family="text">
      <style:text-properties officeooo:rsid="006a76a2"/>
    </style:style>
    <style:style style:name="T454" style:family="text">
      <style:text-properties officeooo:rsid="006b6c06"/>
    </style:style>
    <style:style style:name="T455" style:family="text">
      <style:text-properties officeooo:rsid="006d6c71"/>
    </style:style>
    <style:style style:name="T456" style:family="text">
      <style:text-properties officeooo:rsid="007d48b4"/>
    </style:style>
    <style:style style:name="T457" style:family="text">
      <style:text-properties officeooo:rsid="00821412"/>
    </style:style>
    <style:style style:name="T458" style:family="text">
      <style:text-properties officeooo:rsid="00836888"/>
    </style:style>
    <style:style style:name="T459" style:family="text">
      <style:text-properties officeooo:rsid="00856d10"/>
    </style:style>
    <style:style style:name="T460" style:family="text">
      <style:text-properties officeooo:rsid="008ecfd0"/>
    </style:style>
    <style:style style:name="T461" style:family="text">
      <style:text-properties officeooo:rsid="008f230e"/>
    </style:style>
    <style:style style:name="T462" style:family="text">
      <style:text-properties officeooo:rsid="00a05418"/>
    </style:style>
    <style:style style:name="T463" style:family="text">
      <style:text-properties officeooo:rsid="00c089eb"/>
    </style:style>
    <style:style style:name="T464" style:family="text">
      <style:text-properties officeooo:rsid="001cae82"/>
    </style:style>
    <style:style style:name="T465" style:family="text">
      <style:text-properties officeooo:rsid="001d29ec"/>
    </style:style>
    <style:style style:name="T466" style:family="text">
      <style:text-properties officeooo:rsid="001ebeec"/>
    </style:style>
    <style:style style:name="T467" style:family="text">
      <style:text-properties officeooo:rsid="001f8508"/>
    </style:style>
    <style:style style:name="T468" style:family="text">
      <style:text-properties officeooo:rsid="00204851"/>
    </style:style>
    <style:style style:name="T469" style:family="text">
      <style:text-properties officeooo:rsid="0007fb78"/>
    </style:style>
    <style:style style:name="T470" style:family="text">
      <style:text-properties officeooo:rsid="00215adf"/>
    </style:style>
    <style:style style:name="T471" style:family="text">
      <style:text-properties officeooo:rsid="000a94ce"/>
    </style:style>
    <style:style style:name="T472" style:family="text">
      <style:text-properties officeooo:rsid="0027c070"/>
    </style:style>
    <style:style style:name="T473" style:family="text">
      <style:text-properties officeooo:rsid="0022c5ba"/>
    </style:style>
    <style:style style:name="T474" style:family="text">
      <style:text-properties officeooo:rsid="0011f860"/>
    </style:style>
    <style:style style:name="T475" style:family="text">
      <style:text-properties officeooo:rsid="00ee1ff4"/>
    </style:style>
    <style:style style:name="T476" style:family="text">
      <style:text-properties officeooo:rsid="00f0691d"/>
    </style:style>
    <style:style style:name="T477" style:family="text">
      <style:text-properties officeooo:rsid="00f52423"/>
    </style:style>
    <style:style style:name="T478" style:family="text">
      <style:text-properties officeooo:rsid="00f5dc7d"/>
    </style:style>
    <style:style style:name="T479" style:family="text">
      <style:text-properties officeooo:rsid="00f7641f"/>
    </style:style>
    <style:style style:name="T480" style:family="text">
      <style:text-properties officeooo:rsid="00f92a7a"/>
    </style:style>
    <style:style style:name="T481" style:family="text">
      <style:text-properties officeooo:rsid="00faa178"/>
    </style:style>
    <style:style style:name="T482" style:family="text">
      <style:text-properties officeooo:rsid="00ff67df"/>
    </style:style>
    <style:style style:name="T483" style:family="text">
      <style:text-properties officeooo:rsid="010111fc"/>
    </style:style>
    <style:style style:name="T484" style:family="text">
      <style:text-properties officeooo:rsid="01013901"/>
    </style:style>
    <style:style style:name="T485" style:family="text">
      <style:text-properties officeooo:rsid="01025289"/>
    </style:style>
    <style:style style:name="T486" style:family="text">
      <style:text-properties officeooo:rsid="01029f66"/>
    </style:style>
    <style:style style:name="T487" style:family="text">
      <style:text-properties officeooo:rsid="010468dc"/>
    </style:style>
    <style:style style:name="T488" style:family="text">
      <style:text-properties officeooo:rsid="0107b6d2"/>
    </style:style>
    <style:style style:name="T489" style:family="text">
      <style:text-properties officeooo:rsid="01113650"/>
    </style:style>
    <style:style style:name="T490" style:family="text">
      <style:text-properties officeooo:rsid="01128371"/>
    </style:style>
    <style:style style:name="T491" style:family="text">
      <style:text-properties officeooo:rsid="01141b5a"/>
    </style:style>
    <style:style style:name="T492" style:family="text">
      <style:text-properties officeooo:rsid="01194332"/>
    </style:style>
    <style:style style:name="T493" style:family="text">
      <style:text-properties officeooo:rsid="011b1730"/>
    </style:style>
    <style:style style:name="T494" style:family="text">
      <style:text-properties officeooo:rsid="011dc62d"/>
    </style:style>
    <style:style style:name="T495" style:family="text">
      <style:text-properties officeooo:rsid="014e7661"/>
    </style:style>
    <style:style style:name="T496" style:family="text">
      <style:text-properties officeooo:rsid="0150186a"/>
    </style:style>
    <style:style style:name="T497" style:family="text">
      <style:text-properties officeooo:rsid="01517985"/>
    </style:style>
    <style:style style:name="T498" style:family="text">
      <style:text-properties officeooo:rsid="0153249e"/>
    </style:style>
    <style:style style:name="T499" style:family="text">
      <style:text-properties officeooo:rsid="015fc561"/>
    </style:style>
    <style:style style:name="T500" style:family="text">
      <style:text-properties officeooo:rsid="016b950d"/>
    </style:style>
    <style:style style:name="T501" style:family="text">
      <style:text-properties officeooo:rsid="016f48bf"/>
    </style:style>
    <style:style style:name="T502" style:family="text">
      <style:text-properties officeooo:rsid="01780ab0"/>
    </style:style>
    <style:style style:name="T503" style:family="text">
      <style:text-properties officeooo:rsid="009ac981"/>
    </style:style>
    <style:style style:name="T504" style:family="text">
      <style:text-properties officeooo:rsid="017983e7"/>
    </style:style>
    <style:style style:name="T505" style:family="text">
      <style:text-properties officeooo:rsid="017b3cc0"/>
    </style:style>
    <style:style style:name="T506" style:family="text">
      <style:text-properties officeooo:rsid="00e3cd07"/>
    </style:style>
    <style:style style:name="T507" style:family="text">
      <style:text-properties officeooo:rsid="017cabaf"/>
    </style:style>
    <style:style style:name="T508" style:family="text">
      <style:text-properties officeooo:rsid="019f093d"/>
    </style:style>
    <style:style style:name="T509" style:family="text">
      <style:text-properties officeooo:rsid="019f8105"/>
    </style:style>
    <style:style style:name="T510" style:family="text">
      <style:text-properties officeooo:rsid="01a22d8a"/>
    </style:style>
    <style:style style:name="T511" style:family="text">
      <style:text-properties officeooo:rsid="01a44bfe"/>
    </style:style>
    <style:style style:name="T512" style:family="text">
      <style:text-properties officeooo:rsid="01a80bec"/>
    </style:style>
    <style:style style:name="T513" style:family="text">
      <style:text-properties officeooo:rsid="01a91916"/>
    </style:style>
    <style:style style:name="T514" style:family="text">
      <style:text-properties officeooo:rsid="01ad78c1"/>
    </style:style>
    <style:style style:name="T515" style:family="text">
      <style:text-properties officeooo:rsid="01ad9a04"/>
    </style:style>
    <style:style style:name="T516" style:family="text">
      <style:text-properties officeooo:rsid="01c4a1af"/>
    </style:style>
    <style:style style:name="T517" style:family="text">
      <style:text-properties officeooo:rsid="01c67488"/>
    </style:style>
    <style:style style:name="T518" style:family="text">
      <style:text-properties officeooo:rsid="01c7e644"/>
    </style:style>
    <style:style style:name="T519" style:family="text">
      <style:text-properties officeooo:rsid="01cadc36"/>
    </style:style>
    <style:style style:name="T520" style:family="text">
      <style:text-properties officeooo:rsid="01cb3247"/>
    </style:style>
    <style:style style:name="T521" style:family="text">
      <style:text-properties officeooo:rsid="01d2d413"/>
    </style:style>
    <style:style style:name="T522" style:family="text">
      <style:text-properties officeooo:rsid="01d63b34"/>
    </style:style>
    <style:style style:name="T523" style:family="text">
      <style:text-properties officeooo:rsid="01d6fbb1"/>
    </style:style>
    <style:style style:name="T524" style:family="text">
      <style:text-properties officeooo:rsid="01da0ef6"/>
    </style:style>
    <style:style style:name="T525" style:family="text">
      <style:text-properties officeooo:rsid="01de9265"/>
    </style:style>
    <style:style style:name="T526" style:family="text">
      <style:text-properties officeooo:rsid="01e06f15"/>
    </style:style>
    <style:style style:name="T527" style:family="text">
      <style:text-properties officeooo:rsid="01e17404"/>
    </style:style>
    <style:style style:name="T528" style:family="text">
      <style:text-properties officeooo:rsid="01e4ae4e"/>
    </style:style>
    <style:style style:name="T529" style:family="text">
      <style:text-properties officeooo:rsid="01ed5acb"/>
    </style:style>
    <style:style style:name="T530" style:family="text">
      <style:text-properties officeooo:rsid="01fba47d"/>
    </style:style>
    <style:style style:name="T531" style:family="text">
      <style:text-properties officeooo:rsid="020af05b"/>
    </style:style>
    <style:style style:name="T532" style:family="text">
      <style:text-properties officeooo:rsid="020ccb29"/>
    </style:style>
    <style:style style:name="T533" style:family="text">
      <style:text-properties officeooo:rsid="02106210"/>
    </style:style>
    <style:style style:name="T534" style:family="text">
      <style:text-properties officeooo:rsid="0212099f"/>
    </style:style>
    <style:style style:name="T535" style:family="text">
      <style:text-properties officeooo:rsid="0214c1cf"/>
    </style:style>
    <style:style style:name="T536" style:family="text">
      <style:text-properties officeooo:rsid="02164305"/>
    </style:style>
    <style:style style:name="T537" style:family="text">
      <style:text-properties officeooo:rsid="021815fd"/>
    </style:style>
    <style:style style:name="T538" style:family="text">
      <style:text-properties officeooo:rsid="0223e961"/>
    </style:style>
    <style:style style:name="T539" style:family="text">
      <style:text-properties officeooo:rsid="022409b0"/>
    </style:style>
    <style:style style:name="T540" style:family="text">
      <style:text-properties officeooo:rsid="0225c246"/>
    </style:style>
    <style:style style:name="T541" style:family="text">
      <style:text-properties officeooo:rsid="022d1c38"/>
    </style:style>
    <style:style style:name="T542" style:family="text">
      <style:text-properties officeooo:rsid="022f7055"/>
    </style:style>
    <style:style style:name="T543" style:family="text">
      <style:text-properties officeooo:rsid="02326226"/>
    </style:style>
    <style:style style:name="T544" style:family="text">
      <style:text-properties officeooo:rsid="02336070"/>
    </style:style>
    <style:style style:name="T545" style:family="text">
      <style:text-properties officeooo:rsid="023485c7"/>
    </style:style>
    <style:style style:name="T546" style:family="text">
      <style:text-properties officeooo:rsid="02350c70"/>
    </style:style>
    <style:style style:name="T547" style:family="text">
      <style:text-properties officeooo:rsid="0239550d"/>
    </style:style>
    <style:style style:name="T548" style:family="text">
      <style:text-properties officeooo:rsid="023ac44b"/>
    </style:style>
    <style:style style:name="T549" style:family="text">
      <style:text-properties officeooo:rsid="024028d8"/>
    </style:style>
    <style:style style:name="T550" style:family="text">
      <style:text-properties officeooo:rsid="0241edcf"/>
    </style:style>
    <style:style style:name="T551" style:family="text">
      <style:text-properties officeooo:rsid="02439586"/>
    </style:style>
    <style:style style:name="T552" style:family="text">
      <style:text-properties officeooo:rsid="0246110f"/>
    </style:style>
    <style:style style:name="T553" style:family="text">
      <style:text-properties officeooo:rsid="0249f5fe"/>
    </style:style>
    <style:style style:name="T554" style:family="text">
      <style:text-properties officeooo:rsid="024bb886"/>
    </style:style>
    <style:style style:name="T555" style:family="text">
      <style:text-properties officeooo:rsid="024ca082"/>
    </style:style>
    <style:style style:name="T556" style:family="text">
      <style:text-properties officeooo:rsid="024e6e94"/>
    </style:style>
    <style:style style:name="T557" style:family="text">
      <style:text-properties officeooo:rsid="024fd10b"/>
    </style:style>
    <style:style style:name="T558" style:family="text">
      <style:text-properties officeooo:rsid="02508657"/>
    </style:style>
    <style:style style:name="T559" style:family="text">
      <style:text-properties officeooo:rsid="025173df"/>
    </style:style>
    <style:style style:name="T560" style:family="text">
      <style:text-properties officeooo:rsid="025a4704"/>
    </style:style>
    <style:style style:name="T561" style:family="text">
      <style:text-properties officeooo:rsid="026513ec"/>
    </style:style>
    <style:style style:name="T562" style:family="text">
      <style:text-properties officeooo:rsid="0266ca7a"/>
    </style:style>
    <style:style style:name="T563" style:family="text">
      <style:text-properties officeooo:rsid="0270f24f"/>
    </style:style>
    <style:style style:name="T564" style:family="text">
      <style:text-properties officeooo:rsid="027280be"/>
    </style:style>
    <style:style style:name="T565" style:family="text">
      <style:text-properties officeooo:rsid="02734ec7"/>
    </style:style>
    <style:style style:name="T566" style:family="text">
      <style:text-properties officeooo:rsid="02751d0e"/>
    </style:style>
    <style:style style:name="T567" style:family="text">
      <style:text-properties officeooo:rsid="0275c7a6"/>
    </style:style>
    <style:style style:name="T568" style:family="text">
      <style:text-properties officeooo:rsid="02760ea9"/>
    </style:style>
    <style:style style:name="T569" style:family="text">
      <style:text-properties officeooo:rsid="0276a75b"/>
    </style:style>
    <style:style style:name="T570" style:family="text">
      <style:text-properties officeooo:rsid="02776b6d"/>
    </style:style>
    <style:style style:name="T571" style:family="text">
      <style:text-properties officeooo:rsid="02903db4"/>
    </style:style>
    <style:style style:name="T572" style:family="text">
      <style:text-properties officeooo:rsid="02911bb2"/>
    </style:style>
    <style:style style:name="T573" style:family="text">
      <style:text-properties officeooo:rsid="02922180"/>
    </style:style>
    <style:style style:name="T574" style:family="text">
      <style:text-properties officeooo:rsid="0295f175"/>
    </style:style>
    <style:style style:name="T575" style:family="text">
      <style:text-properties officeooo:rsid="02ba77f2"/>
    </style:style>
    <style:style style:name="T576" style:family="text">
      <style:text-properties officeooo:rsid="02bbe36e"/>
    </style:style>
    <style:style style:name="T577" style:family="text">
      <style:text-properties officeooo:rsid="02d3746a"/>
    </style:style>
    <style:style style:name="T578" style:family="text">
      <style:text-properties officeooo:rsid="02dfab38"/>
    </style:style>
    <style:style style:name="T579" style:family="text">
      <style:text-properties officeooo:rsid="02e19536"/>
    </style:style>
    <style:style style:name="T580" style:family="text">
      <style:text-properties officeooo:rsid="02e62729"/>
    </style:style>
    <style:style style:name="T581" style:family="text">
      <style:text-properties officeooo:rsid="02e91629"/>
    </style:style>
    <style:style style:name="T582" style:family="text">
      <style:text-properties officeooo:rsid="00936cb7"/>
    </style:style>
    <style:style style:name="T583" style:family="text">
      <style:text-properties officeooo:rsid="02ea3b51"/>
    </style:style>
    <style:style style:name="T584" style:family="text">
      <style:text-properties officeooo:rsid="02ec5705"/>
    </style:style>
    <style:style style:name="T585" style:family="text">
      <style:text-properties officeooo:rsid="02ee9708"/>
    </style:style>
    <style:style style:name="T586" style:family="text">
      <style:text-properties officeooo:rsid="02f0a1fc"/>
    </style:style>
    <style:style style:name="T587" style:family="text">
      <style:text-properties officeooo:rsid="02f238f8"/>
    </style:style>
    <style:style style:name="T588" style:family="text">
      <style:text-properties officeooo:rsid="02f8ba9b"/>
    </style:style>
    <style:style style:name="T589" style:family="text">
      <style:text-properties officeooo:rsid="02fa4411"/>
    </style:style>
    <style:style style:name="T590" style:family="text">
      <style:text-properties officeooo:rsid="02fc3cd7"/>
    </style:style>
    <style:style style:name="T591" style:family="text">
      <style:text-properties officeooo:rsid="02ff8049"/>
    </style:style>
    <style:style style:name="T592" style:family="text">
      <style:text-properties officeooo:rsid="0302f35b"/>
    </style:style>
    <style:style style:name="T593" style:family="text">
      <style:text-properties officeooo:rsid="0312e97b"/>
    </style:style>
    <style:style style:name="T594" style:family="text">
      <style:text-properties officeooo:rsid="031804c6"/>
    </style:style>
    <style:style style:name="T595" style:family="text">
      <style:text-properties officeooo:rsid="031bdb89"/>
    </style:style>
    <style:style style:name="T596" style:family="text">
      <style:text-properties officeooo:rsid="031e4dd0"/>
    </style:style>
    <style:style style:name="T597" style:family="text">
      <style:text-properties officeooo:rsid="031f56f2"/>
    </style:style>
    <style:style style:name="T598" style:family="text">
      <style:text-properties officeooo:rsid="0320ef65"/>
    </style:style>
    <style:style style:name="T599" style:family="text">
      <style:text-properties officeooo:rsid="0322e70e"/>
    </style:style>
    <style:style style:name="T600" style:family="text">
      <style:text-properties officeooo:rsid="03262be2"/>
    </style:style>
    <style:style style:name="T601" style:family="text">
      <style:text-properties officeooo:rsid="0327e8a4"/>
    </style:style>
    <style:style style:name="T602" style:family="text">
      <style:text-properties officeooo:rsid="03280029"/>
    </style:style>
    <style:style style:name="T603" style:family="text">
      <style:text-properties officeooo:rsid="0329db65"/>
    </style:style>
    <style:style style:name="T604" style:family="text">
      <style:text-properties officeooo:rsid="033232c4"/>
    </style:style>
    <style:style style:name="T605" style:family="text">
      <style:text-properties officeooo:rsid="0333d4c1"/>
    </style:style>
    <style:style style:name="T606" style:family="text">
      <style:text-properties officeooo:rsid="0334e209"/>
    </style:style>
    <style:style style:name="T607" style:family="text">
      <style:text-properties officeooo:rsid="0337d486"/>
    </style:style>
    <style:style style:name="T608" style:family="text">
      <style:text-properties officeooo:rsid="0339de0c"/>
    </style:style>
    <style:style style:name="T609" style:family="text">
      <style:text-properties officeooo:rsid="033a62ea"/>
    </style:style>
    <style:style style:name="T610" style:family="text">
      <style:text-properties officeooo:rsid="033badaf"/>
    </style:style>
    <style:style style:name="T611" style:family="text">
      <style:text-properties officeooo:rsid="033d8625"/>
    </style:style>
    <style:style style:name="T612" style:family="text">
      <style:text-properties officeooo:rsid="033f0f13"/>
    </style:style>
    <style:style style:name="T613" style:family="text">
      <style:text-properties officeooo:rsid="03402eda"/>
    </style:style>
    <style:style style:name="T614" style:family="text">
      <style:text-properties officeooo:rsid="0341d171"/>
    </style:style>
    <style:style style:name="T615" style:family="text">
      <style:text-properties officeooo:rsid="034a4a59"/>
    </style:style>
    <style:style style:name="T616" style:family="text">
      <style:text-properties officeooo:rsid="034ad22f"/>
    </style:style>
    <style:style style:name="T617" style:family="text">
      <style:text-properties officeooo:rsid="034c5dd6"/>
    </style:style>
    <style:style style:name="T618" style:family="text">
      <style:text-properties officeooo:rsid="034d26c6"/>
    </style:style>
    <style:style style:name="T619" style:family="text">
      <style:text-properties officeooo:rsid="034fcbc3"/>
    </style:style>
    <style:style style:name="T620" style:family="text">
      <style:text-properties officeooo:rsid="03541897"/>
    </style:style>
    <style:style style:name="T621" style:family="text">
      <style:text-properties officeooo:rsid="035577ae"/>
    </style:style>
    <style:style style:name="T622" style:family="text">
      <style:text-properties officeooo:rsid="03574fad"/>
    </style:style>
    <style:style style:name="T623" style:family="text">
      <style:text-properties officeooo:rsid="0357721c"/>
    </style:style>
    <style:style style:name="T624" style:family="text">
      <style:text-properties officeooo:rsid="036c330b"/>
    </style:style>
    <style:style style:name="T625" style:family="text">
      <style:text-properties officeooo:rsid="037038a5"/>
    </style:style>
    <style:style style:name="T626" style:family="text">
      <style:text-properties officeooo:rsid="03959f3c"/>
    </style:style>
    <style:style style:name="T627" style:family="text">
      <style:text-properties officeooo:rsid="03988447"/>
    </style:style>
    <style:style style:name="T628" style:family="text">
      <style:text-properties officeooo:rsid="0398c45c"/>
    </style:style>
    <style:style style:name="T629" style:family="text">
      <style:text-properties officeooo:rsid="0399bbe6"/>
    </style:style>
    <style:style style:name="T630" style:family="text">
      <style:text-properties officeooo:rsid="039b463f"/>
    </style:style>
    <style:style style:name="T631" style:family="text">
      <style:text-properties officeooo:rsid="039bfe5b"/>
    </style:style>
    <style:style style:name="T632" style:family="text">
      <style:text-properties officeooo:rsid="039efb86"/>
    </style:style>
    <style:style style:name="T633" style:family="text">
      <style:text-properties officeooo:rsid="039fbc49"/>
    </style:style>
    <style:style style:name="T634" style:family="text">
      <style:text-properties officeooo:rsid="03a2a7e7"/>
    </style:style>
    <style:style style:name="T635" style:family="text">
      <style:text-properties officeooo:rsid="03a3e654"/>
    </style:style>
    <style:style style:name="T636" style:family="text">
      <style:text-properties officeooo:rsid="03a8d880"/>
    </style:style>
    <style:style style:name="T637" style:family="text">
      <style:text-properties officeooo:rsid="03a9c8a7"/>
    </style:style>
    <style:style style:name="T638" style:family="text">
      <style:text-properties officeooo:rsid="03bea981"/>
    </style:style>
    <style:style style:name="T639" style:family="text">
      <style:text-properties officeooo:rsid="03bfe4da"/>
    </style:style>
    <style:style style:name="T640" style:family="text">
      <style:text-properties officeooo:rsid="03c046f6"/>
    </style:style>
    <style:style style:name="T641" style:family="text">
      <style:text-properties officeooo:rsid="03c28069"/>
    </style:style>
    <style:style style:name="T642" style:family="text">
      <style:text-properties officeooo:rsid="03c41069"/>
    </style:style>
    <style:style style:name="T643" style:family="text">
      <style:text-properties officeooo:rsid="03c5863a"/>
    </style:style>
    <style:style style:name="T644" style:family="text">
      <style:text-properties officeooo:rsid="03d2c64a"/>
    </style:style>
    <style:style style:name="T645" style:family="text">
      <style:text-properties officeooo:rsid="03d4921d"/>
    </style:style>
    <style:style style:name="T646" style:family="text">
      <style:text-properties officeooo:rsid="03d5b261"/>
    </style:style>
    <style:style style:name="T647" style:family="text">
      <style:text-properties officeooo:rsid="03d79713"/>
    </style:style>
    <style:style style:name="T648" style:family="text">
      <style:text-properties officeooo:rsid="03d7c4ac"/>
    </style:style>
    <style:style style:name="T649" style:family="text">
      <style:text-properties officeooo:rsid="03da5ec0"/>
    </style:style>
    <style:style style:name="T650" style:family="text">
      <style:text-properties officeooo:rsid="03dbc6c5"/>
    </style:style>
    <style:style style:name="T651" style:family="text">
      <style:text-properties officeooo:rsid="03dcabc2"/>
    </style:style>
    <style:style style:name="T652" style:family="text">
      <style:text-properties officeooo:rsid="03e35c80"/>
    </style:style>
    <style:style style:name="T653" style:family="text">
      <style:text-properties officeooo:rsid="03e4f179"/>
    </style:style>
    <style:style style:name="T654" style:family="text">
      <style:text-properties officeooo:rsid="03e9ccdf"/>
    </style:style>
    <style:style style:name="T655" style:family="text">
      <style:text-properties officeooo:rsid="03f01b1f"/>
    </style:style>
    <style:style style:name="T656" style:family="text">
      <style:text-properties officeooo:rsid="03f12a62"/>
    </style:style>
    <style:style style:name="T657" style:family="text">
      <style:text-properties officeooo:rsid="03f1656f"/>
    </style:style>
    <style:style style:name="T658" style:family="text">
      <style:text-properties officeooo:rsid="03f1af72"/>
    </style:style>
    <style:style style:name="T659" style:family="text">
      <style:text-properties officeooo:rsid="03f229fc"/>
    </style:style>
    <style:style style:name="T660" style:family="text">
      <style:text-properties officeooo:rsid="03f4d993"/>
    </style:style>
    <style:style style:name="T661" style:family="text">
      <style:text-properties officeooo:rsid="03f63276"/>
    </style:style>
    <style:style style:name="T662" style:family="text">
      <style:text-properties officeooo:rsid="03f7493c"/>
    </style:style>
    <style:style style:name="T663" style:family="text">
      <style:text-properties officeooo:rsid="000a788f"/>
    </style:style>
    <style:style style:name="T664" style:family="text">
      <style:text-properties officeooo:rsid="000b17e2"/>
    </style:style>
    <style:style style:name="T665" style:family="text">
      <style:text-properties officeooo:rsid="000de0c9"/>
    </style:style>
    <style:style style:name="T666" style:family="text">
      <style:text-properties officeooo:rsid="000f53e1"/>
    </style:style>
    <style:style style:name="T667" style:family="text">
      <style:text-properties officeooo:rsid="03fb8073"/>
    </style:style>
    <style:style style:name="T668" style:family="text">
      <style:text-properties officeooo:rsid="03fbecdd"/>
    </style:style>
    <style:style style:name="T669" style:family="text">
      <style:text-properties officeooo:rsid="03fd2179"/>
    </style:style>
    <style:style style:name="T670" style:family="text">
      <style:text-properties officeooo:rsid="03fdac8f"/>
    </style:style>
    <style:style style:name="T671" style:family="text">
      <style:text-properties officeooo:rsid="03fe0993"/>
    </style:style>
    <style:style style:name="T672" style:family="text">
      <style:text-properties officeooo:rsid="03fedbbd"/>
    </style:style>
    <style:style style:name="T673" style:family="text">
      <style:text-properties officeooo:rsid="03ffd3b7"/>
    </style:style>
    <style:style style:name="T674" style:family="text">
      <style:text-properties officeooo:rsid="04024d2e"/>
    </style:style>
    <style:style style:name="T675" style:family="text">
      <style:text-properties officeooo:rsid="0403accb"/>
    </style:style>
    <style:style style:name="T676" style:family="text">
      <style:text-properties officeooo:rsid="0405a3ba"/>
    </style:style>
    <style:style style:name="T677" style:family="text">
      <style:text-properties officeooo:rsid="040631d9"/>
    </style:style>
    <style:style style:name="T678" style:family="text">
      <style:text-properties officeooo:rsid="0406feb8"/>
    </style:style>
    <style:style style:name="T679" style:family="text">
      <style:text-properties officeooo:rsid="0408caa2"/>
    </style:style>
    <style:style style:name="T680" style:family="text">
      <style:text-properties officeooo:rsid="040b5538"/>
    </style:style>
    <style:style style:name="T681" style:family="text">
      <style:text-properties officeooo:rsid="0414807f"/>
    </style:style>
    <style:style style:name="T682" style:family="text">
      <style:text-properties officeooo:rsid="0006ba98"/>
    </style:style>
    <style:style style:name="T683" style:family="text">
      <style:text-properties officeooo:rsid="0414f0b8"/>
    </style:style>
    <style:style style:name="T684" style:family="text">
      <style:text-properties officeooo:rsid="0415c123"/>
    </style:style>
    <style:style style:name="T685" style:family="text">
      <style:text-properties officeooo:rsid="0416d0b6"/>
    </style:style>
    <style:style style:name="T686" style:family="text">
      <style:text-properties officeooo:rsid="04182884"/>
    </style:style>
    <style:style style:name="T687" style:family="text">
      <style:text-properties officeooo:rsid="0419023b"/>
    </style:style>
    <style:style style:name="T688" style:family="text">
      <style:text-properties officeooo:rsid="041ac8c4"/>
    </style:style>
    <style:style style:name="T689" style:family="text">
      <style:text-properties officeooo:rsid="041af2c8"/>
    </style:style>
    <style:style style:name="T690" style:family="text">
      <style:text-properties officeooo:rsid="041cf0b9"/>
    </style:style>
    <style:style style:name="T691" style:family="text">
      <style:text-properties officeooo:rsid="041d125d"/>
    </style:style>
    <style:style style:name="T692" style:family="text">
      <style:text-properties officeooo:rsid="041dc5b3"/>
    </style:style>
    <style:style style:name="T693" style:family="text">
      <style:text-properties officeooo:rsid="041f3665"/>
    </style:style>
    <style:style style:name="T694" style:family="text">
      <style:text-properties officeooo:rsid="0420f895"/>
    </style:style>
    <style:style style:name="T695" style:family="text">
      <style:text-properties officeooo:rsid="0422806e"/>
    </style:style>
    <style:style style:name="T696" style:family="text">
      <style:text-properties officeooo:rsid="0424f9c6"/>
    </style:style>
    <style:style style:name="T697" style:family="text">
      <style:text-properties officeooo:rsid="04298476"/>
    </style:style>
    <style:style style:name="T698" style:family="text">
      <style:text-properties officeooo:rsid="042a600a"/>
    </style:style>
    <style:style style:name="T699" style:family="text">
      <style:text-properties officeooo:rsid="042b3034"/>
    </style:style>
    <style:style style:name="T700" style:family="text">
      <style:text-properties officeooo:rsid="04392aa8"/>
    </style:style>
    <style:style style:name="T701" style:family="text">
      <style:text-properties officeooo:rsid="043b146f"/>
    </style:style>
    <style:style style:name="T702" style:family="text">
      <style:text-properties officeooo:rsid="043c24f1"/>
    </style:style>
    <style:style style:name="T703" style:family="text">
      <style:text-properties officeooo:rsid="043dbff2"/>
    </style:style>
    <style:style style:name="T704" style:family="text">
      <style:text-properties officeooo:rsid="043deaa3"/>
    </style:style>
    <style:style style:name="T705" style:family="text">
      <style:text-properties officeooo:rsid="043ecb91"/>
    </style:style>
    <style:style style:name="T706" style:family="text">
      <style:text-properties officeooo:rsid="043f57b3"/>
    </style:style>
    <style:style style:name="T707" style:family="text">
      <style:text-properties officeooo:rsid="0454c5c7"/>
    </style:style>
    <style:style style:name="T708" style:family="text">
      <style:text-properties officeooo:rsid="04563325"/>
    </style:style>
    <style:style style:name="T709" style:family="text">
      <style:text-properties officeooo:rsid="01ed7d72"/>
    </style:style>
    <style:style style:name="T710" style:family="text">
      <style:text-properties officeooo:rsid="02c53bca"/>
    </style:style>
    <style:style style:name="T711" style:family="text">
      <style:text-properties officeooo:rsid="0030dc1e"/>
    </style:style>
    <style:style style:name="T712" style:family="text">
      <style:text-properties officeooo:rsid="03879bed"/>
    </style:style>
    <style:style style:name="T713" style:family="text">
      <style:text-properties officeooo:rsid="0137ae09"/>
    </style:style>
    <style:style style:name="T714" style:family="text">
      <style:text-properties officeooo:rsid="013ea5b7"/>
    </style:style>
    <style:style style:name="T715" style:family="text">
      <style:text-properties officeooo:rsid="014304ce"/>
    </style:style>
    <style:style style:name="T716" style:family="text">
      <style:text-properties officeooo:rsid="013d76df"/>
    </style:style>
    <style:style style:name="T717" style:family="text">
      <style:text-properties officeooo:rsid="02d28ae1"/>
    </style:style>
    <style:style style:name="T718" style:family="text">
      <style:text-properties officeooo:rsid="045c106d"/>
    </style:style>
    <style:style style:name="T719" style:family="text">
      <style:text-properties officeooo:rsid="045d652a"/>
    </style:style>
    <style:style style:name="T720" style:family="text">
      <style:text-properties officeooo:rsid="02d5351d"/>
    </style:style>
    <style:style style:name="T721" style:family="text">
      <style:text-properties officeooo:rsid="02dc0a71"/>
    </style:style>
    <style:style style:name="T722" style:family="text">
      <style:text-properties officeooo:rsid="02d6565d"/>
    </style:style>
    <style:style style:name="T723" style:family="text">
      <style:text-properties officeooo:rsid="014aa658"/>
    </style:style>
    <style:style style:name="T724" style:family="text">
      <style:text-properties officeooo:rsid="00725fc2"/>
    </style:style>
    <style:style style:name="T725" style:family="text">
      <style:text-properties style:text-underline-style="none" officeooo:rsid="01290faf" fo:background-color="transparent"/>
    </style:style>
    <style:style style:name="T726" style:family="text">
      <style:text-properties style:text-underline-style="none" officeooo:rsid="01f6ef10" fo:background-color="transparent"/>
    </style:style>
    <style:style style:name="T727" style:family="text">
      <style:text-properties style:text-underline-style="none" officeooo:rsid="0478a1ff" fo:background-color="transparent"/>
    </style:style>
    <style:style style:name="T728" style:family="text">
      <style:text-properties style:text-underline-style="none" officeooo:rsid="0479eb5e" fo:background-color="transparent"/>
    </style:style>
    <style:style style:name="T729" style:family="text">
      <style:text-properties style:text-underline-style="none" officeooo:rsid="04830eef" fo:background-color="transparent"/>
    </style:style>
    <style:style style:name="T730" style:family="text">
      <style:text-properties style:text-underline-style="none" officeooo:rsid="0533e71a" fo:background-color="transparent"/>
    </style:style>
    <style:style style:name="T731" style:family="text">
      <style:text-properties style:text-underline-style="none" officeooo:rsid="0534c9ba" fo:background-color="transparent"/>
    </style:style>
    <style:style style:name="T732" style:family="text">
      <style:text-properties officeooo:rsid="04636a53"/>
    </style:style>
    <style:style style:name="T733" style:family="text">
      <style:text-properties officeooo:rsid="04645569"/>
    </style:style>
    <style:style style:name="T734" style:family="text">
      <style:text-properties officeooo:rsid="04651bb5"/>
    </style:style>
    <style:style style:name="T735" style:family="text">
      <style:text-properties officeooo:rsid="046708b6"/>
    </style:style>
    <style:style style:name="T736" style:family="text">
      <style:text-properties officeooo:rsid="04680bc3"/>
    </style:style>
    <style:style style:name="T737" style:family="text">
      <style:text-properties officeooo:rsid="0468c3bc"/>
    </style:style>
    <style:style style:name="T738" style:family="text">
      <style:text-properties officeooo:rsid="046a1bec"/>
    </style:style>
    <style:style style:name="T739" style:family="text">
      <style:text-properties officeooo:rsid="0470970e"/>
    </style:style>
    <style:style style:name="T740" style:family="text">
      <style:text-properties officeooo:rsid="04739934"/>
    </style:style>
    <style:style style:name="T741" style:family="text">
      <style:text-properties officeooo:rsid="0474a222"/>
    </style:style>
    <style:style style:name="T742" style:family="text">
      <style:text-properties officeooo:rsid="04758657"/>
    </style:style>
    <style:style style:name="T743" style:family="text">
      <style:text-properties officeooo:rsid="04770324"/>
    </style:style>
    <style:style style:name="T744" style:family="text">
      <style:text-properties officeooo:rsid="047bda7f"/>
    </style:style>
    <style:style style:name="T745" style:family="text">
      <style:text-properties officeooo:rsid="047db93e"/>
    </style:style>
    <style:style style:name="T746" style:family="text">
      <style:text-properties officeooo:rsid="0480d097"/>
    </style:style>
    <style:style style:name="T747" style:family="text">
      <style:text-properties officeooo:rsid="048d8871"/>
    </style:style>
    <style:style style:name="T748" style:family="text">
      <style:text-properties officeooo:rsid="048f6dff"/>
    </style:style>
    <style:style style:name="T749" style:family="text">
      <style:text-properties officeooo:rsid="048f9943"/>
    </style:style>
    <style:style style:name="T750" style:family="text">
      <style:text-properties officeooo:rsid="048f999c"/>
    </style:style>
    <style:style style:name="T751" style:family="text">
      <style:text-properties officeooo:rsid="049055b3"/>
    </style:style>
    <style:style style:name="T752" style:family="text">
      <style:text-properties officeooo:rsid="0490e15d"/>
    </style:style>
    <style:style style:name="T753" style:family="text">
      <style:text-properties officeooo:rsid="0490f242"/>
    </style:style>
    <style:style style:name="T754" style:family="text">
      <style:text-properties officeooo:rsid="049c3627"/>
    </style:style>
    <style:style style:name="T755" style:family="text">
      <style:text-properties officeooo:rsid="04ed9e43"/>
    </style:style>
    <style:style style:name="T756" style:family="text">
      <style:text-properties officeooo:rsid="04ef2fa7"/>
    </style:style>
    <style:style style:name="T757" style:family="text">
      <style:text-properties officeooo:rsid="04f1d1f5"/>
    </style:style>
    <style:style style:name="T758" style:family="text">
      <style:text-properties officeooo:rsid="04f6b7b6"/>
    </style:style>
    <style:style style:name="T759" style:family="text">
      <style:text-properties officeooo:rsid="04f9a915"/>
    </style:style>
    <style:style style:name="T760" style:family="text">
      <style:text-properties officeooo:rsid="050e4897"/>
    </style:style>
    <style:style style:name="T761" style:family="text">
      <style:text-properties officeooo:rsid="050e54e5"/>
    </style:style>
    <style:style style:name="T762" style:family="text">
      <style:text-properties officeooo:rsid="051009ae"/>
    </style:style>
    <style:style style:name="T763" style:family="text">
      <style:text-properties officeooo:rsid="0510827c"/>
    </style:style>
    <style:style style:name="T764" style:family="text">
      <style:text-properties officeooo:rsid="051bcd39"/>
    </style:style>
    <style:style style:name="T765" style:family="text">
      <style:text-properties officeooo:rsid="051c31ea"/>
    </style:style>
    <style:style style:name="T766" style:family="text">
      <style:text-properties officeooo:rsid="052c08ab"/>
    </style:style>
    <style:style style:name="T767" style:family="text">
      <style:text-properties officeooo:rsid="052daa2a"/>
    </style:style>
    <style:style style:name="T768" style:family="text">
      <style:text-properties officeooo:rsid="0536f2f7"/>
    </style:style>
    <style:style style:name="T769" style:family="text">
      <style:text-properties officeooo:rsid="0537b941"/>
    </style:style>
    <style:style style:name="T770" style:family="text">
      <style:text-properties officeooo:rsid="0538b0bb"/>
    </style:style>
    <style:style style:name="T771" style:family="text">
      <style:text-properties officeooo:rsid="05429033"/>
    </style:style>
    <style:style style:name="T772" style:family="text">
      <style:text-properties officeooo:rsid="0542d0b8"/>
    </style:style>
    <style:style style:name="T773" style:family="text">
      <style:text-properties officeooo:rsid="05459279"/>
    </style:style>
    <style:style style:name="T774" style:family="text">
      <style:text-properties officeooo:rsid="054b82c9"/>
    </style:style>
    <style:style style:name="T775" style:family="text">
      <style:text-properties officeooo:rsid="054cda08"/>
    </style:style>
    <style:style style:name="T776" style:family="text">
      <style:text-properties officeooo:rsid="054d7730"/>
    </style:style>
    <style:style style:name="T777" style:family="text">
      <style:text-properties officeooo:rsid="054e1598"/>
    </style:style>
    <style:style style:name="T778" style:family="text">
      <style:text-properties officeooo:rsid="05539c01"/>
    </style:style>
    <style:style style:name="T779" style:family="text">
      <style:text-properties officeooo:rsid="0554a70b"/>
    </style:style>
    <style:style style:name="T780" style:family="text">
      <style:text-properties officeooo:rsid="0555798c"/>
    </style:style>
    <style:style style:name="T781" style:family="text">
      <style:text-properties officeooo:rsid="0555868a"/>
    </style:style>
    <style:style style:name="T782" style:family="text">
      <style:text-properties officeooo:rsid="0559f5da"/>
    </style:style>
    <style:style style:name="T783" style:family="text">
      <style:text-properties officeooo:rsid="055de97a"/>
    </style:style>
    <style:style style:name="T784" style:family="text">
      <style:text-properties officeooo:rsid="05616017"/>
    </style:style>
    <style:style style:name="T785" style:family="text">
      <style:text-properties officeooo:rsid="057d8b56"/>
    </style:style>
    <style:style style:name="T786" style:family="text">
      <style:text-properties officeooo:rsid="05863946"/>
    </style:style>
    <style:style style:name="T787" style:family="text">
      <style:text-properties officeooo:rsid="05880b60"/>
    </style:style>
    <style:style style:name="T788" style:family="text">
      <style:text-properties officeooo:rsid="0588594f"/>
    </style:style>
    <style:style style:name="T789" style:family="text">
      <style:text-properties officeooo:rsid="058a70f0"/>
    </style:style>
    <style:style style:name="T790" style:family="text">
      <style:text-properties officeooo:rsid="058b3340"/>
    </style:style>
    <style:style style:name="T791" style:family="text">
      <style:text-properties officeooo:rsid="058bd0a3"/>
    </style:style>
    <style:style style:name="T792" style:family="text">
      <style:text-properties officeooo:rsid="058ed8a3"/>
    </style:style>
    <style:style style:name="T793" style:family="text">
      <style:text-properties officeooo:rsid="058f4fd0"/>
    </style:style>
    <style:style style:name="T794" style:family="text">
      <style:text-properties officeooo:rsid="059074f0"/>
    </style:style>
    <style:style style:name="T795" style:family="text">
      <style:text-properties officeooo:rsid="0591dec2"/>
    </style:style>
    <style:style style:name="T796" style:family="text">
      <style:text-properties officeooo:rsid="05920303"/>
    </style:style>
    <style:style style:name="T797" style:family="text">
      <style:text-properties officeooo:rsid="05930f5f"/>
    </style:style>
    <style:style style:name="T798" style:family="text">
      <style:text-properties officeooo:rsid="05932aab"/>
    </style:style>
    <style:style style:name="T799" style:family="text">
      <style:text-properties officeooo:rsid="0594e5f0"/>
    </style:style>
    <style:style style:name="T800" style:family="text">
      <style:text-properties officeooo:rsid="05960b0e"/>
    </style:style>
    <style:style style:name="T801" style:family="text">
      <style:text-properties officeooo:rsid="05981fa2"/>
    </style:style>
    <style:style style:name="T802" style:family="text">
      <style:text-properties officeooo:rsid="059939f6"/>
    </style:style>
    <style:style style:name="T803" style:family="text">
      <style:text-properties officeooo:rsid="059d0793"/>
    </style:style>
    <style:style style:name="T804" style:family="text">
      <style:text-properties officeooo:rsid="05a05a76"/>
    </style:style>
    <style:style style:name="T805" style:family="text">
      <style:text-properties officeooo:rsid="05a2156b"/>
    </style:style>
    <style:style style:name="T806" style:family="text">
      <style:text-properties officeooo:rsid="05a42129"/>
    </style:style>
    <style:style style:name="T807" style:family="text">
      <style:text-properties officeooo:rsid="05a600ec"/>
    </style:style>
    <style:style style:name="T808" style:family="text">
      <style:text-properties officeooo:rsid="05a63df1"/>
    </style:style>
    <style:style style:name="T809" style:family="text">
      <style:text-properties officeooo:rsid="05b65611"/>
    </style:style>
    <style:style style:name="T810" style:family="text">
      <style:text-properties officeooo:rsid="05b6748a"/>
    </style:style>
    <style:style style:name="T811" style:family="text">
      <style:text-properties officeooo:rsid="05b7c4f9"/>
    </style:style>
    <style:style style:name="T812" style:family="text">
      <style:text-properties officeooo:rsid="05b8d29e"/>
    </style:style>
    <style:style style:name="T813" style:family="text">
      <style:text-properties officeooo:rsid="05bac2d4"/>
    </style:style>
    <style:style style:name="T814" style:family="text">
      <style:text-properties officeooo:rsid="05baf900"/>
    </style:style>
    <style:style style:name="T815" style:family="text">
      <style:text-properties officeooo:rsid="05c4c78f"/>
    </style:style>
    <style:style style:name="T816" style:family="text">
      <style:text-properties officeooo:rsid="05c64773"/>
    </style:style>
    <style:style style:name="T817" style:family="text">
      <style:text-properties officeooo:rsid="05c7d99f"/>
    </style:style>
    <style:style style:name="T818" style:family="text">
      <style:text-properties officeooo:rsid="05cac5f2"/>
    </style:style>
    <style:style style:name="T819" style:family="text">
      <style:text-properties officeooo:rsid="02584693"/>
    </style:style>
    <style:style style:name="T820" style:family="text">
      <style:text-properties officeooo:rsid="05cc05cf"/>
    </style:style>
    <style:style style:name="T821" style:family="text">
      <style:text-properties officeooo:rsid="05cd82f8"/>
    </style:style>
    <style:style style:name="T822" style:family="text">
      <style:text-properties officeooo:rsid="05ce3a0e"/>
    </style:style>
    <style:style style:name="T823" style:family="text">
      <style:text-properties officeooo:rsid="05cf137d"/>
    </style:style>
    <style:style style:name="T824" style:family="text">
      <style:text-properties officeooo:rsid="05d01109"/>
    </style:style>
    <style:style style:name="T825" style:family="text">
      <style:text-properties officeooo:rsid="05d20915"/>
    </style:style>
    <style:style style:name="T826" style:family="text">
      <style:text-properties officeooo:rsid="05d2b3de"/>
    </style:style>
    <style:style style:name="T827" style:family="text">
      <style:text-properties officeooo:rsid="05d91830"/>
    </style:style>
    <style:style style:name="T828" style:family="text">
      <style:text-properties officeooo:rsid="05d964b3"/>
    </style:style>
    <style:style style:name="T829" style:family="text">
      <style:text-properties officeooo:rsid="05e08019"/>
    </style:style>
    <style:style style:name="T830" style:family="text">
      <style:text-properties officeooo:rsid="05e1d7c1"/>
    </style:style>
    <style:style style:name="T831" style:family="text">
      <style:text-properties officeooo:rsid="05e43dc7"/>
    </style:style>
    <style:style style:name="T832" style:family="text">
      <style:text-properties officeooo:rsid="05e4d208"/>
    </style:style>
    <style:style style:name="T833" style:family="text">
      <style:text-properties officeooo:rsid="05e6b606"/>
    </style:style>
    <style:style style:name="T834" style:family="text">
      <style:text-properties officeooo:rsid="05e79e56"/>
    </style:style>
    <style:style style:name="T835" style:family="text">
      <style:text-properties officeooo:rsid="05ea8e06"/>
    </style:style>
    <style:style style:name="T836" style:family="text">
      <style:text-properties officeooo:rsid="05ead2bd"/>
    </style:style>
    <style:style style:name="T837" style:family="text">
      <style:text-properties officeooo:rsid="05ec49b6"/>
    </style:style>
    <style:style style:name="T838" style:family="text">
      <style:text-properties officeooo:rsid="05ecc5b1"/>
    </style:style>
    <style:style style:name="T839" style:family="text">
      <style:text-properties officeooo:rsid="05edd57c"/>
    </style:style>
    <style:style style:name="T840" style:family="text">
      <style:text-properties officeooo:rsid="0609bbb9"/>
    </style:style>
    <style:style style:name="T841" style:family="text">
      <style:text-properties officeooo:rsid="060a903b"/>
    </style:style>
    <style:style style:name="T842" style:family="text">
      <style:text-properties officeooo:rsid="060afb17"/>
    </style:style>
    <style:style style:name="T843" style:family="text">
      <style:text-properties officeooo:rsid="060be4b7"/>
    </style:style>
    <style:style style:name="T844" style:family="text">
      <style:text-properties officeooo:rsid="060f5f10"/>
    </style:style>
    <style:style style:name="T845" style:family="text">
      <style:text-properties officeooo:rsid="0610f4a0"/>
    </style:style>
    <style:style style:name="T846" style:family="text">
      <style:text-properties officeooo:rsid="061ea20b"/>
    </style:style>
    <style:style style:name="T847" style:family="text">
      <style:text-properties officeooo:rsid="061ed6d9"/>
    </style:style>
    <style:style style:name="T848" style:family="text">
      <style:text-properties officeooo:rsid="0620211c"/>
    </style:style>
    <style:style style:name="T849" style:family="text">
      <style:text-properties officeooo:rsid="0620884a"/>
    </style:style>
    <style:style style:name="T850" style:family="text">
      <style:text-properties officeooo:rsid="06220cc0"/>
    </style:style>
    <style:style style:name="T851" style:family="text">
      <style:text-properties officeooo:rsid="062365c9"/>
    </style:style>
    <style:style style:name="T852" style:family="text">
      <style:text-properties officeooo:rsid="0624e576"/>
    </style:style>
    <style:style style:name="T853" style:family="text">
      <style:text-properties officeooo:rsid="0624e806"/>
    </style:style>
    <style:style style:name="T854" style:family="text">
      <style:text-properties officeooo:rsid="06252dfa"/>
    </style:style>
    <style:style style:name="T855" style:family="text">
      <style:text-properties officeooo:rsid="0625d9b0"/>
    </style:style>
    <style:style style:name="T856" style:family="text">
      <style:text-properties officeooo:rsid="06269e3e"/>
    </style:style>
    <style:style style:name="T857" style:family="text">
      <style:text-properties officeooo:rsid="0627b01d"/>
    </style:style>
    <style:style style:name="T858" style:family="text">
      <style:text-properties officeooo:rsid="062a7860"/>
    </style:style>
    <style:style style:name="T859" style:family="text">
      <style:text-properties officeooo:rsid="062d11a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Running head: THE RUNNING HEAD GOES HERE</text:p>
      <text:p text:style-name="P48"/>
      <text:p text:style-name="P6"/>
      <text:p text:style-name="P13"><text:span text:style-name="T755">The </text:span>Title<text:span text:style-name="T755"> Goes Here</text:span></text:p>
      <text:p text:style-name="P5"/>
      <text:p text:style-name="P4"/>
      <text:p text:style-name="P6">Lotje van der Linden, Sebastiaan Mathôt and Françoise Vitu</text:p>
      <text:p text:style-name="P8">Laboratoire de Psychologie Cognitive, Aix-Marseille Université, CNRS, Marseille, France</text:p>
      <text:p text:style-name="P8"/>
      <text:p text:style-name="P7"/>
      <text:p text:style-name="P52">Corresponding author:</text:p>
      <text:p text:style-name="P53">Lotje van der Linden</text:p>
      <text:p text:style-name="P54"><text:span text:style-name="T560">L</text:span>aboratoire de Psychologie Cognitive (LPC)</text:p>
      <text:p text:style-name="P54">CNRS, Université de Provence, UMR 7290</text:p>
      <text:p text:style-name="P50">Centre St Charles, Bâtiment 9, Case D</text:p>
      <text:p text:style-name="P50">3 place Victor Hugo</text:p>
      <text:p text:style-name="P50">13331 Marseille, cedex 03</text:p>
      <text:p text:style-name="P50"><text:span text:style-name="T83">e-mail address</text:span>: <text:a xlink:type="simple" xlink:href="mailto:soazig.casteau@univ-amu.fr" office:target-frame-name="_blank" xlink:show="new"><text:span text:style-name="T81">l</text:span></text:a><text:span text:style-name="T81">.vanderlinden@cogsci.nl</text:span></text:p>
      <text:p text:style-name="P50">tel<text:span text:style-name="T83">ephone number</text:span>: 04.<text:span text:style-name="T82">13.55.09.66</text:span></text:p>
      <text:p text:style-name="P54"><text:span text:style-name="T83">fax number: </text:span><text:span text:style-name="T87">+33 4 88 57 68 95</text:span></text:p>
      <text:p text:style-name="Standard"/>
      <text:p text:style-name="P51"><text:span text:style-name="T819">Keywords: <text:s/></text:span><text:span text:style-name="T97">Saccadic landing positions, CoG, Object affordances, Visuospatial attention</text:span></text:p>
      <text:h text:style-name="P73" text:outline-level="1">Abstract</text:h>
      <text:p text:style-name="P11">The abstract goes here</text:p>
      <text:h text:style-name="P74" text:outline-level="1">The Title Goes Here</text:h>
      <text:p text:style-name="Text_20_body"><text:span text:style-name="T663">Before picking up a spoon to steer your coffee, you will probably quickly </text:span><text:span text:style-name="T688">move your eyes towards</text:span><text:span text:style-name="T663"> the utensil in question </text:span><text:span text:style-name="T688">to bring it into </text:span><text:span text:style-name="T663">foveal </text:span><text:span text:style-name="T688">vision </text:span><text:reference-mark-start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663">(Land &amp; Hayhoe, 2001)</text:span><text:reference-mark-end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663">. </text:span><text:span text:style-name="T689">It is an interesting question where on the spoon exactly your eyes will land.</text:span><text:span text:style-name="T663"> </text:span><text:span text:style-name="T689">Is</text:span><text:span text:style-name="T663"> your saccade the mere end result of a 'saliency map' of the object? Or </text:span><text:span text:style-name="T689">do </text:span><text:span text:style-name="T476">your eyes guide the </text:span><text:span text:style-name="T697">upcoming </text:span><text:span text:style-name="T476">grasping movement</text:span><text:span text:style-name="T689"> </text:span><text:span text:style-name="T654">by</text:span><text:span text:style-name="T476"> </text:span><text:span text:style-name="T562">looking at </text:span><text:span text:style-name="T476">the future contact point</text:span><text:span text:style-name="T477">s</text:span><text:span text:style-name="T476"> </text:span><text:span text:style-name="T618">between the </text:span><text:span text:style-name="T664">spoon</text:span><text:span text:style-name="T619"> </text:span><text:span text:style-name="T618">and your hand</text:span><text:span text:style-name="T619"> </text:span><text:reference-mark-start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kSOc7mpzBr"/>(cf. Gilster, Hesse, &amp; Deubel, 2012)<text:reference-mark-end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kSOc7mpzBr"/><text:span text:style-name="T476">? </text:span><text:span text:style-name="T664">Or, </text:span><text:span text:style-name="T690">alternatively,</text:span><text:span text:style-name="T664"> will you look at the part of the spoon that </text:span><text:span text:style-name="T665">will do the actual </text:span><text:span text:style-name="T666">coffee </text:span><text:span text:style-name="T665">stirring?</text:span><text:span text:style-name="T476"> </text:span></text:p>
      <text:p text:style-name="Text_20_body"><text:span text:style-name="T690">On the basis of previous literature, </text:span><text:span text:style-name="T697">any</text:span><text:span text:style-name="T690"> three alternatives are possible. Firstly, </text:span><text:span text:style-name="T691">saccades towards daily-life objects, such as a spoon, may </text:span><text:span text:style-name="T670">simply</text:span><text:span text:style-name="T668"> </text:span><text:span text:style-name="T691">be </text:span><text:span text:style-name="T667">directed towards the </text:span><text:span text:style-name="T809">center of gravity</text:span><text:span text:style-name="T667"> (i.e., the weighted average contrast) of the object. </text:span><text:span text:style-name="T669">Many previous studies showed such a 'gobal effect' by using more simple displays </text:span><text:reference-mark-start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7WAUVA3J9E"/><text:span text:style-name="T669">(Findlay, 1982; see also Coren &amp; Hoenig, 1972)</text:span><text:reference-mark-end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7WAUVA3J9E"/><text:span text:style-name="T669">. </text:span><text:span text:style-name="T756">On the basis of these findings, </text:span><text:span text:style-name="T692">one might argue that </text:span><text:span text:style-name="T810">the global effect</text:span><text:span text:style-name="T692"> </text:span><text:span text:style-name="T667">transfers to more complex stimuli, </text:span><text:span text:style-name="T698">such as daily-life objects,</text:span><text:span text:style-name="T667"> as well. </text:span><text:span text:style-name="T669">We refer to this possibility as the '</text:span><text:span text:style-name="T811">center-of-gravity</text:span><text:span text:style-name="T669">' </text:span><text:span text:style-name="T811">(CoG)</text:span><text:span text:style-name="T669"> hypothesis. A second possibility is that saccades are drawn towards the part of the object afford</text:span><text:span text:style-name="T670">ing</text:span><text:span text:style-name="T669"> a grasping movement. Several </text:span><text:span text:style-name="T670">authors have argued that </text:span><text:span text:style-name="T669">potentials for action, </text:span><text:span text:style-name="T671">such as </text:span><text:span text:style-name="T669">'graspability', </text:span><text:span text:style-name="T693">automatically </text:span><text:span text:style-name="T669">capture </text:span><text:span text:style-name="T693">visuospatial </text:span><text:span text:style-name="T669">attention </text:span><text:reference-mark-start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669">(Handy, Grafton, Shroff, Ketay, &amp; Gazzaniga, 2003)</text:span><text:reference-mark-end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669">, </text:span><text:span text:style-name="T670">and the eyes </text:span><text:reference-mark-start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Oq3mdEXeJS"/><text:span text:style-name="T670">(Myachykov, Ellis, Cangelosi, &amp; Fischer, 2013)</text:span><text:reference-mark-end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Oq3mdEXeJS"/><text:span text:style-name="T670">. </text:span><text:span text:style-name="T671">According to this reasoning, eye movements </text:span><text:span text:style-name="T672">sh</text:span><text:span text:style-name="T671">ould be drawn towards the graspable part of the object</text:span><text:span text:style-name="T674">;</text:span><text:span text:style-name="T671"> its handle. We refer to this possibility as the handle-affordance hypothesis. </text:span><text:span text:style-name="T694">Thirdly</text:span><text:span text:style-name="T671">, some </text:span><text:span text:style-name="T674">researchers</text:span><text:span text:style-name="T671"> </text:span><text:span text:style-name="T674">have </text:span><text:span text:style-name="T671">suggest</text:span><text:span text:style-name="T674">ed</text:span><text:span text:style-name="T671"> that viewing an action-related object </text:span><text:span text:style-name="T674">induces </text:span><text:span text:style-name="T671">an attentional shift towards the action-performing part (e.g. the 'stirring part', in case of a spoon) </text:span><text:span text:style-name="T672">of the object </text:span><text:reference-mark-start text:name="ZOTERO_ITEM CSL_CITATION {&quot;citationID&quot;:&quot;HA2GlcuR&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jr6Hx55Ike"/><text:span text:style-name="T672">(Roberts &amp; Humphreys, 2011)</text:span><text:reference-mark-end text:name="ZOTERO_ITEM CSL_CITATION {&quot;citationID&quot;:&quot;HA2GlcuR&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jr6Hx55Ike"/><text:span text:style-name="T672">. In line with this idea, eye movements should not be </text:span><text:span text:style-name="T695">directed</text:span><text:span text:style-name="T672"> towards the handle, but to the other side of the object: the 'action-direction' hypothesis. </text:span><text:span text:style-name="T673">In the following </text:span><text:span text:style-name="T675">paragraphs</text:span><text:span text:style-name="T673"> we provide a </text:span><text:span text:style-name="T478">brief overview </text:span><text:span text:style-name="T673">of studies showing CoG, handle-affordance, and action-direction effects, </text:span><text:span text:style-name="T478">respectively, </text:span><text:span text:style-name="T479">and </text:span><text:span text:style-name="T516">point to the </text:span><text:soft-page-break/><text:span text:style-name="T479">questions </text:span><text:span text:style-name="T516">that </text:span><text:span text:style-name="T480">have still</text:span><text:span text:style-name="T479"> remain</text:span><text:span text:style-name="T480">ed</text:span><text:span text:style-name="T479"> unanswered</text:span><text:span text:style-name="T478">. </text:span></text:p>
      <text:h text:style-name="Heading_20_2" text:outline-level="2"><text:span text:style-name="T812">Center-of-gravity</text:span><text:span text:style-name="T464"> effect</text:span></text:h>
      <text:p text:style-name="P19"><text:span text:style-name="T481">In </text:span><text:span text:style-name="T464">visual displays </text:span><text:span text:style-name="T482">containing two simple shapes (a target and a distractor), </text:span><text:span text:style-name="T464">saccades </text:span><text:span text:style-name="T482">typically </text:span><text:span text:style-name="T464">reveal a </text:span><text:span text:style-name="T563">so-called 'global</text:span><text:span text:style-name="T620">'</text:span><text:span text:style-name="T563"> effec</text:span><text:span text:style-name="T620">t</text:span><text:span text:style-name="T563">:</text:span><text:span text:style-name="T464"> a deviation of the eyes towards an intermediate location between the </text:span><text:span text:style-name="T517">two stimuli</text:span><text:span text:style-name="T464">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et4FFHphzd"/><text:span text:style-name="T464">(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et4FFHphzd"/><text:span text:style-name="T464">. </text:span><text:span text:style-name="T673">Because </text:span><text:span text:style-name="T464">the </text:span><text:span text:style-name="T483">bias towards the distractor is more profound</text:span><text:span text:style-name="T464"> </text:span><text:span text:style-name="T483">for </text:span><text:span text:style-name="T464">large or luminant </text:span><text:span text:style-name="T483">distractors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QZjVxvLtXz"/><text:span text:style-name="T483">(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QZjVxvLtXz"/><text:span text:style-name="T464">, this effect is commonly described as a tendency to direct the eyes towards the </text:span><text:span text:style-name="T481">CoG</text:span><text:span text:style-name="T464"> of peripheral configuration</text:span><text:span text:style-name="T673">s</text:span><text:span text:style-name="T464">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464">(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464">. </text:span><text:span text:style-name="T465">Many studies have </text:span><text:span text:style-name="T466">reported similar findings since</text:span><text:span text:style-name="T465">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465">(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465">. </text:span><text:span text:style-name="T518">A displays'</text:span><text:span text:style-name="T484"> CoG </text:span><text:span text:style-name="T465">even </text:span><text:span text:style-name="T518">predicts where </text:span><text:span text:style-name="T484">initial saccades are directed to </text:span><text:span text:style-name="T485">during more </text:span><text:span text:style-name="T465">natural </text:span><text:span text:style-name="T486">behaviour </text:span><text:span text:style-name="T465">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3">(Vitu, McConkie, Kerr, &amp; O</text:span><text:span text:style-name="T1">’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465">,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Z7uGFRYYmq"/><text:span text:style-name="T465">(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Z7uGFRYYmq"/><text:span text:style-name="T465">,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465">(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465">. </text:span><text:span text:style-name="T487">Surprisingly, to the best of our knowledge, </text:span><text:span text:style-name="T563">it has never been investigated </text:span><text:span text:style-name="T487">w</text:span><text:span text:style-name="T467">hether the eyes are </text:span><text:span text:style-name="T563">also</text:span><text:span text:style-name="T467"> biased towards the CoG in </text:span><text:span text:style-name="T676">displays containing a single daily-life object.</text:span></text:p>
      <text:p text:style-name="Text_20_body"><text:span text:style-name="T676">Studies measuring within-object landing positions in multiple-object displays are sparse as well. </text:span><text:span text:style-name="T812">T</text:span><text:span text:style-name="T468">he following </text:span><text:span text:style-name="T812">studies </text:span><text:span text:style-name="T468">are notable exceptions. </text:span><text:span text:style-name="T469">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fipxW6csqF"/><text:span text:style-name="T469">(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fipxW6csqF"/><text:span text:style-name="T469"> </text:span><text:span text:style-name="T470">provided </text:span><text:span text:style-name="T469">participants </text:span><text:span text:style-name="T470">with </text:span><text:span text:style-name="T469">arrays of line drawings </text:span><text:span text:style-name="T568">of objects </text:span><text:span text:style-name="T469">and found that </text:span><text:span text:style-name="T470">within-object</text:span><text:span text:style-name="T469"> saccadic landing positions were clustered around the </text:span><text:span text:style-name="T470">objects</text:span><text:span text:style-name="T519">'</text:span><text:span text:style-name="T470"> </text:span><text:span text:style-name="T469">center. </text:span><text:span text:style-name="T564">These results provided a generalisation </text:span><text:span text:style-name="T566">of the finding </text:span><text:span text:style-name="T564">that saccades towards peripherally-presented words land near the word's center, or slightly to the left </text:span><text:span text:style-name="T569">of </text:span><text:span text:style-name="T565">it </text:span><text:reference-mark-start text:name="ZOTERO_ITEM CSL_CITATION {&quot;citationID&quot;:&quot;0BGqRi4C&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Y0B0Q0BjH0"/><text:span text:style-name="T565">(i.e., the preferred-viewing-location effect, Rayner, 1979)</text:span><text:reference-mark-end text:name="ZOTERO_ITEM CSL_CITATION {&quot;citationID&quot;:&quot;0BGqRi4C&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Y0B0Q0BjH0"/><text:span text:style-name="T565">. </text:span><text:span text:style-name="T621">Having </text:span><text:span text:style-name="T696">t</text:span><text:span text:style-name="T574">his </text:span><text:span text:style-name="T566">preferred viewing location </text:span><text:span text:style-name="T574">into foveal vision, </text:span><text:span text:style-name="T621">in turn,</text:span><text:span text:style-name="T566"> leads to optimal </text:span><text:span text:style-name="T621">(e.g. fastest) </text:span><text:span text:style-name="T566">stimulus processing </text:span><text:reference-mark-start text:name="ZOTERO_ITEM CSL_CITATION {&quot;citationID&quot;:&quot;dO7OWjQ4&quot;,&quot;properties&quot;:{&quot;unsorted&quot;:true,&quot;formattedCitation&quot;:&quot;{\\rtf (words: O\\uc0\\u8217{}Regan, L\\uc0\\u233{}vy-Schoen, Pynte, &amp; Brugaill\\uc0\\u232{}re, 1984; O\\uc0\\u8217{}Regan &amp; Jacobs, 1992; objects: Foulsham &amp; Kingstone, 2013; Henderson, 1992)}&quot;,&quot;plainCitation&quot;:&quot;(words: O’Regan, Lévy-Schoen, Pynte, &amp; Brugaillère, 1984; O’Regan &amp; Jacobs, 1992; objects: Foulsham &amp; Kingstone, 2013; Henderson, 1992)&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words: &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label&quot;:&quot;page&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label&quot;:&quot;page&quot;,&quot;prefix&quot;:&quot;objects: &quot;},{&quot;id&quot;:1547,&quot;uris&quot;:[&quot;http://zotero.org/users/local/OLmfyFPR/items/DIB2HECI&quot;],&quot;uri&quot;:[&quot;http://zotero.org/users/local/OLmfyFPR/items/DIB2HECI&quot;],&quot;itemData&quot;:{&quot;id&quot;:1547,&quot;type&quot;:&quot;article-journal&quot;,&quot;title&quot;:&quot;Object identification in context: the visual processing of natural scenes.&quot;,&quot;container-title&quot;:&quot;Canadian Journal of Psychology/Revue canadienne de psychologie&quot;,&quot;page&quot;:&quot;319&quot;,&quot;volume&quot;:&quot;46&quot;,&quot;issue&quot;:&quot;3&quot;,&quot;source&quot;:&quot;Google Scholar&quot;,&quot;shortTitle&quot;:&quot;Object identification in context&quot;,&quot;author&quot;:[{&quot;family&quot;:&quot;Henderson&quot;,&quot;given&quot;:&quot;J. M.&quot;}],&quot;issued&quot;:{&quot;date-parts&quot;:[[&quot;1992&quot;]]},&quot;accessed&quot;:{&quot;date-parts&quot;:[[&quot;2012&quot;,11,13]]}},&quot;label&quot;:&quot;page&quot;}],&quot;schema&quot;:&quot;https://github.com/citation-style-language/schema/raw/master/csl-citation.json&quot;} RNDBURgcjcL7t"/><text:span text:style-name="T4">(words: O</text:span><text:span text:style-name="T1">’Regan, Lévy-Schoen, Pynte, &amp; Brugaillère, 1984; O’Regan &amp; Jacobs, 1992; objects: Foulsham &amp; Kingstone, 2013; Henderson, 1992)</text:span><text:reference-mark-end text:name="ZOTERO_ITEM CSL_CITATION {&quot;citationID&quot;:&quot;dO7OWjQ4&quot;,&quot;properties&quot;:{&quot;unsorted&quot;:true,&quot;formattedCitation&quot;:&quot;{\\rtf (words: O\\uc0\\u8217{}Regan, L\\uc0\\u233{}vy-Schoen, Pynte, &amp; Brugaill\\uc0\\u232{}re, 1984; O\\uc0\\u8217{}Regan &amp; Jacobs, 1992; objects: Foulsham &amp; Kingstone, 2013; Henderson, 1992)}&quot;,&quot;plainCitation&quot;:&quot;(words: O’Regan, Lévy-Schoen, Pynte, &amp; Brugaillère, 1984; O’Regan &amp; Jacobs, 1992; objects: Foulsham &amp; Kingstone, 2013; Henderson, 1992)&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words: &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label&quot;:&quot;page&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label&quot;:&quot;page&quot;,&quot;prefix&quot;:&quot;objects: &quot;},{&quot;id&quot;:1547,&quot;uris&quot;:[&quot;http://zotero.org/users/local/OLmfyFPR/items/DIB2HECI&quot;],&quot;uri&quot;:[&quot;http://zotero.org/users/local/OLmfyFPR/items/DIB2HECI&quot;],&quot;itemData&quot;:{&quot;id&quot;:1547,&quot;type&quot;:&quot;article-journal&quot;,&quot;title&quot;:&quot;Object identification in context: the visual processing of natural scenes.&quot;,&quot;container-title&quot;:&quot;Canadian Journal of Psychology/Revue canadienne de psychologie&quot;,&quot;page&quot;:&quot;319&quot;,&quot;volume&quot;:&quot;46&quot;,&quot;issue&quot;:&quot;3&quot;,&quot;source&quot;:&quot;Google Scholar&quot;,&quot;shortTitle&quot;:&quot;Object identification in context&quot;,&quot;author&quot;:[{&quot;family&quot;:&quot;Henderson&quot;,&quot;given&quot;:&quot;J. M.&quot;}],&quot;issued&quot;:{&quot;date-parts&quot;:[[&quot;1992&quot;]]},&quot;accessed&quot;:{&quot;date-parts&quot;:[[&quot;2012&quot;,11,13]]}},&quot;label&quot;:&quot;page&quot;}],&quot;schema&quot;:&quot;https://github.com/citation-style-language/schema/raw/master/csl-citation.json&quot;} RNDBURgcjcL7t"/><text:span text:style-name="T469">. </text:span><text:span text:style-name="T519">The existence of a preferred viewing location </text:span><text:span text:style-name="T567">for</text:span><text:span text:style-name="T519"> objects was later </text:span><text:span text:style-name="T471">confirmed </text:span><text:span text:style-name="T519">by </text:span><text:span text:style-name="T567">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67">(instead of line drawings, </text:span><text:soft-page-break/><text:span text:style-name="T567">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67">, and even natural scenes </text:span><text:span text:style-name="T569">with objects </text:span><text:span text:style-name="T567">embedded </text:span><text:span text:style-name="T569">in them</text:span><text:span text:style-name="T567">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471">(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471">. </text:span><text:span text:style-name="T756">Importantly, in </text:span><text:span text:style-name="T677">none of the</text:span><text:span text:style-name="T756">se</text:span><text:span text:style-name="T680"> </text:span><text:span text:style-name="T677">studies </text:span><text:span text:style-name="T520">the </text:span><text:span text:style-name="T813">objects' </text:span><text:span text:style-name="T470">CoG </text:span><text:span text:style-name="T813">was </text:span><text:span text:style-name="T622">taken into account</text:span><text:span text:style-name="T473">. </text:span><text:span text:style-name="T520">Thus, i</text:span><text:span text:style-name="T473">t remains unknown whether the </text:span><text:span text:style-name="T520">preferred viewing location </text:span><text:span text:style-name="T472">is affected by the extent to which the object's center and </text:span><text:span text:style-name="T570">the object's </text:span><text:span text:style-name="T472">CoG </text:span><text:span text:style-name="T678">overlap or </text:span><text:span text:style-name="T623">diverge</text:span><text:span text:style-name="T472">.</text:span></text:p>
      <text:p text:style-name="P25"><text:span text:style-name="T699">In sum, the CoG hypothesis predicts that the eyes are simply drawn to </text:span><text:span text:style-name="T814">an</text:span><text:span text:style-name="T699"> object's weighted center. For example, in case of </text:span><text:span text:style-name="T757">a spoon</text:span><text:span text:style-name="T699">, the eyes would land slightly towards the </text:span><text:span text:style-name="T701">'</text:span><text:span text:style-name="T699">heavy</text:span><text:span text:style-name="T701">'</text:span><text:span text:style-name="T699"> side </text:span><text:span text:style-name="T700">(in terms of contrast) </text:span><text:span text:style-name="T699">of the object, but no more than would be expected based on the stimulus' low-level properties.</text:span></text:p>
      <text:h text:style-name="P77" text:outline-level="2"><text:span text:style-name="T679">A</text:span>ffordances</text:h>
      <text:p text:style-name="Text_20_body"><text:span text:style-name="T359">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359">(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359"> p</text:span><text:span text:style-name="T360">e</text:span><text:span text:style-name="T359">ople observe objects in terms of their potential usage. He coined the term </text:span><text:span text:style-name="T361">affordances</text:span><text:span text:style-name="T359">,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59">(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359"> </text:span><text:span text:style-name="T363">Indeed, a </text:span><text:span text:style-name="T364">vast amount of research </text:span><text:span text:style-name="T365">has shown that </text:span><text:span text:style-name="T366">perceiving an object </text:span><text:span text:style-name="T364">automatically </text:span><text:span text:style-name="T367">primes</text:span><text:span text:style-name="T364"> a</text:span><text:span text:style-name="T366">n associated</text:span><text:span text:style-name="T364"> motor program </text:span><text:reference-mark-start text:name="ZOTERO_ITEM CSL_CITATION {&quot;citationID&quot;:&quot;EyOfPlqx&quot;,&quot;properties&quot;:{&quot;formattedCitation&quot;:&quot;{\\rtf (e.g. Craighero, Fadiga, Umilt\\uc0\\u224{}, &amp; Rizzolatti, 1996)}&quot;,&quot;plainCitation&quot;:&quot;(e.g. Craighero, Fadiga, Umiltà, &amp; Rizzolatti,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MgTgNdAB2d"/><text:span text:style-name="T8">(e.g. Craighero, Fadiga, Umilt</text:span><text:span text:style-name="T1">à, &amp; Rizzolatti, 1996)</text:span><text:reference-mark-end text:name="ZOTERO_ITEM CSL_CITATION {&quot;citationID&quot;:&quot;EyOfPlqx&quot;,&quot;properties&quot;:{&quot;formattedCitation&quot;:&quot;{\\rtf (e.g. Craighero, Fadiga, Umilt\\uc0\\u224{}, &amp; Rizzolatti, 1996)}&quot;,&quot;plainCitation&quot;:&quot;(e.g. Craighero, Fadiga, Umiltà, &amp; Rizzolatti,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MgTgNdAB2d"/>.<text:span text:style-name="T359"> </text:span><text:span text:style-name="T372">For example, seeing a </text:span><text:span text:style-name="T373">spoon </text:span><text:span text:style-name="T372">with its handle protruded </text:span><text:span text:style-name="T374">to</text:span><text:span text:style-name="T372"> the right </text:span><text:span text:style-name="T376">facilitates right-, compared to left,-handed responses, whereas the reverse is true </text:span><text:span text:style-name="T377">when the handle is </text:span><text:span text:style-name="T376">protruded </text:span><text:span text:style-name="T375">to</text:span><text:span text:style-name="T376"> the left </text:span><text:reference-mark-start text:name="ZOTERO_ITEM CSL_CITATION {&quot;citationID&quot;:&quot;jM8N1aFz&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vPF2CndEC"/><text:span text:style-name="T376">(Fischer &amp; Dahl, 2007; Tucker &amp; Ellis, 1998)</text:span><text:reference-mark-end text:name="ZOTERO_ITEM CSL_CITATION {&quot;citationID&quot;:&quot;jM8N1aFz&quot;,&quot;properties&quot;:{&quot;formattedCitation&quot;:&quot;(Fischer &amp; Dahl, 2007; Tucker &amp; Ellis, 1998)&quot;,&quot;plainCitation&quot;:&quot;(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vPF2CndEC"/><text:span text:style-name="T376">. </text:span><text:span text:style-name="T368">Given th</text:span><text:span text:style-name="T365">is</text:span><text:span text:style-name="T368"> interplay between vision and action, the question arises whether action-related objects facilitate visuomotor transformations by automatically capturing </text:span><text:span text:style-name="T378">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378">(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368">. To investigate thi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68">(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389"> presented two objects, one graspable, </text:span><text:span text:style-name="T390">and</text:span><text:span text:style-name="T389"> one non-graspable, bilaterally and asked </text:span><text:span text:style-name="T391">participants</text:span><text:span text:style-name="T389"> to indicate over which of the two a target was superimposed. </text:span><text:span text:style-name="T392">They found </text:span><text:span text:style-name="T390">the event-related-potential component </text:span><text:span text:style-name="T392">P1, </text:span><text:span text:style-name="T390">which is </text:span><text:span text:style-name="T393">assumed to reflect </text:span><text:span text:style-name="T389">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89">(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392">, to be </text:span><text:span text:style-name="T394">larger</text:span><text:span text:style-name="T392"> if the </text:span><text:span text:style-name="T389">target was superimposed over a </text:span><text:span text:style-name="T395">graspable </text:span><text:span text:style-name="T396">compared</text:span><text:span text:style-name="T389"> to </text:span><text:span text:style-name="T396">a </text:span><text:span text:style-name="T395">non-graspable object. </text:span><text:span text:style-name="T392">From </text:span><text:span text:style-name="T397">this finding</text:span><text:span text:style-name="T392">, the authors </text:span><text:soft-page-break/><text:span text:style-name="T392">concluded that </text:span><text:span text:style-name="T395">action-related </text:span><text:span text:style-name="T398">objects</text:span><text:span text:style-name="T395"> </text:span><text:span text:style-name="T389">indeed 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389">(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389">.</text:span></text:p>
      <text:p text:style-name="Text_20_body"><text:span text:style-name="T369">In line with </text:span><text:span text:style-name="T370">this</text:span><text:span text:style-name="T369"> reasoning, potentials for action should also attract attention within a single object. More specifically, the hand</text:span><text:span text:style-name="T371">l</text:span><text:span text:style-name="T369">e-affordance hypothesis predicts that </text:span><text:span text:style-name="T397">the eyes </text:span><text:span text:style-name="T399">should be </text:span><text:span text:style-name="T400">drawn towards </text:span><text:span text:style-name="T401">an </text:span><text:span text:style-name="T402">object</text:span><text:span text:style-name="T403">'</text:span><text:span text:style-name="T402">s</text:span><text:span text:style-name="T404"> </text:span><text:span text:style-name="T402">graspable </text:span><text:span text:style-name="T404">part; its</text:span><text:span text:style-name="T400"> handle. </text:span><text:span text:style-name="T405">At least o</text:span><text:span text:style-name="T406">ne </text:span><text:span text:style-name="T407">study suggests that this is </text:span><text:span text:style-name="T408">indeed </text:span><text:span text:style-name="T407">the case. </text:span><text:span text:style-name="T408">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408">(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408"> measured eye movements while participants viewed and </text:span><text:span text:style-name="T409">categorised</text:span><text:span text:style-name="T408"> graspable objects. </text:span><text:span text:style-name="T410">They</text:span><text:span text:style-name="T408"> found that participants spent proportionally more time looking at the objects' handles than other </text:span><text:span text:style-name="T411">parts, even though the (location of the) handle was irrelevant to the categorisation task. From these results, the authors concluded that object</text:span><text:span text:style-name="T405">s'</text:span><text:span text:style-name="T411"> </text:span><text:span text:style-name="T405">graspable parts</text:span><text:span text:style-name="T411"> automatically attract visuospatial </text:span><text:span text:style-name="T412">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9xTLILb8DT"/>(Myachykov et al., 2013)<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9xTLILb8DT"/><text:span text:style-name="T411">. </text:span><text:span text:style-name="T413">However, it is important to note that </text:span><text:span text:style-name="T414">the objects' </text:span><text:span text:style-name="T413">CoG</text:span><text:span text:style-name="T415"> </text:span><text:span text:style-name="T414">was not </text:span><text:span text:style-name="T415">taken </text:span><text:span text:style-name="T413">into account. Therefore, it remains unclear whether the </text:span><text:span text:style-name="T416">observed </text:span><text:span text:style-name="T417">tendency to look at objects' handles </text:span><text:span text:style-name="T413">might simply be explained by the low-level properties </text:span><text:span text:style-name="T417">of the stimuli</text:span><text:span text:style-name="T413">. </text:span></text:p>
      <text:h text:style-name="P78" text:outline-level="2">Attention to <text:span text:style-name="T759">implied action</text:span> <text:span text:style-name="T758">direction</text:span></text:h>
      <text:p text:style-name="Text_20_body"><text:span text:style-name="T418">In contrast </text:span><text:span text:style-name="T419">to </text:span><text:span text:style-name="T420">the handle-affordance hypothesis,</text:span><text:span text:style-name="T418">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cAmCH12GPd"/><text:span text:style-name="T418">(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cAmCH12GPd"/><text:span text:style-name="T418"> </text:span><text:span text:style-name="T421">reasoned </text:span><text:span text:style-name="T422">that</text:span><text:span text:style-name="T418"> </text:span><text:span text:style-name="T423">action-related objects should bias visuospatial attention in the direction of the action implied by the object. </text:span><text:span text:style-name="T424">For example</text:span><text:span text:style-name="T425">, viewing a hammer would </text:span><text:span text:style-name="T424">imply </text:span><text:span text:style-name="T420">the action</text:span><text:span text:style-name="T424"> 'hammering', which induces an attentional shift towards the hammer's head rather than its handle. </text:span><text:span text:style-name="T420">After all, </text:span><text:span text:style-name="T423">in daily life that would be the most probably location </text:span><text:span text:style-name="T419">to find the </text:span><text:span text:style-name="T425">a (to-be-hammered-on) nail</text:span><text:span text:style-name="T426">. </text:span><text:span text:style-name="T427">Thus, </text:span><text:span text:style-name="T428">both Myachykov and colleagues </text:span><text:reference-mark-start text:name="ZOTERO_ITEM CSL_CITATION {&quot;citationID&quot;:&quot;urhgemjte&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9yuMHKmR64"/><text:span text:style-name="T428">(2013)</text:span><text:reference-mark-end text:name="ZOTERO_ITEM CSL_CITATION {&quot;citationID&quot;:&quot;urhgemjte&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9yuMHKmR64"/><text:span text:style-name="T428"> and Roberts and Humphreys </text:span><text:reference-mark-start text:name="ZOTERO_ITEM CSL_CITATION {&quot;citationID&quot;:&quot;ofxyX69v&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HWnTdAhi5i"/><text:span text:style-name="T428">(2011)</text:span><text:reference-mark-end text:name="ZOTERO_ITEM CSL_CITATION {&quot;citationID&quot;:&quot;ofxyX69v&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HWnTdAhi5i"/><text:span text:style-name="T428"> assume that object affordances induce an attentional shift</text:span><text:span text:style-name="T394">, but do so in opposite manners: They </text:span><text:span text:style-name="T428">respectively </text:span><text:span text:style-name="T394">refer</text:span><text:span text:style-name="T428"> to the handle versus the non-handle as the action-related part. </text:span><text:span text:style-name="T426">To test </text:span><text:span text:style-name="T428">their </text:span><text:span text:style-name="T426">prediction, </text:span><text:span text:style-name="T428">Roberts and Humphreys </text:span><text:reference-mark-start text:name="ZOTERO_ITEM CSL_CITATION {&quot;citationID&quot;:&quot;g4l4arutd&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1LWDCnJeV3"/><text:span text:style-name="T428">(Roberts &amp; Humphreys, 2011)</text:span><text:reference-mark-end text:name="ZOTERO_ITEM CSL_CITATION {&quot;citationID&quot;:&quot;g4l4arutd&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1LWDCnJeV3"/><text:span text:style-name="T428"> </text:span><text:span text:style-name="T426">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asz0lrNs7j"/><text:span text:style-name="T426">(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asz0lrNs7j"/><text:span text:style-name="T426"> in which graspable objects functioned as central cues. </text:span><text:span text:style-name="T429">The authors predicted, and found, </text:span><text:span text:style-name="T426">a cueing effect at the non-handled part of the object </text:span><text:span text:style-name="T430">(e.g. at the head, but not at the handle, of a hammer). </text:span><text:span text:style-name="T431">They </text:span><text:span text:style-name="T432">concluded</text:span><text:span text:style-name="T433"> </text:span><text:soft-page-break/><text:span text:style-name="T434">that </text:span><text:span text:style-name="T435">visuospatial attention is </text:span><text:span text:style-name="T434">indeed </text:span><text:span text:style-name="T435">influenced by affordances</text:span><text:span text:style-name="T436">, such that it is biased </text:span><text:span text:style-name="T437">towards the </text:span><text:span text:style-name="T436">direction of the action implied by the object</text:span><text:span text:style-name="T426">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uuWAwwRE8w"/><text:span text:style-name="T426">(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uuWAwwRE8w"/><text:span text:style-name="T426">. </text:span><text:span text:style-name="T438">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438">(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438"> employed a similar paradigm </text:span><text:span text:style-name="T439">(although to test the 'hande-affordance hypothesis</text:span><text:span text:style-name="T379">), and did not find a bias to either side of the object. </text:span><text:span text:style-name="T380">Again, </text:span><text:span text:style-name="T381">importantly,</text:span><text:span text:style-name="T380"> in paradigms the CoG </text:span><text:span text:style-name="T382">of the stimuli was not </text:span><text:span text:style-name="T380">taken into account. Therefore, it remains unclear whether the </text:span><text:span text:style-name="T383">attentional shift </text:span><text:span text:style-name="T384">observed by Roberts &amp; Humphreys </text:span><text:reference-mark-start text:name="ZOTERO_ITEM CSL_CITATION {&quot;citationID&quot;:&quot;1b5fi9h6ah&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QLkO4JipyK"/><text:span text:style-name="T384">(Roberts &amp; Humphreys, 2011)</text:span><text:reference-mark-end text:name="ZOTERO_ITEM CSL_CITATION {&quot;citationID&quot;:&quot;1b5fi9h6ah&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QLkO4JipyK"/><text:span text:style-name="T384"> </text:span><text:span text:style-name="T383">may simply be explained by the fact that, for example, </text:span><text:span text:style-name="T385">on average </text:span><text:span text:style-name="T383">the stimuli were more 'heavy' on this side. </text:span></text:p>
      <text:p text:style-name="Text_20_body"><text:span text:style-name="T380">In sum, the action-direction hypothesis predicts that the eyes are drawn </text:span><text:span text:style-name="T386">in the direction of the action implied by the object</text:span><text:span text:style-name="T380">. For example, in the spoon example, attention, and therefore the eyes </text:span><text:reference-mark-start text:name="ZOTERO_ITEM CSL_CITATION {&quot;citationID&quot;:&quot;Xnai2vJc&quot;,&quot;properties&quot;:{&quot;formattedCitation&quot;:&quot;{\\rtf (cf. Rizzolatti, Riggio, Dascola, &amp; Umilt\\uc0\\u224{}, 1987)}&quot;,&quot;plainCitation&quot;:&quot;(cf. Rizzolatti, Riggio, Dascola, &amp; Umiltà, 1987)&quot;},&quot;citationItems&quot;:[{&quot;id&quot;:241,&quot;uris&quot;:[&quot;http://zotero.org/users/local/OLmfyFPR/items/TQHZWCGZ&quot;],&quot;uri&quot;:[&quot;http://zotero.org/users/local/OLmfyFPR/items/TQHZWCGZ&quot;],&quot;itemData&quot;:{&quot;id&quot;:241,&quot;type&quot;:&quot;article-journal&quot;,&quot;title&quot;:&quot;Reorienting attention across the horizontal and vertical meridians: evidence in favor of a premotor theory of attention&quot;,&quot;container-title&quot;:&quot;Neuropsychologia&quot;,&quot;page&quot;:&quot;31–40&quot;,&quot;volume&quot;:&quot;25&quot;,&quot;issue&quot;:&quot;1&quot;,&quot;source&quot;:&quot;Google Scholar&quot;,&quot;shortTitle&quot;:&quot;Reorienting attention across the horizontal and vertical meridians&quot;,&quot;author&quot;:[{&quot;family&quot;:&quot;Rizzolatti&quot;,&quot;given&quot;:&quot;G.&quot;},{&quot;family&quot;:&quot;Riggio&quot;,&quot;given&quot;:&quot;L.&quot;},{&quot;family&quot;:&quot;Dascola&quot;,&quot;given&quot;:&quot;I.&quot;},{&quot;family&quot;:&quot;Umiltà&quot;,&quot;given&quot;:&quot;C.&quot;}],&quot;issued&quot;:{&quot;date-parts&quot;:[[&quot;1987&quot;]]}},&quot;prefix&quot;:&quot;cf.&quot;}],&quot;schema&quot;:&quot;https://github.com/citation-style-language/schema/raw/master/csl-citation.json&quot;} RNDYnz2vgzWC0"/><text:span text:style-name="T9">(cf. Rizzolatti, Riggio, Dascola, &amp; Umilt</text:span><text:span text:style-name="T1">à, 1987)</text:span><text:reference-mark-end text:name="ZOTERO_ITEM CSL_CITATION {&quot;citationID&quot;:&quot;Xnai2vJc&quot;,&quot;properties&quot;:{&quot;formattedCitation&quot;:&quot;{\\rtf (cf. Rizzolatti, Riggio, Dascola, &amp; Umilt\\uc0\\u224{}, 1987)}&quot;,&quot;plainCitation&quot;:&quot;(cf. Rizzolatti, Riggio, Dascola, &amp; Umiltà, 1987)&quot;},&quot;citationItems&quot;:[{&quot;id&quot;:241,&quot;uris&quot;:[&quot;http://zotero.org/users/local/OLmfyFPR/items/TQHZWCGZ&quot;],&quot;uri&quot;:[&quot;http://zotero.org/users/local/OLmfyFPR/items/TQHZWCGZ&quot;],&quot;itemData&quot;:{&quot;id&quot;:241,&quot;type&quot;:&quot;article-journal&quot;,&quot;title&quot;:&quot;Reorienting attention across the horizontal and vertical meridians: evidence in favor of a premotor theory of attention&quot;,&quot;container-title&quot;:&quot;Neuropsychologia&quot;,&quot;page&quot;:&quot;31–40&quot;,&quot;volume&quot;:&quot;25&quot;,&quot;issue&quot;:&quot;1&quot;,&quot;source&quot;:&quot;Google Scholar&quot;,&quot;shortTitle&quot;:&quot;Reorienting attention across the horizontal and vertical meridians&quot;,&quot;author&quot;:[{&quot;family&quot;:&quot;Rizzolatti&quot;,&quot;given&quot;:&quot;G.&quot;},{&quot;family&quot;:&quot;Riggio&quot;,&quot;given&quot;:&quot;L.&quot;},{&quot;family&quot;:&quot;Dascola&quot;,&quot;given&quot;:&quot;I.&quot;},{&quot;family&quot;:&quot;Umiltà&quot;,&quot;given&quot;:&quot;C.&quot;}],&quot;issued&quot;:{&quot;date-parts&quot;:[[&quot;1987&quot;]]}},&quot;prefix&quot;:&quot;cf.&quot;}],&quot;schema&quot;:&quot;https://github.com/citation-style-language/schema/raw/master/csl-citation.json&quot;} RNDYnz2vgzWC0"/><text:span text:style-name="T380">, would be directed towards </text:span><text:span text:style-name="T387">its </text:span><text:span text:style-name="T380">stirring part </text:span><text:span text:style-name="T388">(i.e. its bowl)</text:span><text:span text:style-name="T380">. </text:span></text:p>
      <text:h text:style-name="P79" text:outline-level="2">The current study</text:h>
      <text:p text:style-name="P20"><text:span text:style-name="T440">From reviewing </text:span><text:span text:style-name="T441">previous</text:span><text:span text:style-name="T440"> literature on </text:span><text:span text:style-name="T400">the </text:span><text:span text:style-name="T452">low-level</text:span><text:span text:style-name="T400"> </text:span><text:span text:style-name="T440">CoG </text:span><text:span text:style-name="T400">('global') effect and </text:span><text:span text:style-name="T440">the more higher-level handle-affordance and action-direction effects, several </text:span><text:span text:style-name="T400">issues become apparent. </text:span><text:span text:style-name="T442">Firstly, previous studies on </text:span><text:span text:style-name="T443">the </text:span><text:span text:style-name="T444">effect </text:span><text:span text:style-name="T445">of </text:span><text:span text:style-name="T442">action-relatedness </text:span><text:span text:style-name="T443">on </text:span><text:span text:style-name="T442">visual processing have yielded equivocal results. </text:span><text:span text:style-name="T446">Where the </text:span><text:span text:style-name="T442">aforementioned </text:span><text:span text:style-name="T446">cueing paradigms demonstrated an </text:span><text:span text:style-name="T447">attentional shift </text:span><text:span text:style-name="T362">away</text:span><text:span text:style-name="T447">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lqkXsYx2mX"/><text:span text:style-name="T447">(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lqkXsYx2mX"/><text:span text:style-name="T447">, </text:span><text:span text:style-name="T448">or </text:span><text:span text:style-name="T447">no attentional shift </text:span><text:span text:style-name="T448">at all</text:span><text:span text:style-name="T447">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447">(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447">, </text:span><text:span text:style-name="T446">Myachykov and colle</text:span><text:span text:style-name="T449">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tXFOiR0Obv"/><text:span text:style-name="T449">(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tXFOiR0Obv"/><text:span text:style-name="T449"> found </text:span><text:span text:style-name="T447">a bias </text:span><text:span text:style-name="T362">towards</text:span><text:span text:style-name="T447"> the handle. </text:span><text:span text:style-name="T442">Secondly, </text:span><text:span text:style-name="T441">to our knowledge none of these studies</text:span><text:span text:style-name="T400"> have taken the </text:span><text:span text:style-name="T442">low-level properties (e.g. the CoG and the saliency) </text:span><text:span text:style-name="T400">of the stimuli into account. </text:span><text:span text:style-name="T442">Consequently, it </text:span><text:span text:style-name="T400">remains very difficult to </text:span><text:span text:style-name="T442">dissociate between the three </text:span><text:span text:style-name="T450">possible effects of object properties on eye movements.</text:span></text:p>
      <text:p text:style-name="P26"><text:span text:style-name="T450">Therefore, t</text:span><text:span text:style-name="T521">he purpose of the current study was to simultaneously investigate the low-level </text:span><text:span text:style-name="T702">CoG</text:span><text:span text:style-name="T571"> </text:span><text:span text:style-name="T521">effect, and the more high-level </text:span><text:span text:style-name="T681">object-affordance and action-direction</text:span><text:span text:style-name="T521"> </text:span><text:span text:style-name="T571">effect</text:span><text:span text:style-name="T681">s</text:span><text:span text:style-name="T571"> </text:span><text:span text:style-name="T521">on eye</text:span><text:span text:style-name="T571"> </text:span><text:soft-page-break/><text:span text:style-name="T521">movements towards isolated </text:span><text:span text:style-name="T571">graspable </text:span><text:span text:style-name="T521">objects. </text:span><text:span text:style-name="T572">To this end, we measured saccadic landing positions. </text:span><text:span text:style-name="T681">More specifically, we analysed the metrics</text:span><text:span text:style-name="T572"> of initial saccades, that brought the</text:span><text:span text:style-name="T521"> peripherally-presented stimulus into participants' foveal vision, </text:span><text:span text:style-name="T703">as well as</text:span><text:span text:style-name="T624"> </text:span><text:span text:style-name="T681">the metrics of </text:span><text:span text:style-name="T624">subsequent </text:span><text:span text:style-name="T572">within-object refixations (i.e., </text:span><text:span text:style-name="T703">additional within-object </text:span><text:span text:style-name="T572">eye movements </text:span><text:span text:style-name="T703">that are needed for object recognition</text:span><text:span text:style-name="T572">). </text:span><text:span text:style-name="T704">To </text:span><text:span text:style-name="T815">dissociate higher-level effects from a low-level CoG effect, </text:span><text:span text:style-name="T704">we </text:span><text:span text:style-name="T681">calculate</text:span><text:span text:style-name="T704">d</text:span><text:span text:style-name="T681"> the CoG (weighted average contrast) </text:span><text:span text:style-name="T704">of our stimuli</text:span><text:span text:style-name="T681">, </text:span><text:span text:style-name="T704">and </text:span><text:span text:style-name="T681">carried out </text:span><text:span text:style-name="T682">a saliency-map simulation </text:span><text:reference-mark-start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wRQYTmDDdu"/><text:span text:style-name="T682">(Itti, Koch, &amp; Niebur, 1998)</text:span><text:reference-mark-end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wRQYTmDDdu"/><text:span text:style-name="T682">. </text:span><text:span text:style-name="T760">The latter </text:span><text:span text:style-name="T682">allowed us to compare participants eye-movement behaviour with simulated, completely low-leve</text:span><text:span text:style-name="T683">l</text:span><text:span text:style-name="T682">-driven, saccades. </text:span><text:span text:style-name="T703">According to the CoG hypothesis, </text:span><text:span text:style-name="T703">low-level </text:span><text:span text:style-name="T705">stimulus </text:span><text:span text:style-name="T703">properties are </text:span><text:span text:style-name="T705">sufficient</text:span><text:span text:style-name="T703"> to predict saccadic landing positions. </text:span><text:span text:style-name="T706">In contrast, </text:span><text:span text:style-name="T703">bot</text:span><text:span text:style-name="T704">h</text:span><text:span text:style-name="T703"> the handle-affordance and the action-direction hypothesis predict that (on top of low-level effects) </text:span><text:span text:style-name="T704">higher-level object properties also play a role.</text:span></text:p>
      <text:p text:style-name="Text_20_body"><text:span text:style-name="T475">To </text:span><text:span text:style-name="T488">foresee </text:span><text:span text:style-name="T522">the results, in line with </text:span><text:span text:style-name="T683">the</text:span><text:span text:style-name="T522"> CoG </text:span><text:span text:style-name="T683">hypothesis</text:span><text:span text:style-name="T522">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OMMERB4j3R"/><text:span text:style-name="T522">(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OMMERB4j3R"/><text:span text:style-name="T522">, initial saccades were directed towards the CoG of object</text:span><text:span text:style-name="T573">s. </text:span><text:span text:style-name="T760">In contrast, t</text:span><text:span text:style-name="T573">he </text:span><text:span text:style-name="T474">subsequent </text:span><text:span text:style-name="T573">saccades</text:span><text:span text:style-name="T475"> </text:span><text:span text:style-name="T523">were</text:span><text:span text:style-name="T474"> systematically directed </text:span><text:span text:style-name="T20">away</text:span><text:span text:style-name="T474"> from the objects' handle, </text:span><text:span text:style-name="T573">towards the object's non-handled part. </text:span><text:span text:style-name="T683">The latter </text:span><text:span text:style-name="T523">could not be explained by </text:span><text:span text:style-name="T625">a </text:span><text:span text:style-name="T523">low-level saliency effect. </text:span><text:span text:style-name="T706">Thus, our </text:span><text:span text:style-name="T523">results are </text:span><text:span text:style-name="T761">contradicting</text:span><text:span text:style-name="T523"> with the idea </text:span><text:span text:style-name="T762">that </text:span><text:span text:style-name="T763">the eyes are </text:span><text:span text:style-name="T762">automatically </text:span><text:span text:style-name="T763">drawn towards graspable parts </text:span><text:span text:style-name="T762">during object viewing</text:span><text:span text:style-name="T523">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523">(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523">. </text:span><text:span text:style-name="T684">Instead, they are in line with </text:span><text:span text:style-name="T706">the </text:span><text:span text:style-name="T684">action-direction hypothesis </text:span><text:reference-mark-start text:name="ZOTERO_ITEM CSL_CITATION {&quot;citationID&quot;:&quot;1bjg808qfv&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3vwPg2nJTQ"/><text:span text:style-name="T684">(Roberts &amp; Humphreys, 2011)</text:span><text:reference-mark-end text:name="ZOTERO_ITEM CSL_CITATION {&quot;citationID&quot;:&quot;1bjg808qfv&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3vwPg2nJTQ"/><text:span text:style-name="T684">. </text:span><text:span text:style-name="T763">Nevertheless, we think that </text:span><text:span text:style-name="T684">the refixations </text:span><text:span text:style-name="T686">c</text:span><text:span text:style-name="T684">ould </text:span><text:span text:style-name="T686">also </text:span><text:span text:style-name="T684">be explained as a semantic </text:span><text:span text:style-name="T685">effect, such that participants </text:span><text:span text:style-name="T687">moved their eyes towards the </text:span><text:span text:style-name="T685">part of the object that was most informative for identifying the object.</text:span></text:p>
      <text:h text:style-name="P69" text:outline-level="1"><text:soft-page-break/>Experiment 1</text:h>
      <text:h text:style-name="P80" text:outline-level="2">Methods</text:h>
      <text:h text:style-name="P56" text:outline-level="3">Participants</text:h>
      <text:p text:style-name="P36"><text:span text:style-name="T100">Eighteen</text:span><text:span text:style-name="T99"> observers participated in </text:span><text:span text:style-name="T328">Experiment 1</text:span><text:span text:style-name="T99">. All were right-handed, had normal or corrected-to-normal vision, and were naive as to the purpose of the experiment. They received payment (</text:span><text:span text:style-name="T102">€10 </text:span><text:span text:style-name="T118">per hour) </text:span><text:span text:style-name="T99">in return for their participation and gave their written informed consent, according to the Ethical Committee of Aix-Marseille Université </text:span><text:span text:style-name="T524">and </text:span><text:span text:style-name="T124">the Declaration of Helsinki</text:span><text:span text:style-name="T99">.</text:span></text:p>
      <text:h text:style-name="P57" text:outline-level="3">Apparatus</text:h>
      <text:p text:style-name="P36"><text:span text:style-name="T98">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2">(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98">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98">(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98"> on a 2</text:span><text:span text:style-name="T125">1</text:span><text:span text:style-name="T98">'' CRT monitor with a resolution of 1024 by 768 </text:span><text:span text:style-name="T816">px</text:span><text:span text:style-name="T98"> and a refresh rate of 10</text:span><text:span text:style-name="T463">0</text:span><text:span text:style-name="T98"> Hz. The distance between participants' eyes and the monitor was approximately </text:span><text:span text:style-name="T125">75 </text:span><text:span text:style-name="T98">cm and was kept constant by stabili</text:span><text:span text:style-name="T816">s</text:span><text:span text:style-name="T98">ing participants' head with a chin rest. Manual responses were collected on a </text:span><text:span text:style-name="T127">button box</text:span><text:span text:style-name="T98">. Eye-position data were recorded </text:span><text:span text:style-name="T763">with</text:span><text:span text:style-name="T98"> an EyeLink 1000 head-mounted system (SR Research Ltd., Mississauga, Ontario, Canada) with a sampling rate of 1000 Hz. </text:span></text:p>
      <text:h text:style-name="P56" text:outline-level="3">Materials</text:h>
      <text:p text:style-name="Text_20_body"><text:span text:style-name="T168">We selected </text:span><text:span text:style-name="T169">e</text:span><text:span text:style-name="T127">ighteen coloured photographs </text:span><text:span text:style-name="T170">of daily-life objects </text:span><text:span text:style-name="T127">from </text:span><text:span text:style-name="T281">two standardis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krRvL63k38"/><text:span text:style-name="T5">(Brodeur, Dionne-Dostie, Montreuil, Lepage, &amp; Op de Beeck, 2010; Moreno-Mart</text:span><text:span text:style-name="T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krRvL63k38"/><text:span text:style-name="T127">. Half of </text:span><text:span text:style-name="T171">the </text:span><text:span text:style-name="T127">objects were kitchen </text:span><text:span text:style-name="T172">utensils</text:span><text:span text:style-name="T127">, whereas the other half were garage tools. All objects were relatively long and narrow, and were presented horizontally. Per category, six objects were 'handled objects' (e.g. a knife). The </text:span><text:span text:style-name="T173">remaining objects were </text:span><text:span text:style-name="T174">more symmetrical and equally graspable on both sides (e.g. a ruler). The latter were used </text:span><text:span text:style-name="T175">as</text:span><text:span text:style-name="T174"> filler</text:span><text:span text:style-name="T175">s</text:span><text:span text:style-name="T174">, to retain participants' </text:span><text:soft-page-break/><text:span text:style-name="T175">naivety</text:span><text:span text:style-name="T174"> as to the purpose of our experiment, and were not included in the analyses.</text:span></text:p>
      <text:h text:style-name="P58" text:outline-level="3">Design</text:h>
      <text:p text:style-name="P12"><text:span text:style-name="T28">O</text:span><text:span text:style-name="T25">bjects were </text:span><text:span text:style-name="T39">presented</text:span><text:span text:style-name="T25"> in two different </text:span><text:span text:style-name="T10">orientations </text:span><text:span text:style-name="T25">such that their handle </text:span><text:span text:style-name="T37">was </text:span><text:span text:style-name="T25">pointing either towards the left or to</text:span><text:span text:style-name="T34">wards</text:span><text:span text:style-name="T25"> the right. Consequently, the </text:span><text:span text:style-name="T31">object's </text:span><text:span text:style-name="T39">orientation</text:span><text:span text:style-name="T31"><text:note text:id="ftn1" text:note-class="footnote"><text:note-citation>1</text:note-citation><text:note-body><text:p text:style-name="Footnote"><text:span text:style-name="T25">For the sake of </text:span><text:span text:style-name="T29">completeness </text:span><text:span text:style-name="T25">the symmetrical </text:span><text:span text:style-name="T28">filler </text:span><text:span text:style-name="T25">objects </text:span><text:span text:style-name="T31">(see above) </text:span><text:span text:style-name="T25">were rotated as well, although for these </text:span><text:span text:style-name="T27">objects n</text:span><text:span text:style-name="T25">o orientation-dependent preferred grasp was assumed.</text:span></text:p></text:note-body></text:note></text:span><text:span text:style-name="T31"> </text:span><text:span text:style-name="T35">could be</text:span><text:span text:style-name="T33"> </text:span><text:span text:style-name="T25">compatible with </text:span><text:span text:style-name="T31">either </text:span><text:span text:style-name="T25">a right- </text:span><text:span text:style-name="T31">or </text:span><text:span text:style-name="T25">a left-handed grasp.</text:span><text:span text:style-name="T36"> </text:span><text:span text:style-name="T489">We crossed </text:span><text:span text:style-name="T817">this </text:span><text:span text:style-name="T489">manipulation with a contrast manipulation (contrast degraded at the left or the right side of the object, or no contrast manipulation), resulting in a 3x2 within-subjects factorial design. </text:span><text:span text:style-name="T490">Because the mere purpose of the </text:span><text:span text:style-name="T525">contrast</text:span><text:span text:style-name="T490"> manipulation was to perform sanity checks </text:span><text:span text:style-name="T526">on</text:span><text:span text:style-name="T490"> our CoG and salienc</text:span><text:span text:style-name="T575">y</text:span><text:span text:style-name="T490">-</text:span><text:span text:style-name="T575">map </text:span><text:span text:style-name="T490">calculations </text:span><text:span text:style-name="T526">(see below)</text:span><text:span text:style-name="T490">, </text:span><text:span text:style-name="T491">the methods and </text:span><text:span text:style-name="T490">results </text:span><text:span text:style-name="T576">of</text:span><text:span text:style-name="T490"> the contrast-degraded trials are not discussed in the main text </text:span><text:span text:style-name="T84">(but see Supplementary Materials)</text:span><text:span text:style-name="T490">.</text:span></text:p>
      <text:p text:style-name="Text_20_body"><text:span text:style-name="T40">T</text:span><text:span text:style-name="T38">o induce a wide range of saccade latencies</text:span><text:span text:style-name="T25">, we varied </text:span><text:span text:style-name="T42">the time interval between the offset of the fixation dot and the onset of the target object </text:span><text:reference-mark-start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URL&quot;:&quot;http://www.journalofvision.org/content/7/10/7&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vKhE0N9WvJ"/><text:span text:style-name="T42">(Saslow, 1967; Rolfs &amp; Vitu, 2007)</text:span><text:reference-mark-end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URL&quot;:&quot;http://www.journalofvision.org/content/7/10/7&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vKhE0N9WvJ"/><text:span text:style-name="T42">. </text:span><text:span text:style-name="T70">Furthermore, o</text:span><text:span text:style-name="T44">bjects were presented either in the upper or in the lower visual field. </text:span><text:span text:style-name="T70">Both </text:span><text:span text:style-name="T75">fixation-dot offset and </text:span><text:span text:style-name="T71">saccade direction</text:span><text:span text:style-name="T70"> were randomly varied </text:span><text:span text:style-name="T54">within blocks, </text:span><text:span text:style-name="T72">but not crossed in our </text:span><text:span text:style-name="T43">factorial design. </text:span><text:span text:style-name="T26">Finally, </text:span><text:span text:style-name="T7">trial lists </text:span><text:span text:style-name="T26">per block were generated according to a Latin-square design </text:span><text:span text:style-name="T41">such that </text:span><text:span text:style-name="T26">potential object-repetition effects </text:span><text:span text:style-name="T32">would not</text:span><text:span text:style-name="T26"> be confounded with the manipulations of interest. </text:span></text:p>
      <text:h text:style-name="P59" text:outline-level="3">Procedure</text:h>
      <text:p text:style-name="P43"><text:span text:style-name="T128">The experiment started with a nine-point grid calibration procedure. </text:span>Before the start of each trial, a <text:span text:style-name="T322">one-point eye</text:span><text:span text:style-name="T527">-</text:span><text:span text:style-name="T322">trac</text:span><text:span text:style-name="T154">ker recalibration (</text:span><text:span text:style-name="T155">'</text:span><text:span text:style-name="T154">drift correction</text:span><text:span text:style-name="T155">'</text:span><text:span text:style-name="T154">) was performed. </text:span><text:span text:style-name="T126">The trial proper started with a central black fixation dot (0.24</text:span><text:span text:style-name="T104">°</text:span><text:span text:style-name="T126">). After a random </text:span><text:span text:style-name="T130">interval</text:span><text:span text:style-name="T126"> </text:span><text:span text:style-name="T130">(μ = </text:span><text:span text:style-name="T156">400</text:span><text:span text:style-name="T130"> ms, σ = 50 ms, from a </text:span><text:span text:style-name="T158">Gaussian</text:span><text:span text:style-name="T130">, min. = </text:span><text:span text:style-name="T156">200 </text:span><text:span text:style-name="T157">ms</text:span><text:span text:style-name="T156">, max. = 1000 </text:span><text:span text:style-name="T157">ms)</text:span><text:span text:style-name="T126">, and only when participant</text:span><text:span text:style-name="T157">s</text:span><text:span text:style-name="T126"> fixated the dot </text:span><text:span text:style-name="T128">(i.e., when </text:span><text:soft-page-break/><text:span text:style-name="T128">vertical stable fixation position did not differ more than 0.75</text:span><text:span text:style-name="T107">°</text:span><text:span text:style-name="T128"> from the </text:span><text:span text:style-name="T176">center</text:span><text:span text:style-name="T128">)</text:span><text:span text:style-name="T126">, the target object appeared. </text:span><text:span text:style-name="T198">Ve</text:span><text:span text:style-name="T126">rtical eccentricity was varied randomly (between 5</text:span><text:span text:style-name="T104">° and </text:span><text:span text:style-name="T101">7° </text:span><text:span text:style-name="T103">above or below fixation</text:span><text:span text:style-name="T101">). </text:span><text:span text:style-name="T114">The object's center (i.e. the middle of the bitmap) was aligned on the vertical meridian. </text:span></text:p>
      <text:p text:style-name="P46"><text:span text:style-name="T126">Participants were</text:span> instructed to <text:span text:style-name="T350">look at the object and </text:span>categorise <text:span text:style-name="T350">it </text:span>as either a kitchen utensil or a garage tool <text:span text:style-name="T350">by making </text:span>a right- or a left-handed button press. <text:span text:style-name="T818">Thus, t</text:span>he hand of response <text:span text:style-name="T492">(left or right)</text:span> could be either compatible or incompatible with the grasp afforded by <text:span text:style-name="T492">the object</text:span><text:span text:style-name="T493">'s handle (pointing towards the left or right). </text:span>Importantly, this <text:span text:style-name="T528">stimulus-response </text:span>compatibility <text:span text:style-name="T323">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span text:style-name="T350">Button presses </text:span><text:span text:style-name="T126">could only be collected if participants </text:span><text:span text:style-name="T131">gazed at</text:span><text:span text:style-name="T126"> the object </text:span><text:span text:style-name="T129">(i.e. when vertical stable fixation position did not differ more than 1.5</text:span><text:span text:style-name="T105">° from the vertical center of the object)</text:span>. <text:span text:style-name="T355">If a fixation check took more than </text:span><text:span text:style-name="T159">1000</text:span><text:span text:style-name="T355"> ms to complete, it was considered as a timeout. </text:span><text:span text:style-name="T101">The object remained on screen until a response was made or a timeout of 2500 ms occurred. Depending on the response, a red (for incorrect) or a green (for correct) fixation dot </text:span><text:span text:style-name="T115">(500 ms) </text:span><text:span text:style-name="T101">inform</text:span><text:span text:style-name="T116">ed</text:span><text:span text:style-name="T101"> participants about their accuracy. At the end of every block participants were provided with their average response time and accuracy, and received a warning message asking to try to be more accurate if accuracy was below 85 percent. </text:span></text:p>
      <text:p text:style-name="P9"><text:span text:style-name="T45">The experiment contained </text:span><text:span text:style-name="T46">6</text:span><text:span text:style-name="T45"> blocks of 96 trials, </text:span><text:span text:style-name="T55">and commenced with 6</text:span><text:span text:style-name="T30"> practice trials. The response rule (e.g. 'left for kitchen, right for garage') was swapped half-way the experiment, and the order of response rules was counterbalanced across participants. </text:span></text:p>
      <text:h text:style-name="P81" text:outline-level="2">Results</text:h>
      <text:p text:style-name="P21"><text:span text:style-name="T709">Trials were </text:span><text:span text:style-name="T710">excluded</text:span><text:span text:style-name="T709"> </text:span><text:span text:style-name="T711">according to the following criteria: </text:span><text:span text:style-name="T326">the EyeLink </text:span><text:span text:style-name="T356">saccade-detection </text:span><text:span text:style-name="T326">algorithm </text:span><text:span text:style-name="T356">(</text:span><text:span text:style-name="T98">SR Research Ltd., Mississauga, Ontario, Canada</text:span><text:span text:style-name="T356">) </text:span><text:span text:style-name="T353">detected no saccades </text:span><text:span text:style-name="T326">(0.04%), </text:span><text:span text:style-name="T764">an incorrect </text:span><text:span text:style-name="T529">response was given</text:span><text:span text:style-name="T354"> (</text:span><text:span text:style-name="T355">5.43%</text:span><text:span text:style-name="T354">), </text:span><text:span text:style-name="T630">the initial saccade did not cross an imaginary line between the center and the smallest-possible target eccentricity (</text:span><text:span text:style-name="T707">0.24</text:span><text:span text:style-name="T630">%), </text:span><text:span text:style-name="T631">an</text:span><text:span text:style-name="T630"> anticipatory saccade was made </text:span><text:soft-page-break/><text:span text:style-name="T630">(.</text:span><text:span text:style-name="T707">08</text:span><text:span text:style-name="T630">%) </text:span><text:span text:style-name="T494">or </text:span><text:span text:style-name="T354">the gaze-contingent fixation checks failed </text:span><text:span text:style-name="T355">or timed out (</text:span><text:span text:style-name="T708">15.86</text:span><text:span text:style-name="T355">%). </text:span><text:span text:style-name="T742">In order to detect saccades, </text:span><text:span text:style-name="T741">w</text:span><text:span text:style-name="T740">e applied the </text:span><text:span text:style-name="T356">EyeLink saccade-detection algorithm </text:span><text:span text:style-name="T818">the </text:span><text:span text:style-name="T741">eye-</text:span><text:span text:style-name="T818">position samples </text:span><text:span text:style-name="T741">from the moment the eyes deviated more than </text:span><text:span text:style-name="T743">2</text:span><text:span text:style-name="T117">°</text:span><text:span text:style-name="T743"> </text:span><text:span text:style-name="T741">from the center of the screen, and until a button </text:span><text:span text:style-name="T765">press was collected</text:span><text:span text:style-name="T741">.</text:span></text:p>
      <text:h text:style-name="P61" text:outline-level="3">Manual responses</text:h>
      <text:p text:style-name="P16"><text:span text:style-name="T162">The </text:span><text:span text:style-name="T179">stimulus-response-compatibility paradigm </text:span><text:span text:style-name="T189">employed</text:span><text:span text:style-name="T162"> in Experiment 1</text:span><text:span text:style-name="T180"> </text:span><text:span text:style-name="T179">typically </text:span><text:span text:style-name="T181">results in</text:span><text:span text:style-name="T179"> </text:span><text:span text:style-name="T182">an </text:span><text:span text:style-name="T179">affordance effect </text:span><text:span text:style-name="T182">on manual responses, </text:span><text:span text:style-name="T183">such that </text:span><text:span text:style-name="T179">right-handed button presses are facilitated when the object is oriented with its handle to the right, </text:span><text:span text:style-name="T199">and vice versa </text:span><text:span text:style-name="T179">for left-handed button presses </text:span><text:reference-mark-start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179">(e.g. </text:span><text:span text:style-name="T179">Tucker &amp; Ellis, 1998)</text:span><text:reference-mark-end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179">. </text:span><text:span text:style-name="T161">To test for this effect, we carried out a two-factorial repeated measu</text:span><text:span text:style-name="T162">res </text:span><text:span text:style-name="T162">analysis of variance (ANOVA) with response hand (left, right) and handle orientation (left, </text:span><text:span text:style-name="T184">right</text:span><text:span text:style-name="T162">) as within-subject factors, and mean correct response time (RT) as the dependent variable. Trials on which RT </text:span><text:span text:style-name="T161">deviated more than 2.5 SD's from participants' condition means were excluded from the analysis </text:span><text:span text:style-name="T163">(2.89%)</text:span><text:span text:style-name="T161">. </text:span><text:span text:style-name="T163">I</text:span><text:span text:style-name="T162">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62">(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62">, </text:span><text:span text:style-name="T139">in our study the interaction between </text:span><text:span text:style-name="T146">response </text:span><text:span text:style-name="T185">hand </text:span><text:span text:style-name="T146">and handle orientation </text:span><text:span text:style-name="T139">did not </text:span><text:span text:style-name="T186">approach</text:span><text:span text:style-name="T139"> </text:span><text:span text:style-name="T190">significance </text:span><text:span text:style-name="T139">(</text:span><text:span text:style-name="T337">F</text:span><text:span text:style-name="T139">(</text:span><text:span text:style-name="T213">1,17</text:span><text:span text:style-name="T139">) = </text:span><text:span text:style-name="T213">0.</text:span><text:span text:style-name="T214">43</text:span><text:span text:style-name="T139">, </text:span><text:span text:style-name="T337">p</text:span><text:span text:style-name="T139"> = </text:span><text:span text:style-name="T213">0.5</text:span><text:span text:style-name="T214">2</text:span><text:span text:style-name="T139">).</text:span></text:p>
      <text:h text:style-name="P63" text:outline-level="3">Normalisation <text:span text:style-name="T357">of landing positions</text:span></text:h>
      <text:p text:style-name="P44"><text:span text:style-name="T251">All stimulus bitmaps </text:span><text:span text:style-name="T132">were </text:span><text:span text:style-name="T140">7.28</text:span><text:span text:style-name="T107">°</text:span><text:span text:style-name="T140"> </text:span><text:span text:style-name="T160">by</text:span><text:span text:style-name="T140"> 5.45</text:span><text:span text:style-name="T107">°, </text:span><text:span text:style-name="T109">but </text:span><text:span text:style-name="T133">because </text:span><text:span text:style-name="T142">they </text:span><text:span text:style-name="T133">consist</text:span><text:span text:style-name="T141">ed</text:span><text:span text:style-name="T133"> of </text:span><text:span text:style-name="T132">a white background </text:span><text:span text:style-name="T133">on which</text:span><text:span text:style-name="T132"> a photograph of an object </text:span><text:span text:style-name="T142">was </text:span><text:span text:style-name="T132">superimposed, </text:span><text:span text:style-name="T133">the actual </text:span><text:span text:style-name="T132">objects were not of exactly </text:span><text:span text:style-name="T133">the same </text:span><text:span text:style-name="T132">size </text:span><text:span text:style-name="T157">(</text:span><text:span text:style-name="T106">4.4°</text:span><text:span text:style-name="T110">-</text:span><text:span text:style-name="T106">5.7° </text:span><text:span text:style-name="T111">by</text:span><text:span text:style-name="T110"> </text:span><text:span text:style-name="T108">0.65</text:span><text:span text:style-name="T107">°</text:span><text:span text:style-name="T110">-</text:span><text:span text:style-name="T108">2.02</text:span><text:span text:style-name="T107">°</text:span><text:span text:style-name="T110">)</text:span><text:span text:style-name="T132">. To </text:span><text:span text:style-name="T142">nonetheless</text:span><text:span text:style-name="T132"> be able to average across objects, we normalised </text:span><text:span text:style-name="T142">saccadic landing positions</text:span><text:span text:style-name="T132"> </text:span><text:span text:style-name="T210">such that, </text:span><text:span text:style-name="T160">irrespective of the object's </text:span><text:span text:style-name="T210">exact size, normalised landing positions ranged between -.5 and .5 on both axes. Next, we changed the sign of the </text:span><text:span text:style-name="T211">horizonta</text:span><text:span text:style-name="T212">l </text:span><text:span text:style-name="T210">landing positions </text:span><text:span text:style-name="T251">for </text:span><text:span text:style-name="T210">trials on which the object was oriented leftwards. </text:span><text:span text:style-name="T252">Cons</text:span><text:span text:style-name="T282">e</text:span><text:span text:style-name="T252">quently, </text:span><text:span text:style-name="T210">irrespective of</text:span><text:span text:style-name="T160"> orientation, positive x-coordinates indicated a landing position towards the handle.</text:span><text:span text:style-name="T177"> </text:span><text:span text:style-name="T256">B</text:span><text:span text:style-name="T177">ecause we </text:span><text:soft-page-break/><text:span text:style-name="T177">manipulated </text:span><text:span text:style-name="T178">object orientation </text:span><text:span text:style-name="T177">on the x-axis, </text:span><text:span text:style-name="T253">and </text:span><text:span text:style-name="T257">because </text:span><text:span text:style-name="T253">participants made vertical saccades, </text:span><text:span text:style-name="T177">we </text:span><text:span text:style-name="T254">only analysed </text:span><text:span text:style-name="T255">the </text:span><text:span text:style-name="T177">x-coordinates of the landing positions.</text:span></text:p>
      <text:h text:style-name="P68" text:outline-level="3">Center of gravity</text:h>
      <text:p text:style-name="P45"><text:span text:style-name="T79">We determined the </text:span><text:span text:style-name="T80">objects' </text:span><text:span text:style-name="T79">CoG </text:span><text:span text:style-name="T78">as the weighted contrast of the edges of the stimuli (</text:span><text:span text:style-name="T80">see </text:span><text:span text:style-name="T77">Supplementary Mater</text:span><text:span text:style-name="T78">ials). </text:span><text:span text:style-name="T74">This </text:span><text:span text:style-name="T60">calculation revealed that, </text:span><text:span text:style-name="T61">on average, the weighted center of our stimuli was shifted (by about 1.</text:span><text:span text:style-name="T69">5 </text:span><text:span text:style-name="T61">% of the objects' width) towards the non-handle </text:span><text:span text:style-name="T68">side</text:span><text:span text:style-name="T61">. Only 3 out of our 14 stimuli were more heavy on the handle side. </text:span><text:span text:style-name="T67">We</text:span><text:span text:style-name="T61"> </text:span><text:span text:style-name="T65">stress that we </text:span><text:span text:style-name="T61">do not consider this as a confound or a disadvantage of our design. </text:span><text:span text:style-name="T62">After all, </text:span><text:span text:style-name="T61">the purpose of the current study was to investigate whether such (</text:span><text:span text:style-name="T63">asymmetries in</text:span><text:span text:style-name="T61">) stimulus properties </text:span><text:span text:style-name="T63">(which most </text:span><text:span text:style-name="T64">likely also hold for other stimulus sets </text:span><text:span text:style-name="T66">of</text:span><text:span text:style-name="T64"> graspable objects)</text:span><text:span text:style-name="T61"> </text:span><text:span text:style-name="T62">provide an alternative, </text:span><text:span text:style-name="T64">merely</text:span><text:span text:style-name="T62"> low-level, explanation for </text:span><text:span text:style-name="T61">the previously-found handle-affordance or action-direction effects.</text:span></text:p>
      <text:h text:style-name="P60" text:outline-level="3">Statistical tests</text:h>
      <text:p text:style-name="P30"><text:span text:style-name="T74">The CoG calculation</text:span><text:span text:style-name="T73"> enabled us to analyse </text:span><text:span text:style-name="T48">landing positions in two different ways: relative to the </text:span><text:span text:style-name="T56">objects' center </text:span><text:span text:style-name="T47">and</text:span><text:span text:style-name="T48"> relative to </text:span><text:span text:style-name="T57">its </text:span><text:span text:style-name="T58">weighted </text:span><text:span text:style-name="T47">CoG</text:span><text:span text:style-name="T50">. </text:span><text:span text:style-name="T49">The critical test for </text:span><text:span text:style-name="T50">both dependent variables was </text:span><text:span text:style-name="T49">whether </text:span><text:span text:style-name="T59">their values differed</text:span><text:span text:style-name="T49"> significantly from their respective reference point</text:span><text:span text:style-name="T52">s</text:span><text:span text:style-name="T49"> (i.e., center, or CoG). We tested this by carrying out </text:span><text:span text:style-name="T53">Bonferroni-corrected </text:span><text:span text:style-name="T49">one-sample </text:span><text:span text:style-name="T349">t</text:span><text:span text:style-name="T49">-tests. </text:span><text:span text:style-name="T76">Because w</text:span><text:span text:style-name="T59">e </text:span><text:span text:style-name="T49">tested landing positions of three saccades </text:span><text:span text:style-name="T51">(see below)</text:span><text:span text:style-name="T49"> with two different reference points,</text:span><text:span text:style-name="T76">we used an alpha level of</text:span><text:span text:style-name="T49">.</text:span><text:span text:style-name="T53">05/6 = .</text:span><text:span text:style-name="T49">008. </text:span></text:p>
      <text:h text:style-name="P64" text:outline-level="3"><text:span text:style-name="T144">L</text:span><text:span text:style-name="T143">anding positi</text:span><text:span text:style-name="T143">ons</text:span></text:h>
      <text:p text:style-name="P31"><text:span text:style-name="T149">Because </text:span><text:span text:style-name="T165">neither </text:span><text:span text:style-name="T149">hand of response </text:span><text:span text:style-name="T138">nor </text:span><text:span text:style-name="T149">handle orientation</text:span><text:span text:style-name="T149"><text:note text:id="ftn2" text:note-class="footnote"><text:note-citation>2</text:note-citation><text:note-body><text:p text:style-name="P49">Note that this <text:span text:style-name="T577">indicates</text:span> that the <text:span text:style-name="T330">bias towards </text:span>the handle did not differ between landing positions on handle left versus handle right trials. It does not mean that handle <text:span text:style-name="T530">orientation </text:span>had no effect on the absolute landing positions.</text:p></text:note-body></text:note></text:span><text:span text:style-name="T149"> </text:span><text:span text:style-name="T165">appeared to have an effect on our </text:span><text:span text:style-name="T138">dependent variables (all </text:span><text:span text:style-name="T338">F</text:span><text:span text:style-name="T138">'s </text:span><text:span text:style-name="T215">&lt; 1.</text:span><text:span text:style-name="T216">77</text:span><text:span text:style-name="T138">, </text:span><text:span text:style-name="T217">all </text:span><text:span text:style-name="T338">p</text:span><text:span text:style-name="T138">'s &gt; .</text:span><text:span text:style-name="T215">2</text:span><text:span text:style-name="T216">0</text:span><text:span text:style-name="T138">), </text:span><text:span text:style-name="T150">we </text:span><text:span text:style-name="T138">collapsed across these factors. </text:span><text:span text:style-name="T164">Trials on which </text:span><text:soft-page-break/><text:span text:style-name="T164">landing positions deviated more than 2.5 SD's from participants' means were discarded (</text:span><text:span text:style-name="T112">≈</text:span><text:span text:style-name="T119"> 1.</text:span><text:span text:style-name="T120">59</text:span><text:span text:style-name="T119">%, exact percentages </text:span><text:span text:style-name="T120">depending on saccade and reference point</text:span><text:span text:style-name="T188">)</text:span><text:span text:style-name="T164">.</text:span></text:p>
      <text:p text:style-name="P23"><text:span text:style-name="T712">P</text:span><text:span text:style-name="T713">articipants </text:span><text:span text:style-name="T714">needed at least </text:span><text:span text:style-name="T713">one </text:span><text:span text:style-name="T715">(100%)</text:span><text:span text:style-name="T713">, two (</text:span><text:span text:style-name="T716">70</text:span><text:span text:style-name="T713">%) or three (</text:span><text:span text:style-name="T716">19</text:span><text:span text:style-name="T713">%) saccades </text:span><text:span text:style-name="T714">before </text:span><text:span text:style-name="T717">responding</text:span><text:span text:style-name="T713">. <text:s/></text:span><text:span text:style-name="T720">Average landing positions </text:span><text:span text:style-name="T766">of those saccades </text:span><text:span text:style-name="T720">are shown in Figure </text:span><text:span text:style-name="T721">1</text:span><text:span text:style-name="T720">. </text:span><text:span text:style-name="T722">R</text:span><text:span text:style-name="T723">elative to the objects</text:span><text:span text:style-name="T722">'</text:span><text:span text:style-name="T723"> </text:span><text:span text:style-name="T332">center </text:span><text:span text:style-name="T15">(</text:span><text:span text:style-name="T16">r</text:span><text:span text:style-name="T23">ound markers, straight line</text:span><text:span text:style-name="T15">),</text:span><text:span text:style-name="T723"> initial saccade</text:span><text:span text:style-name="T722">s</text:span><text:span text:style-name="T723"> </text:span><text:span text:style-name="T722">were </text:span><text:span text:style-name="T723">slightly biased </text:span><text:span text:style-name="T332">away </text:span><text:span text:style-name="T723">from the object's handle </text:span><text:span text:style-name="T718">(</text:span><text:span text:style-name="T333">M</text:span><text:span text:style-name="T745"> = -0.040, </text:span><text:span text:style-name="T333">SE</text:span><text:span text:style-name="T745"> = 0.004, </text:span><text:span text:style-name="T333">t</text:span><text:span text:style-name="T745">(17) = -10.42, </text:span><text:span text:style-name="T333">p</text:span><text:span text:style-name="T745"> &lt; 0.0001</text:span><text:span text:style-name="T718">)</text:span><text:span text:style-name="T724">. This bias </text:span><text:span text:style-name="T722">wa</text:span><text:span text:style-name="T724">s </text:span><text:span text:style-name="T712">even </text:span><text:span text:style-name="T724">more pronounced for the </text:span><text:span text:style-name="T722">subsequent </text:span><text:span text:style-name="T724">refixations (second saccade: </text:span><text:span text:style-name="T333">M</text:span><text:span text:style-name="T745"> = -0.193, </text:span><text:span text:style-name="T333">SE</text:span><text:span text:style-name="T745"> = 0.012, </text:span><text:span text:style-name="T333">t</text:span><text:span text:style-name="T745">(17) = -15.64, </text:span><text:span text:style-name="T333">p</text:span><text:span text:style-name="T745"> &lt; 0.0001</text:span><text:span text:style-name="T724">; </text:span><text:span text:style-name="T719">third saccade</text:span><text:span text:style-name="T724">: </text:span><text:span text:style-name="T333">M</text:span><text:span text:style-name="T745"> = -0.115, SE = 0.019, </text:span><text:span text:style-name="T333">t</text:span><text:span text:style-name="T745">(17) = -6.02, </text:span><text:span text:style-name="T333">p</text:span><text:span text:style-name="T745"> &lt; 0.0001</text:span><text:span text:style-name="T724">).</text:span></text:p>
      <text:p text:style-name="P28"><text:span text:style-name="T136">In contrast</text:span><text:span text:style-name="T135">, </text:span><text:span text:style-name="T151">relative to the object's </text:span><text:span text:style-name="T336">CoG </text:span><text:span text:style-name="T21">(</text:span><text:span text:style-name="T24">round markers, dotted line</text:span><text:span text:style-name="T22">)</text:span><text:span text:style-name="T151">, </text:span><text:span text:style-name="T135">initial saccade</text:span><text:span text:style-name="T191">s</text:span><text:span text:style-name="T135"> </text:span><text:span text:style-name="T200">were </text:span><text:span text:style-name="T135">slight</text:span><text:span text:style-name="T200">ly</text:span><text:span text:style-name="T135"> bias</text:span><text:span text:style-name="T200">ed</text:span><text:span text:style-name="T135"> </text:span><text:span text:style-name="T335">towards</text:span><text:span text:style-name="T135"> the handle (</text:span><text:span text:style-name="T340">M</text:span><text:span text:style-name="T224"> = 0.024, </text:span><text:span text:style-name="T340">SE</text:span><text:span text:style-name="T224"> = 0.004, </text:span><text:span text:style-name="T340">t</text:span><text:span text:style-name="T224">(17) = 5.88, </text:span><text:span text:style-name="T340">p</text:span><text:span text:style-name="T224"> &lt; 0.0001</text:span><text:span text:style-name="T135">). Interestingly, </text:span><text:span text:style-name="T153">taking the </text:span><text:span text:style-name="T135">CoG </text:span><text:span text:style-name="T153">as a reference point </text:span><text:span text:style-name="T201">did</text:span><text:span text:style-name="T135"> not change the direction of the refixations: </text:span><text:span text:style-name="T152">these </text:span><text:span text:style-name="T202">were</text:span><text:span text:style-name="T135"> still directed </text:span><text:span text:style-name="T335">away</text:span><text:span text:style-name="T135"> from the handle</text:span><text:span text:style-name="T137"> </text:span><text:span text:style-name="T135">(</text:span><text:span text:style-name="T134">second saccade: </text:span><text:span text:style-name="T341">M</text:span><text:span text:style-name="T225"> = -0.123, </text:span><text:span text:style-name="T341">SE</text:span><text:span text:style-name="T225"> = 0.010, </text:span><text:span text:style-name="T341">t</text:span><text:span text:style-name="T225">(17) = -12.45, </text:span><text:span text:style-name="T341">p</text:span><text:span text:style-name="T225"> &lt; 0.0001</text:span><text:span text:style-name="T134">; </text:span><text:span text:style-name="T231">third </text:span><text:span text:style-name="T134">saccade: </text:span><text:span text:style-name="T342">M</text:span><text:span text:style-name="T226"> = -0.090, </text:span><text:span text:style-name="T342">SE</text:span><text:span text:style-name="T226"> = 0.019, </text:span><text:span text:style-name="T342">t</text:span><text:span text:style-name="T226">(17) = -4.66, </text:span><text:span text:style-name="T348">p</text:span><text:span text:style-name="T226"> = 0.0016</text:span><text:span text:style-name="T134">)</text:span><text:span text:style-name="T137">.</text:span><text:span text:style-name="T137"><text:note text:id="ftn3" text:note-class="footnote"><text:note-citation>3</text:note-citation><text:note-body><text:p text:style-name="P47"><text:span text:style-name="T734">T</text:span><text:span text:style-name="T732">he lines representing the two dependent variables are not parallel, nor are their statistics identical. This is because after trial exclusion, </text:span><text:span text:style-name="T734">the data used for statistical testing did not contain </text:span><text:span text:style-name="T732">an equal number of each object </text:span><text:span text:style-name="T734">anymore</text:span><text:span text:style-name="T732"> Thus, </text:span><text:span text:style-name="T734">because </text:span><text:span text:style-name="T732">the average CoG is different for every </text:span><text:span text:style-name="T734">t-test </text:span><text:span text:style-name="T735">input data file</text:span><text:span text:style-name="T734">, </text:span><text:span text:style-name="T732">the straight line is not simply a </text:span><text:span text:style-name="T733">shift of the dotted line.</text:span></text:p></text:note-body></text:note></text:span></text:p>
      <text:h text:style-name="P65" text:outline-level="3">Discussion</text:h>
      <text:p text:style-name="Text_20_body"><text:span text:style-name="T258">Firstly, i</text:span><text:span text:style-name="T259">n contrast to previous studies </text:span><text:reference-mark-start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259">(e.g. Fischer &amp; Dahl, 2007; Tucker &amp; Ellis, 1998)</text:span><text:reference-mark-end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259">, manual responses did not appear to be facilitated </text:span><text:span text:style-name="T260">if</text:span><text:span text:style-name="T259"> object orientation was congruent, compared to incongruent, with the hand of response. </text:span><text:span text:style-name="T260">T</text:span><text:span text:style-name="T259">he absence of such an affordance effect is </text:span><text:span text:style-name="T260">probably </text:span><text:span text:style-name="T259">due to the gaze-contingent fixation check</text:span><text:span text:style-name="T261">s that</text:span><text:span text:style-name="T259"> we </text:span><text:span text:style-name="T262">employed.</text:span><text:span text:style-name="T259"> </text:span><text:span text:style-name="T262">A</text:span><text:span text:style-name="T259">fter stimulus onset, response collection was disabled until participants made a saccade towards the object. As a result, </text:span><text:span text:style-name="T262">sometimes</text:span><text:span text:style-name="T259"> </text:span><text:span text:style-name="T258">the</text:span><text:span text:style-name="T259"> initial button press (which was </text:span><text:span text:style-name="T262">potentially </text:span><text:span text:style-name="T259">more sensitive to the objects' orientation) was not collected.</text:span></text:p>
      <text:p text:style-name="P33"><text:soft-page-break/><text:span text:style-name="T655">Secondly, Experiment 1 showed that, on average, initial saccades </text:span><text:span text:style-name="T820">did</text:span><text:span text:style-name="T655"> not land exactly at the objects' absolute center, nor exactly </text:span><text:span text:style-name="T660">at</text:span><text:span text:style-name="T655"> </text:span><text:span text:style-name="T767">their</text:span><text:span text:style-name="T655"> CoG. </text:span><text:span text:style-name="T656">Strikingly</text:span><text:span text:style-name="T655">, the direction of this bias depend</text:span><text:span text:style-name="T846">ed</text:span><text:span text:style-name="T655"> on which value </text:span><text:span text:style-name="T846">wa</text:span><text:span text:style-name="T660">s </text:span><text:span text:style-name="T655">taken as a reference point. Where absolute landing positions </text:span><text:span text:style-name="T846">were</text:span><text:span text:style-name="T656"> </text:span><text:span text:style-name="T655">slight</text:span><text:span text:style-name="T656">ly</text:span><text:span text:style-name="T655"> bias</text:span><text:span text:style-name="T656">ed</text:span><text:span text:style-name="T655"> </text:span><text:span text:style-name="T660">towards objects'</text:span><text:span text:style-name="T655"> non-handled part </text:span><text:span text:style-name="T90">(see line)</text:span><text:span text:style-name="T655">, </text:span><text:span text:style-name="T660">CoG-corrected landing positions </text:span><text:span text:style-name="T846">were</text:span><text:span text:style-name="T656"> slightly biased towards the handled part </text:span><text:span text:style-name="T90">(see line)</text:span><text:span text:style-name="T656">. Thus, from Experiment 1 we cannot distinguish between </text:span><text:span text:style-name="T657">the </text:span><text:span text:style-name="T820">handle</text:span><text:span text:style-name="T657">-affordance hypothesis </text:span><text:span text:style-name="T656">and the </text:span><text:span text:style-name="T657">action-direction hypothesis. Moreover, the CoG hypothesis cannot be ruled out either. </text:span><text:span text:style-name="T821">After all, i</text:span><text:span text:style-name="T783">t is possible that participants did aim to saccade towards objects' CoG, but systematically undershot this </text:span><text:span text:style-name="T783">target position </text:span><text:span text:style-name="T92">(see Supplementary)</text:span><text:span text:style-name="T783">.</text:span><text:span text:style-name="T459"> </text:span><text:span text:style-name="T783">In order to distinguish between these possibilities, </text:span><text:span text:style-name="T659">we carried out </text:span><text:span text:style-name="T821">a second experiment</text:span><text:span text:style-name="T659"> (see below).</text:span></text:p>
      <text:p text:style-name="P15"><text:span text:style-name="T847">W</text:span><text:span text:style-name="T736">ithin-object</text:span><text:span text:style-name="T658"> </text:span><text:span text:style-name="T578">refixations</text:span><text:span text:style-name="T496"> </text:span><text:span text:style-name="T531">were </text:span><text:span text:style-name="T456">directed towards the </text:span><text:span text:style-name="T457">non-handled part of the object, </text:span><text:span text:style-name="T12">irrespective </text:span><text:span text:style-name="T457">of </text:span><text:span text:style-name="T496">whether </text:span><text:span text:style-name="T737">the objects' absolute center or CoG was used </text:span><text:span text:style-name="T496">as a reference point</text:span><text:span text:style-name="T457">. The latter might be interpreted as a semantic effect: </text:span><text:span text:style-name="T532">the non-handled part (e.g., the 'brushing part' of a washing brush) </text:span><text:span text:style-name="T457">may have been most informative for object identification, </text:span><text:span text:style-name="T497">which was required for </text:span><text:span text:style-name="T498">the categorisation task. </text:span><text:span text:style-name="T579">Alternatively, in line with previous findings, this could reflect an attentional shift in the direction of the implied action </text:span><text:reference-mark-start text:name="ZOTERO_ITEM CSL_CITATION {&quot;citationID&quot;:&quot;mRJ0gwEQ&quot;,&quot;properties&quot;:{&quot;formattedCitation&quot;:&quot;{\\rtf (e.g. \\uc0\\u8220{}washing [a cup]\\uc0\\u8221{}, Roberts &amp; Humphreys, 2011)}&quot;,&quot;plainCitation&quot;:&quot;(e.g. “washing [a cup]”, 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e.g. 'washing [a cup]', &quot;}],&quot;schema&quot;:&quot;https://github.com/citation-style-language/schema/raw/master/csl-citation.json&quot;} RND48LR2FmE2d"/><text:span text:style-name="T6">(e.g. </text:span><text:span text:style-name="T1">“washing [a cup]”, Roberts &amp; Humphreys, 2011)</text:span><text:reference-mark-end text:name="ZOTERO_ITEM CSL_CITATION {&quot;citationID&quot;:&quot;mRJ0gwEQ&quot;,&quot;properties&quot;:{&quot;formattedCitation&quot;:&quot;{\\rtf (e.g. \\uc0\\u8220{}washing [a cup]\\uc0\\u8221{}, Roberts &amp; Humphreys, 2011)}&quot;,&quot;plainCitation&quot;:&quot;(e.g. “washing [a cup]”, 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e.g. 'washing [a cup]', &quot;}],&quot;schema&quot;:&quot;https://github.com/citation-style-language/schema/raw/master/csl-citation.json&quot;} RND48LR2FmE2d"/><text:span text:style-name="T579">.</text:span></text:p>
      <text:h text:style-name="Heading_20_1" text:outline-level="1">Experiment 2</text:h>
      <text:p text:style-name="P37"><text:span text:style-name="T460">Experiment 2 differed in a small but important manner from Experiment 1: </text:span><text:span text:style-name="T499">we aligned </text:span><text:span text:style-name="T460">the objects with their </text:span><text:span text:style-name="T17">CoG </text:span><text:span text:style-name="T460">(instead of their </text:span><text:span text:style-name="T738">absolute </text:span><text:span text:style-name="T460">center) on the vertical meridian </text:span><text:span text:style-name="T93">(see Figure)</text:span><text:span text:style-name="T460">. </text:span><text:span text:style-name="T784">The main purpose of </text:span><text:span text:style-name="T847">E</text:span><text:span text:style-name="T784">xperiment </text:span><text:span text:style-name="T847">2 </text:span><text:span text:style-name="T784">was to further investigate the direction of initial saccades towards isolated objects. </text:span><text:span text:style-name="T822">We reasoned that if the in Experimen</text:span><text:span text:style-name="T823">t</text:span><text:span text:style-name="T822"> 1 observed initial deviation from the CoG </text:span><text:span text:style-name="T847">wa</text:span><text:span text:style-name="T822">s caused by a saccadic undershoot </text:span><text:span text:style-name="T847">of the CoG </text:span><text:span text:style-name="T823">on the horizontal axis</text:span><text:span text:style-name="T822">, in Experiment 2 the eyes should land approximately at the CoG (i.e. </text:span><text:span text:style-name="T823">a</text:span><text:span text:style-name="T822">t the vertical meridian), irrespective of object orientation. Instead, if the previously</text:span><text:span text:style-name="T848">-</text:span><text:span text:style-name="T822">observed initial deviation </text:span><text:span text:style-name="T823">reflect</text:span><text:span text:style-name="T848">ed</text:span><text:span text:style-name="T823"> </text:span><text:span text:style-name="T822">a higher-level effect, Experiment 2 should reveal a similar pattern.</text:span><text:span text:style-name="T461"> </text:span><text:span text:style-name="T582">In addition, Experiment 2 enable</text:span><text:span text:style-name="T500">d</text:span><text:span text:style-name="T582"> us to obtain </text:span><text:soft-page-break/><text:span text:style-name="T582">converging evidence for the </text:span><text:span text:style-name="T824">subsequent </text:span><text:span text:style-name="T580">bias towards the </text:span><text:span text:style-name="T849">objects' </text:span><text:span text:style-name="T580">non-handled part</text:span><text:span text:style-name="T582">. If </text:span><text:span text:style-name="T824">these </text:span><text:span text:style-name="T582">refixations </text:span><text:span text:style-name="T581">are indeed </text:span><text:span text:style-name="T824">the result of a higher-level (</text:span><text:span text:style-name="T588">either semantic action-direction</text:span><text:span text:style-name="T825">) </text:span><text:span text:style-name="T588">effect, </text:span><text:span text:style-name="T587">we should find a similar bias in Experiment 2.</text:span></text:p>
      <text:h text:style-name="P82" text:outline-level="2">Methods</text:h>
      <text:p text:style-name="P38"><text:span text:style-name="T324">Experiment 2 </text:span><text:span text:style-name="T325">differed from Experiment 1 only on the following aspects. </text:span><text:span text:style-name="T534">E</text:span><text:span text:style-name="T325">ighteen </text:span><text:span text:style-name="T533">different observers participated</text:span><text:span text:style-name="T626">, of whom one was </text:span><text:span text:style-name="T533">excluded </text:span><text:span text:style-name="T626">from the analyses </text:span><text:span text:style-name="T533">because </text:span><text:span text:style-name="T826">of being </text:span><text:span text:style-name="T533">left handed by post</text:span><text:span text:style-name="T583">-hoc</text:span><text:span text:style-name="T533"> self report. </text:span><text:span text:style-name="T534">Furthermore, we aligned the objects with their CoG (instead of their center) on the vertical meridian. Finally, </text:span><text:span text:style-name="T628">in Experiment 1 </text:span><text:span text:style-name="T351">the criteria for the gaze-contingent fixation checks </text:span><text:span text:style-name="T628">were </text:span><text:span text:style-name="T629">set </text:span><text:span text:style-name="T584">too conservatively. </text:span><text:span text:style-name="T850">This had </text:span><text:span text:style-name="T585">led to the </text:span><text:span text:style-name="T351">exclusion of a </text:span><text:span text:style-name="T501">large number</text:span><text:span text:style-name="T351"> of trials. </text:span><text:span text:style-name="T627">Therefore, </text:span><text:span text:style-name="T850">we decided not to use fixation checks </text:span><text:span text:style-name="T352">in Experiment 2</text:span><text:span text:style-name="T628">. </text:span><text:span text:style-name="T851">Trials still started with a one-point eye-tracker recalibration.</text:span></text:p>
      <text:h text:style-name="P83" text:outline-level="2">Results</text:h>
      <text:p text:style-name="P22"><text:span text:style-name="T852">Trials were </text:span><text:span text:style-name="T853">discarded</text:span><text:span text:style-name="T852"> on the basis of the following criteria: </text:span><text:span text:style-name="T453">T</text:span><text:span text:style-name="T326">he EyeLink </text:span><text:span text:style-name="T356">saccade-detection </text:span><text:span text:style-name="T326">algorithm</text:span><text:span text:style-name="T356"> </text:span><text:span text:style-name="T353">detected no saccades </text:span><text:span text:style-name="T326">(</text:span><text:span text:style-name="T739">2.76%</text:span><text:span text:style-name="T326">), </text:span><text:span text:style-name="T630">the initial saccade did not cross an imaginary line between the center and the smallest-possible target eccentricity (</text:span><text:span text:style-name="T739">0.35%</text:span><text:span text:style-name="T630">), </text:span><text:span text:style-name="T632">an anticipatory saccade was made </text:span><text:span text:style-name="T633">(</text:span><text:span text:style-name="T739">0.30</text:span><text:span text:style-name="T633">%)</text:span><text:span text:style-name="T632">,</text:span><text:span text:style-name="T326"> </text:span><text:span text:style-name="T455">or</text:span><text:span text:style-name="T327"> </text:span><text:span text:style-name="T354">an erroneous response was given or a timeout occurred (</text:span><text:span text:style-name="T454">6</text:span><text:span text:style-name="T355">.</text:span><text:span text:style-name="T454">26</text:span><text:span text:style-name="T355">%</text:span><text:span text:style-name="T354">).</text:span></text:p>
      <text:h text:style-name="P66" text:outline-level="3">Response times</text:h>
      <text:p text:style-name="Text_20_body"><text:span text:style-name="T219">As in Experiment 1, t</text:span><text:span text:style-name="T220">rials on which RT deviated more than 2.5 SD's from participants' condition means were excluded from the analysis (</text:span><text:span text:style-name="T221">2.39</text:span><text:span text:style-name="T220">%). </text:span><text:span text:style-name="T263">T</text:span><text:span text:style-name="T222">he interaction between </text:span><text:span text:style-name="T223">hand of </text:span><text:span text:style-name="T223">response and handle orientation </text:span><text:span text:style-name="T222">did not reach significance</text:span><text:span text:style-name="T725"> (</text:span><text:span text:style-name="T346">F</text:span><text:span text:style-name="T725">(</text:span><text:span text:style-name="T726">1,16</text:span><text:span text:style-name="T725">) = </text:span><text:span text:style-name="T726">2.</text:span><text:span text:style-name="T727">53</text:span><text:span text:style-name="T725">, </text:span><text:span text:style-name="T346">p</text:span><text:span text:style-name="T725"> = </text:span><text:span text:style-name="T726">0.1</text:span><text:span text:style-name="T727">3</text:span><text:span text:style-name="T725">). </text:span><text:span text:style-name="T730">Yet, a</text:span><text:span text:style-name="T728">lthough not significant, the interaction </text:span><text:span text:style-name="T731">wa</text:span><text:span text:style-name="T728">s in the expected direction such that participants responded </text:span><text:span text:style-name="T731">marginally </text:span><text:span text:style-name="T728">faster if the hand of response was compatible (</text:span><text:span text:style-name="T347">M</text:span><text:span text:style-name="T728"> = </text:span><text:span text:style-name="T729">620.06</text:span><text:span text:style-name="T728">, </text:span><text:span text:style-name="T347">SE</text:span><text:span text:style-name="T728"> = </text:span><text:span text:style-name="T729">19.15</text:span><text:span text:style-name="T728">) as compared to </text:span><text:soft-page-break/><text:span text:style-name="T728">incompatible (</text:span><text:span text:style-name="T347">M</text:span><text:span text:style-name="T728"> =</text:span><text:span text:style-name="T729">628.84</text:span><text:span text:style-name="T728">, </text:span><text:span text:style-name="T347">SE</text:span><text:span text:style-name="T728"> = </text:span><text:span text:style-name="T729">19.90</text:span><text:span text:style-name="T728">) with the orientation of the objects' handle.</text:span></text:p>
      <text:h text:style-name="P67" text:outline-level="3">Landing positions</text:h>
      <text:p text:style-name="P27"><text:span text:style-name="T744">As in Experiment 1, </text:span><text:span text:style-name="T749">p</text:span><text:span text:style-name="T145">articipants </text:span><text:span text:style-name="T147">needed at least </text:span><text:span text:style-name="T145">one </text:span><text:span text:style-name="T148">(100%)</text:span><text:span text:style-name="T145">, two (</text:span><text:span text:style-name="T232">64</text:span><text:span text:style-name="T145">%) or three (</text:span><text:span text:style-name="T218">1</text:span><text:span text:style-name="T232">2</text:span><text:span text:style-name="T145">%) saccades </text:span><text:span text:style-name="T147">before </text:span><text:span text:style-name="T187">responding</text:span><text:span text:style-name="T145">. </text:span><text:span text:style-name="T233">We analysed the l</text:span><text:span text:style-name="T535">anding positions </text:span><text:span text:style-name="T749">of these three saccades </text:span><text:span text:style-name="T535">relative to the CoG (which coincided with the vertical meridian). </text:span><text:span text:style-name="T749">Because n</text:span><text:span text:style-name="T535">either response hand nor handle orientation appeared to affect landing positions </text:span><text:span text:style-name="T227">(all </text:span><text:span text:style-name="T339">F</text:span><text:span text:style-name="T227">'s &lt; </text:span><text:span text:style-name="T229">2.8</text:span><text:span text:style-name="T230">0</text:span><text:span text:style-name="T227">, all </text:span><text:span text:style-name="T339">p</text:span><text:span text:style-name="T227">'s &gt; .</text:span><text:span text:style-name="T229">1</text:span><text:span text:style-name="T230">1</text:span><text:span text:style-name="T227">)</text:span><text:span text:style-name="T535"> </text:span><text:span text:style-name="T749">we </text:span><text:span text:style-name="T535">collapsed across th</text:span><text:span text:style-name="T768">e</text:span><text:span text:style-name="T535">se conditions. Landing positions that deviated more than 2.5 SD's from participants' mean were excluded from the analyses (</text:span><text:span text:style-name="T113">≈</text:span><text:span text:style-name="T121"> </text:span><text:span text:style-name="T122">1.6</text:span><text:span text:style-name="T123">0</text:span><text:span text:style-name="T227">%, </text:span><text:span text:style-name="T228">exact percentages depending on saccade</text:span><text:span text:style-name="T586">)</text:span><text:span text:style-name="T535">. </text:span><text:span text:style-name="T751">A </text:span><text:span text:style-name="T750">Bonferroni-corrected alpha level of 0.008 </text:span><text:span text:style-name="T753">(0.05/6) </text:span><text:span text:style-name="T750">was used, because the three landing positions were com</text:span><text:span text:style-name="T752">p</text:span><text:span text:style-name="T750">ared to two reference points: the CoG and </text:span><text:span text:style-name="T827">simulated saccades </text:span><text:span text:style-name="T750">(see below).</text:span></text:p>
      <text:p text:style-name="P29"><text:span text:style-name="T535">The results are shown in </text:span><text:span text:style-name="T86">Figure </text:span><text:span text:style-name="T88">1,</text:span><text:span text:style-name="T86"> </text:span><text:span text:style-name="T88">rectangle markers</text:span><text:span text:style-name="T535">. </text:span><text:span text:style-name="T536">A</text:span><text:span text:style-name="T502">s predicted by </text:span><text:span text:style-name="T828">the </text:span><text:span text:style-name="T502">CoG </text:span><text:span text:style-name="T828">hypothesis</text:span><text:span text:style-name="T502">, initial saccades landed approximately </text:span><text:span text:style-name="T503">on the </text:span><text:span text:style-name="T769">objects' </text:span><text:span text:style-name="T503">CoG </text:span><text:span text:style-name="T504">(</text:span><text:span text:style-name="T334">M</text:span><text:span text:style-name="T746"> = -0.006, </text:span><text:span text:style-name="T334">SE</text:span><text:span text:style-name="T746"> = 0.003, </text:span><text:span text:style-name="T334">t</text:span><text:span text:style-name="T746">(1</text:span><text:span text:style-name="T747">6</text:span><text:span text:style-name="T746">) = -2.23, </text:span><text:span text:style-name="T334">p</text:span><text:span text:style-name="T746"> = 0.2420</text:span><text:span text:style-name="T503">). </text:span><text:span text:style-name="T462">Secondly, </text:span><text:span text:style-name="T588">in line with the </text:span><text:span text:style-name="T770">the results from Experiment 1</text:span><text:span text:style-name="T588">,</text:span><text:span text:style-name="T462"> refixations were directed </text:span><text:span text:style-name="T18">away</text:span><text:span text:style-name="T462"> from the </text:span><text:span text:style-name="T505">objects' </text:span><text:span text:style-name="T462">handle</text:span><text:span text:style-name="T505">s </text:span><text:span text:style-name="T462">(</text:span><text:span text:style-name="T505">second saccade</text:span><text:span text:style-name="T462">: </text:span><text:span text:style-name="T334">M</text:span><text:span text:style-name="T746"> = -0.173, </text:span><text:span text:style-name="T334">SE </text:span><text:span text:style-name="T746">= 0.012, t(1</text:span><text:span text:style-name="T748">6</text:span><text:span text:style-name="T746">) = -14.39, </text:span><text:span text:style-name="T334">p</text:span><text:span text:style-name="T746"> = 0.0000</text:span><text:span text:style-name="T462">; </text:span><text:span text:style-name="T505">third saccade</text:span><text:span text:style-name="T462">: </text:span><text:span text:style-name="T334">M</text:span><text:span text:style-name="T746"> = -0.088, </text:span><text:span text:style-name="T334">SE</text:span><text:span text:style-name="T746"> = 0.026, </text:span><text:span text:style-name="T334">t</text:span><text:span text:style-name="T746">(1</text:span><text:span text:style-name="T748">6</text:span><text:span text:style-name="T746">) = -3.25, </text:span><text:span text:style-name="T334">p</text:span><text:span text:style-name="T746"> = 0.0299</text:span><text:span text:style-name="T462">). </text:span></text:p>
      <text:h text:style-name="P62" text:outline-level="3">Time course</text:h>
      <text:p text:style-name="P34"><text:span text:style-name="T264">The difference between the initial saccades (directed towards the CoG) and the refixations (directed to </text:span><text:span text:style-name="T319">objects'</text:span><text:span text:style-name="T264"> non-handled part), suggests </text:span><text:span text:style-name="T265">that the CoG effect occurs early and </text:span><text:span text:style-name="T283">decays rapidly</text:span><text:span text:style-name="T265">, whereas the non-handle bias takes </text:span><text:span text:style-name="T283">time</text:span><text:span text:style-name="T265"> to build up. If such a time course is indeed underlying the observed landing positions,</text:span><text:span text:style-name="T267"> </text:span><text:span text:style-name="T266">we should find </text:span><text:span text:style-name="T204">a </text:span><text:span text:style-name="T234">positive</text:span><text:span text:style-name="T204"> correlation between </text:span><text:span text:style-name="T235">saccade latency (i.e., time passed since stimulus onset) and </text:span><text:span text:style-name="T284">the non-handle bias</text:span><text:span text:style-name="T203">. </text:span><text:span text:style-name="T268">Note that this prediction </text:span><text:span text:style-name="T284">only holds for </text:span><text:span text:style-name="T268">the </text:span><text:span text:style-name="T344">initial</text:span><text:span text:style-name="T268"> saccades, because it is </text:span><text:span text:style-name="T285">unlikely</text:span><text:span text:style-name="T268"> that the rapidly-decaying CoG </text:span><text:span text:style-name="T284">still plays any role during refixations</text:span><text:span text:style-name="T269">.</text:span></text:p>
      <text:p text:style-name="P39"><text:soft-page-break/><text:span text:style-name="T287">To test this </text:span><text:span text:style-name="T288">hypothesis</text:span><text:span text:style-name="T287">, </text:span><text:span text:style-name="T289">we </text:span><text:span text:style-name="T292">used </text:span><text:span text:style-name="T289">linear mixed</text:span><text:span text:style-name="T292">-</text:span><text:span text:style-name="T289">effects model</text:span><text:span text:style-name="T292">ing </text:span><text:span text:style-name="T289">with the </text:span><text:span text:style-name="T293">initial </text:span><text:span text:style-name="T289">landing position as the dependent variable, participant and stimulus as random effects, and </text:span><text:span text:style-name="T293">initial saccade latency </text:span><text:span text:style-name="T289">as fixed effect. </text:span><text:span text:style-name="T286">Markov chain Monte Carlo </text:span><text:span text:style-name="T292">was used to the estimate </text:span><text:span text:style-name="T345">p</text:span><text:span text:style-name="T292">-value. </text:span><text:span text:style-name="T286">This revealed a positive correlation between saccade latency and landing position</text:span><text:span text:style-name="T94"> (r = , <text:s/>p = ). </text:span><text:span text:style-name="T291">More specifically, </text:span><text:span text:style-name="T166">early initial saccades land</text:span><text:span text:style-name="T286">ed</text:span><text:span text:style-name="T166"> </text:span><text:span text:style-name="T286">around the objects' </text:span><text:span text:style-name="T166">CoG</text:span><text:span text:style-name="T205">, </text:span><text:span text:style-name="T270">whereas </text:span><text:span text:style-name="T286">later </text:span><text:span text:style-name="T167">initial saccades </text:span><text:span text:style-name="T293">already </text:span><text:span text:style-name="T290">show</text:span><text:span text:style-name="T293">ed</text:span><text:span text:style-name="T290"> a small deviation in the direction of the objects' non-handle side </text:span><text:span text:style-name="T291">(see Figure)</text:span><text:span text:style-name="T166">. </text:span><text:span text:style-name="T271">At the same time, even when saccade latency is taken into account, <text:s/>the non-handle bias remains much more pronounced for the refixations than for the initial saccades. </text:span><text:span text:style-name="T91">Indeed, a .. t-test revealed that bin …. </text:span></text:p>
      <text:h text:style-name="P84" text:outline-level="2">Discussion</text:h>
      <text:p text:style-name="P24"><text:span text:style-name="T661">The affordance effect on manual behaviour </text:span><text:reference-mark-start text:name="ZOTERO_ITEM CSL_CITATION {&quot;citationID&quot;:&quot;1oeb629425&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y4ueqnsRl"/><text:span text:style-name="T661">(Tucker &amp; Ellis, 1998)</text:span><text:reference-mark-end text:name="ZOTERO_ITEM CSL_CITATION {&quot;citationID&quot;:&quot;1oeb629425&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y4ueqnsRl"/><text:span text:style-name="T661"> did not reach significance. </text:span><text:span text:style-name="T771">T</text:span><text:span text:style-name="T774">his </text:span><text:span text:style-name="T771">is probably </text:span><text:span text:style-name="T854">because </text:span><text:span text:style-name="T661">only 17 </text:span><text:span text:style-name="T754">observers participated in Experiment </text:span><text:span text:style-name="T772">2</text:span><text:span text:style-name="T754">, </text:span><text:span text:style-name="T775">whereas </text:span><text:span text:style-name="T785">the</text:span><text:span text:style-name="T775"> number </text:span><text:span text:style-name="T785">of observers </text:span><text:span text:style-name="T775">is typically much higher </text:span><text:span text:style-name="T662">(i.e., around 30) </text:span><text:span text:style-name="T773">in affordance studies</text:span><text:span text:style-name="T662">.</text:span></text:p>
      <text:p text:style-name="P32"><text:span text:style-name="T776">In Experiment 1, initial saccades deviated from both the objects' </text:span><text:span text:style-name="T777">absolute </text:span><text:span text:style-name="T776">center </text:span><text:span text:style-name="T786">and</text:span><text:span text:style-name="T776"> the objects' CoG. </text:span><text:span text:style-name="T778">We reasoned that the deviation from the objects' CoG may have been caused by </text:span><text:span text:style-name="T787">an undershoot in saccades aiming for the CoG of the object (</text:span><text:span text:style-name="T95">see Figure</text:span><text:span text:style-name="T787">). </text:span><text:span text:style-name="T778">To test this prediction we carried out a second experiment in which we aligned the objects with their CoG on the vertical meridian. In this case, given that the objects' CoG is the saccade</text:span><text:span text:style-name="T855">-</text:span><text:span text:style-name="T778">target location, </text:span><text:span text:style-name="T779">a </text:span><text:span text:style-name="T788">saccadic</text:span><text:span text:style-name="T779"> undershoot on the x-axis </text:span><text:span text:style-name="T788">should not play any role</text:span><text:span text:style-name="T779">. </text:span><text:span text:style-name="T789">In line w</text:span><text:span text:style-name="T829">ith</text:span><text:span text:style-name="T789"> this prediction, in Experiment 2 </text:span><text:span text:style-name="T780">initial saccades did not appear to deviate from the objects' CoG </text:span><text:span text:style-name="T790">anymore. </text:span><text:span text:style-name="T830">Thus</text:span><text:span text:style-name="T790">, in Experiment 2 the CoG calculation correctly predicted initial-saccad</text:span><text:span text:style-name="T791">ic</text:span><text:span text:style-name="T790"> landing position. </text:span><text:span text:style-name="T508">Secondly, </text:span><text:span text:style-name="T831">as in </text:span><text:span text:style-name="T509">Experiment 1, </text:span><text:span text:style-name="T781">refixations were directed towards the </text:span><text:span text:style-name="T831">objects' </text:span><text:span text:style-name="T781">non-handled side. This is in line with the action-direction hypothesis, but could also be interpreted as a semantic effects, </text:span><text:span text:style-name="T792">such that </text:span><text:span text:style-name="T781">participants move their eyes to the part of the display that contains most semantic information.</text:span></text:p>
      <text:p text:style-name="P18"><text:soft-page-break/>Thirdly, the <text:span text:style-name="T792">difference between initial-saccade direction</text:span><text:span text:style-name="T794">s</text:span><text:span text:style-name="T792"> (towards the CoG) and subsequent-saccade directions (towards the non-handled part) </text:span><text:span text:style-name="T795">can be</text:span><text:span text:style-name="T792"> </text:span><text:span text:style-name="T793">partly </text:span>explained by <text:span text:style-name="T795">time being passed since stimulus onset. </text:span><text:span text:style-name="T832">Although </text:span><text:span text:style-name="T796">early initial saccades </text:span><text:span text:style-name="T833">were</text:span><text:span text:style-name="T796"> directed towards objects' CoG, later initial saccades already show</text:span><text:span text:style-name="T834">ed</text:span><text:span text:style-name="T796"> a slight deviation in the direction of objects' non-handled side. </text:span><text:span text:style-name="T797">Nevertheless, </text:span><text:span text:style-name="T835">e</text:span><text:span text:style-name="T798">ven when taking th</text:span><text:span text:style-name="T855">is </text:span><text:span text:style-name="T798">time course into account, </text:span><text:span text:style-name="T855">initial </text:span><text:span text:style-name="T798">landing positions </text:span><text:span text:style-name="T855">and subsequent landing positions </text:span><text:span text:style-name="T798">do not overlap. </text:span><text:span text:style-name="T856">The </text:span><text:span text:style-name="T836">non-handle bias remains more pronounced for refixations than initial saccades</text:span><text:span text:style-name="T593"> </text:span><text:span text:style-name="T798">(see Figure)</text:span><text:span text:style-name="T593">. </text:span></text:p>
      <text:h text:style-name="P70" text:outline-level="1">Simulation</text:h>
      <text:p text:style-name="P17"><text:span text:style-name="T634">Our results suggest </text:span><text:span text:style-name="T782">that initial</text:span><text:span text:style-name="T536"> saccades are driven by a low-level CoG effect, whereas </text:span><text:span text:style-name="T837">refixations are the result of a higher-level effect</text:span><text:span text:style-name="T536">. </text:span><text:span text:style-name="T837">However, </text:span><text:span text:style-name="T589">an alternative, low-level, explanation </text:span><text:span text:style-name="T857">can</text:span><text:span text:style-name="T799">not </text:span><text:span text:style-name="T801">yet </text:span><text:span text:style-name="T799">bee</text:span><text:span text:style-name="T800">n</text:span><text:span text:style-name="T799"> ruled out. </text:span><text:span text:style-name="T800">On average, the non-handled side of </text:span><text:span text:style-name="T857">our stimuli may </text:span><text:span text:style-name="T800">have been more salient than the handle side. </text:span><text:span text:style-name="T807">If this were the case, the </text:span><text:span text:style-name="T838">non-handle bias </text:span><text:span text:style-name="T807">may simply indicate that, </text:span><text:span text:style-name="T800">a</text:span><text:span text:style-name="T590">fter having fixated the CoG, </text:span><text:span text:style-name="T635">participants moved their eyes towards </text:span><text:span text:style-name="T590">the next-most salient location of the display.</text:span></text:p>
      <text:h text:style-name="P86" text:outline-level="2">Methods</text:h>
      <text:p text:style-name="Text_20_body"><text:span text:style-name="T537">To examine this possibility, we </text:span><text:span text:style-name="T802">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2IptzQ7u0"/><text:span text:style-name="T802">(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2IptzQ7u0"/><text:span text:style-name="T802"> to simulate three saccades towards the displays </text:span><text:span text:style-name="T858">used in Experiment 2</text:span><text:span text:style-name="T537">. </text:span><text:span text:style-name="T803">These simulated saccades are </text:span><text:span text:style-name="T537">a best </text:span><text:span text:style-name="T506">effort to predict where the eyes would land if eye-movement guidance was purely determined by bottom-up visual <text:s/>saliency </text:span><text:reference-mark-start text:name="ZOTERO_ITEM CSL_CITATION {&quot;citationID&quot;:&quot;2g5bjt77f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f3mJPhVDxT"/><text:span text:style-name="T506">(Itti et al., 1998)</text:span><text:reference-mark-end text:name="ZOTERO_ITEM CSL_CITATION {&quot;citationID&quot;:&quot;2g5bjt77fr&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f3mJPhVDxT"/><text:span text:style-name="T506">. </text:span><text:span text:style-name="T85">See Supplementary Methods for more details</text:span><text:span text:style-name="T507">. </text:span><text:span text:style-name="T803">The results</text:span><text:span text:style-name="T591"> enabled us to compare </text:span><text:span text:style-name="T808">participants' eye movements with three saccades that </text:span><text:span text:style-name="T859">were</text:span><text:span text:style-name="T808"> entirely saliency driven.</text:span></text:p>
      <text:h text:style-name="P85" text:outline-level="2">Results</text:h>
      <text:p text:style-name="P35"><text:span text:style-name="T839">As can be seen </text:span><text:span text:style-name="T592">in </text:span><text:span text:style-name="T89">Figure 1 (squared dots)</text:span><text:span text:style-name="T592">, </text:span><text:span text:style-name="T839">the simulated refixations (... dots)</text:span><text:span text:style-name="T592"> </text:span><text:span text:style-name="T236">significantly </text:span><text:span text:style-name="T240">differ </text:span><text:soft-page-break/><text:span text:style-name="T236">from </text:span><text:span text:style-name="T294">the refixations observed in Experiment 2</text:span><text:span text:style-name="T241"> </text:span><text:span text:style-name="T236">(</text:span><text:span text:style-name="T294">saccade 2: </text:span><text:span text:style-name="T343">t</text:span><text:span text:style-name="T236">(16) = -16.75, </text:span><text:span text:style-name="T343">p</text:span><text:span text:style-name="T236"> &lt; 0.0001, </text:span><text:span text:style-name="T242">and </text:span><text:span text:style-name="T294">saccade 2:</text:span><text:span text:style-name="T242"> </text:span><text:span text:style-name="T343">t</text:span><text:span text:style-name="T236">(16) = -3.76, </text:span><text:span text:style-name="T343">p</text:span><text:span text:style-name="T236"> = 0.0102</text:span><text:span text:style-name="T294">)</text:span><text:span text:style-name="T236">. </text:span><text:span text:style-name="T294">In </text:span><text:span text:style-name="T244">Experiment 2 </text:span><text:span text:style-name="T295">participants tended to refixate the objects' non-handle side, whereas the </text:span><text:span text:style-name="T244">simulated refixations </text:span><text:span text:style-name="T275">were arbitrarily directed towards either </text:span><text:span text:style-name="T295">(extreme) side of </text:span><text:span text:style-name="T275">the object </text:span><text:span text:style-name="T296">(see Supplementary). </text:span><text:span text:style-name="T275">The bi-directionality of the second simulated saccades is important, because it indicates that, </text:span><text:span text:style-name="T245">after 'partialising</text:span><text:span text:style-name="T250">'</text:span><text:span text:style-name="T245"> the most salient peak, our stimuli were equally salient at both sides.</text:span></text:p>
      <text:p text:style-name="P40"><text:span text:style-name="T237">Furthermore,</text:span><text:span text:style-name="T243"> simulated </text:span><text:span text:style-name="T320">initial </text:span><text:span text:style-name="T243">saccade</text:span><text:span text:style-name="T297">s </text:span><text:span text:style-name="T96">(Figure 1, dot ..)</text:span><text:span text:style-name="T243"> </text:span><text:span text:style-name="T272">deviate</text:span><text:span text:style-name="T298">d</text:span><text:span text:style-name="T272"> from the</text:span><text:span text:style-name="T237"> objects average CoG, </text:span><text:span text:style-name="T321">and were </text:span><text:span text:style-name="T299">more variable than </text:span><text:span text:style-name="T299">initial saccades observed in Experiment 2.</text:span><text:span text:style-name="T274"> Where</text:span><text:span text:style-name="T300">as</text:span><text:span text:style-name="T274"> </text:span><text:span text:style-name="T301">observed</text:span><text:span text:style-name="T274"> landing positions </text:span><text:span text:style-name="T301">were </text:span><text:span text:style-name="T274">clustered and normally distributed, simulated landing </text:span><text:span text:style-name="T302">positions were wider distributed</text:span><text:span text:style-name="T274">. </text:span><text:span text:style-name="T303">This unexpected pattern of initial simulated saccades is probably explained by the </text:span><text:span text:style-name="T304">fact that t</text:span><text:span text:style-name="T273">he saliency model </text:span><text:span text:style-name="T303">we used </text:span><text:reference-mark-start text:name="ZOTERO_ITEM CSL_CITATION {&quot;citationID&quot;:&quot;1mc0opu249&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zwOue1RrOf"/><text:span text:style-name="T303">(Itti et al., 1998)</text:span><text:reference-mark-end text:name="ZOTERO_ITEM CSL_CITATION {&quot;citationID&quot;:&quot;1mc0opu249&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zwOue1RrOf"/><text:span text:style-name="T303"> </text:span><text:span text:style-name="T273">does not take </text:span><text:span text:style-name="T303">into account that visual acuity rapidly decays in peripheral vision</text:span><text:span text:style-name="T273"> </text:span><text:reference-mark-start text:name="ZOTERO_ITEM CSL_CITATION {&quot;citationID&quot;:&quot;1d7td4lbuo&quot;,&quot;properties&quot;:{&quot;formattedCitation&quot;:&quot;(see e.g. Parkhurst, Law, &amp; Niebur, 2002 for a model in which stimulus saliency is corrected for eccentricity)&quot;,&quot;plainCitation&quot;:&quot;(see e.g. Parkhurst, Law, &amp; Niebur, 2002 for a model in which stimulus saliency is corrected for eccentricity)&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see e.g. &quot;,&quot;suffix&quot;:&quot;for a model in which stimulus saliency is corrected for eccentricity&quot;}],&quot;schema&quot;:&quot;https://github.com/citation-style-language/schema/raw/master/csl-citation.json&quot;} RNDJTfkFkIoWG"/><text:span text:style-name="T273">(see e.g. Parkhurst, Law, &amp; Niebur, 2002 for a model in which stimulus saliency is corrected for eccentricity)</text:span><text:reference-mark-end text:name="ZOTERO_ITEM CSL_CITATION {&quot;citationID&quot;:&quot;1d7td4lbuo&quot;,&quot;properties&quot;:{&quot;formattedCitation&quot;:&quot;(see e.g. Parkhurst, Law, &amp; Niebur, 2002 for a model in which stimulus saliency is corrected for eccentricity)&quot;,&quot;plainCitation&quot;:&quot;(see e.g. Parkhurst, Law, &amp; Niebur, 2002 for a model in which stimulus saliency is corrected for eccentricity)&quot;},&quot;citationItems&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prefix&quot;:&quot;see e.g. &quot;,&quot;suffix&quot;:&quot;for a model in which stimulus saliency is corrected for eccentricity&quot;}],&quot;schema&quot;:&quot;https://github.com/citation-style-language/schema/raw/master/csl-citation.json&quot;} RNDJTfkFkIoWG"/><text:span text:style-name="T273">. </text:span><text:span text:style-name="T305">Thus, whereas participants</text:span><text:span text:style-name="T306">'</text:span><text:span text:style-name="T305"> initial saccades were directed towards peripherally-presented stimuli, </text:span><text:span text:style-name="T306">this factor </text:span><text:span text:style-name="T305">was not taken into account in the simulation.</text:span></text:p>
      <text:h text:style-name="P87" text:outline-level="2">Discussion</text:h>
      <text:p text:style-name="Text_20_body"><text:span text:style-name="T276">In Experiment 2</text:span><text:span text:style-name="T247">, participants </text:span><text:span text:style-name="T307">tended to refixate the objects' non-handle </text:span><text:span text:style-name="T308">more than </text:span><text:span text:style-name="T307">the objects' handle part.</text:span><text:span text:style-name="T247"> </text:span><text:span text:style-name="T277">Purely</text:span><text:span text:style-name="T308">-</text:span><text:span text:style-name="T277">saliency</text:span><text:span text:style-name="T308">-</text:span><text:span text:style-name="T277">driven eye movements do not show this bias. </text:span><text:span text:style-name="T247">This discrepancy </text:span><text:span text:style-name="T246">rule</text:span><text:span text:style-name="T247">s</text:span><text:span text:style-name="T246"> out the possibility that </text:span><text:span text:style-name="T248">participants' </text:span><text:span text:style-name="T246">refixations </text:span><text:span text:style-name="T249">were </text:span><text:span text:style-name="T246">solely saliency driven. </text:span><text:span text:style-name="T278">Furthermore, </text:span><text:span text:style-name="T279">simulated initial saccades d</text:span><text:span text:style-name="T309">id</text:span><text:span text:style-name="T278"> not appear to be a good predictor of </text:span><text:span text:style-name="T309">participants' eye-movement behaviour</text:span><text:span text:style-name="T278">. Where</text:span><text:span text:style-name="T310">as</text:span><text:span text:style-name="T278"> our CoG calculation correctly predict</text:span><text:span text:style-name="T311">ed</text:span><text:span text:style-name="T278"> initial landing positions (see graph and distributions), the simulated </text:span><text:span text:style-name="T312">initial saccades</text:span><text:span text:style-name="T278"> deviate</text:span><text:span text:style-name="T313">d</text:span><text:span text:style-name="T278"> from </text:span><text:span text:style-name="T314">this reference point and were </text:span><text:span text:style-name="T278">more variable (extremely deviated to either side of the object) than </text:span><text:span text:style-name="T315">observed</text:span><text:span text:style-name="T278"> saccades. As mentioned above, this </text:span><text:span text:style-name="T280">is probably caused by the fact that the saliency model </text:span><text:span text:style-name="T316">that</text:span><text:span text:style-name="T280">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2gV6RsVxO"/><text:span text:style-name="T280">(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2gV6RsVxO"/><text:span text:style-name="T280"> does </text:span><text:soft-page-break/><text:span text:style-name="T280">not take </text:span><text:span text:style-name="T317">into account that visual acuity rapidly decays in the visual periphery. </text:span></text:p>
      <text:h text:style-name="P71" text:outline-level="1">General Discussion</text:h>
      <text:p text:style-name="P41"><text:span text:style-name="T451">T</text:span><text:span text:style-name="T521">he purpose of the current study was to simultaneously investigate the low-level </text:span><text:span text:style-name="T840">center-of-gravity (CoG)</text:span><text:span text:style-name="T571"> </text:span><text:span text:style-name="T521">effect, and the more high-level </text:span><text:span text:style-name="T681">object-affordance and action-direction</text:span><text:span text:style-name="T521"> </text:span><text:span text:style-name="T571">effect</text:span><text:span text:style-name="T681">s</text:span><text:span text:style-name="T571"> </text:span><text:span text:style-name="T521">on eye</text:span><text:span text:style-name="T571"> </text:span><text:span text:style-name="T521">movements towards isolated </text:span><text:span text:style-name="T571">graspable </text:span><text:span text:style-name="T521">objects. </text:span><text:span text:style-name="T538">Firstly, we found </text:span><text:span text:style-name="T841">that </text:span><text:span text:style-name="T804">i</text:span><text:span text:style-name="T511">nitial saccades land</text:span><text:span text:style-name="T600">ed</text:span><text:span text:style-name="T511"> on the CoG </text:span><text:span text:style-name="T600">of isolated graspable objects. </text:span><text:span text:style-name="T804">Thus, </text:span><text:span text:style-name="T842">as predicted by the CoG account, the </text:span><text:span text:style-name="T594">'global' </text:span><text:span text:style-name="T538">effect that has previously </text:span><text:span text:style-name="T600">been </text:span><text:span text:style-name="T538">shown to predict </text:span><text:span text:style-name="T539">initial </text:span><text:span text:style-name="T538">landing position</text:span><text:span text:style-name="T542">s</text:span><text:span text:style-name="T538"> in </text:span><text:span text:style-name="T458">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ienGbhcZlR"/><text:span text:style-name="T458">(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ienGbhcZlR"/><text:span text:style-name="T458">, </text:span><text:span text:style-name="T495">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495">(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458">, </text:span><text:span text:style-name="T495">and natural </text:span><text:span text:style-name="T458">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458">(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458">, </text:span><text:span text:style-name="T539">also generalise</text:span><text:span text:style-name="T638">s</text:span><text:span text:style-name="T539"> </text:span><text:span text:style-name="T474">to </text:span><text:span text:style-name="T539">displays containing isolated </text:span><text:span text:style-name="T510">real-life object</text:span><text:span text:style-name="T511">s. </text:span><text:span text:style-name="T539">This is interesting because such a 'global</text:span><text:span text:style-name="T601">'</text:span><text:span text:style-name="T539"> effect on single-object displays was not shown before. </text:span><text:span text:style-name="T596">Both </text:span><text:span text:style-name="T595">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DCO5IeYrp7"/><text:span text:style-name="T595">(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Ã\\copyright 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DCO5IeYrp7"/><text:span text:style-name="T595"> </text:span><text:span text:style-name="T596">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596">(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596"> </text:span><text:span text:style-name="T595">found </text:span><text:span text:style-name="T597">initial on-object landing positions to be distributed around the objects' center, but </text:span><text:span text:style-name="T601">in these studies </text:span><text:span text:style-name="T597">the stimuli's CoG </text:span><text:span text:style-name="T601">was not taken </text:span><text:span text:style-name="T597">into account. Therefore, </text:span><text:span text:style-name="T602">it remained unclear </text:span><text:span text:style-name="T597">whether participants aimed for </text:span><text:span text:style-name="T602">the </text:span><text:span text:style-name="T602">objects' center per se, or </text:span><text:span text:style-name="T843">whether the eyes were simply pulled towards </text:span><text:span text:style-name="T602">the </text:span><text:span text:style-name="T639">target's </text:span><text:span text:style-name="T640">CoG</text:span><text:span text:style-name="T602">. </text:span><text:span text:style-name="T597">The current results are in line with the latter, because initial saccades </text:span><text:span text:style-name="T805">landed at objects'</text:span><text:span text:style-name="T597"> CoG </text:span><text:span text:style-name="T805">rather than </text:span><text:span text:style-name="T843">at objects'</text:span><text:span text:style-name="T805"> absolute center</text:span><text:span text:style-name="T597">. To further disenta</text:span><text:span text:style-name="T602">n</text:span><text:span text:style-name="T597">gle </text:span><text:span text:style-name="T641">'</text:span><text:span text:style-name="T597">strategy</text:span><text:span text:style-name="T641">'</text:span><text:span text:style-name="T597"> </text:span><text:span text:style-name="T602">effects </text:span><text:span text:style-name="T597">from low-level oculomotor factors, future studies </text:span><text:span text:style-name="T642">sh</text:span><text:span text:style-name="T597">ould systematically investigate to what extent fixating on an objects' center versus </text:span><text:span text:style-name="T643">CoG</text:span><text:span text:style-name="T597"> leads to optimal-viewing-position effects </text:span><text:reference-mark-start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fvIIRqt0G"/><text:span text:style-name="T597">(i.e., most-optimal object processing, cf. Foulsham &amp; Kingstone, 2013)</text:span><text:reference-mark-end text:name="ZOTERO_ITEM CSL_CITATION {&quot;citationID&quot;:&quot;Nbp6e2Va&quot;,&quot;properties&quot;:{&quot;formattedCitation&quot;:&quot;(i.e., most-optimal object processing, cf. Foulsham &amp; Kingstone, 2013)&quot;,&quot;plainCitation&quot;:&quot;(i.e., most-optimal object processing, cf. Foulsham &amp; Kingstone,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i.e., most-optimal object processing, cf. &quot;}],&quot;schema&quot;:&quot;https://github.com/citation-style-language/schema/raw/master/csl-citation.json&quot;} RNDjfvIIRqt0G"/><text:span text:style-name="T597">.</text:span></text:p>
      <text:p text:style-name="Text_20_body"><text:span text:style-name="T539">Secondly, i</text:span><text:span text:style-name="T512">n contrast to </text:span><text:span text:style-name="T603">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dbOgs9Mlz"/>(2013)<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dbOgs9Mlz"/><text:span text:style-name="T512">, we did not find any indication for the eyes being drawn towards objects' handle</text:span><text:span text:style-name="T539">s</text:span><text:span text:style-name="T512">. </text:span><text:span text:style-name="T539">On the contrary</text:span><text:span text:style-name="T512">: </text:span><text:span text:style-name="T540">A</text:span><text:span text:style-name="T512">s soon as the low-level CoG effect deca</text:span><text:span text:style-name="T540">yed</text:span><text:span text:style-name="T512">, saccades </text:span><text:span text:style-name="T540">were</text:span><text:span text:style-name="T512"> directed </text:span><text:span text:style-name="T331">away</text:span><text:span text:style-name="T512"> from the objects handle. </text:span><text:span text:style-name="T540">Importantly, </text:span><text:span text:style-name="T598">these </text:span><text:span text:style-name="T512">refixations </text:span><text:span text:style-name="T542">could not </text:span><text:span text:style-name="T513">be explained by low-level factors, because </text:span><text:span text:style-name="T843">refixations </text:span><text:span text:style-name="T542">did</text:span><text:span text:style-name="T513"> not resemble the behaviour of </text:span><text:span text:style-name="T540">a</text:span><text:span text:style-name="T513"> saliency model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Nx8wJDtMJO"/><text:span text:style-name="T513">(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Nx8wJDtMJO"/><text:span text:style-name="T513">. Therefore, f</text:span><text:span text:style-name="T512">or now, we interpret the </text:span><text:span text:style-name="T513">direction of the refixations as </text:span><text:soft-page-break/><text:span text:style-name="T513">a </text:span><text:span text:style-name="T599">higher-level effect. We propose at least two possible mechanisms. Firstly, the non-handle bias may reflect </text:span><text:span text:style-name="T513">a tendency to move the eyes towards the part of the object that is most informative for object identification. </text:span><text:span text:style-name="T192">Alternatively, as proposed by </text:span><text:span text:style-name="T318">Roberts and Humphreys</text:span><text:span text:style-name="T192"> </text:span><text:reference-mark-start text:name="ZOTERO_ITEM CSL_CITATION {&quot;citationID&quot;:&quot;adb8T0Uz&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MPyruaFqeZ"/><text:span text:style-name="T192">(2011)</text:span><text:reference-mark-end text:name="ZOTERO_ITEM CSL_CITATION {&quot;citationID&quot;:&quot;adb8T0Uz&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uppress-author&quot;:true}],&quot;schema&quot;:&quot;https://github.com/citation-style-language/schema/raw/master/csl-citation.json&quot;} RNDMPyruaFqeZ"/><text:span text:style-name="T192">, </text:span><text:span text:style-name="T206">visuospatial </text:span><text:span text:style-name="T192">attention </text:span><text:span text:style-name="T194">may have been </text:span><text:span text:style-name="T192">automatically </text:span><text:span text:style-name="T195">oriented</text:span><text:span text:style-name="T192"> </text:span><text:span text:style-name="T193">in the direction of the implied action (e.g. 'washing [a cup]' in case of a washing brush). </text:span><text:span text:style-name="T197">However, b</text:span><text:span text:style-name="T196">oth are post-hoc explanations, </text:span><text:span text:style-name="T207">and f</text:span><text:span text:style-name="T196">uture studies manipulating both action direction and semantic informativeness should </text:span><text:span text:style-name="T208">further </text:span><text:span text:style-name="T209">reveal the </text:span><text:span text:style-name="T197">influence of both factors on eye-movement behaviour</text:span><text:span text:style-name="T196">.</text:span></text:p>
      <text:p text:style-name="Text_20_body"><text:span text:style-name="T644">Thirdly, t</text:span><text:span text:style-name="T514">he CoG effect </text:span><text:span text:style-name="T645">on the initial saccade</text:span><text:span text:style-name="T514"> </text:span><text:span text:style-name="T541">appears to occur early in time, and to decay quickly. </text:span><text:span text:style-name="T543">In contrast, t</text:span><text:span text:style-name="T514">he </text:span><text:span text:style-name="T541">more top-down </text:span><text:span text:style-name="T604">non-handle bias </text:span><text:span text:style-name="T646">on the refixations </text:span><text:span text:style-name="T514">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 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JKl2E4NSgK"/><text:span text:style-name="T514">(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 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JKl2E4NSgK"/><text:span text:style-name="T514">. </text:span><text:span text:style-name="T604">Nevertheless</text:span><text:span text:style-name="T515">, </text:span><text:span text:style-name="T543">these separate time courses do </text:span><text:span text:style-name="T515">not explain all </text:span><text:span text:style-name="T605">variance </text:span><text:span text:style-name="T544">between both landing positions, </text:span><text:span text:style-name="T606">because the very-latest initial saccades still show a much </text:span><text:span text:style-name="T647">smaller </text:span><text:span text:style-name="T606">non-handle bias than the very-earliest second saccades. </text:span><text:span text:style-name="T648">The remaining difference could possibly explained </text:span><text:span text:style-name="T844">by the fact that </text:span><text:span text:style-name="T515">initial saccades are made </text:span><text:span text:style-name="T13">towards</text:span><text:span text:style-name="T515"> a </text:span><text:span text:style-name="T13">peripherally</text:span><text:span text:style-name="T515">-presented stimulus (in order to foveate it),</text:span><text:span text:style-name="T845">whereas</text:span><text:span text:style-name="T515"> refixations are made </text:span><text:span text:style-name="T13">within</text:span><text:span text:style-name="T515"> a</text:span><text:span text:style-name="T545">n already-</text:span><text:span text:style-name="T14">foveated </text:span><text:span text:style-name="T19">stimulus</text:span><text:span text:style-name="T515">. </text:span><text:span text:style-name="T546">Probably, it is </text:span><text:span text:style-name="T515">easier to determine which part of </text:span><text:span text:style-name="T607">an</text:span><text:span text:style-name="T515"> object is most informative, and to guide the eyes accordingly, when the object is already in (para)foveal vision than when it is in peripher</text:span><text:span text:style-name="T607">al vision</text:span><text:span text:style-name="T515">. </text:span></text:p>
      <text:p text:style-name="P10"><text:span text:style-name="T546">Our </text:span><text:span text:style-name="T514">last, but certainly not least, conclusion is that taking </text:span><text:span text:style-name="T547">stimul</text:span><text:span text:style-name="T649">i</text:span><text:span text:style-name="T547">'</text:span><text:span text:style-name="T649">s</text:span><text:span text:style-name="T547"> </text:span><text:span text:style-name="T549">low-level features </text:span><text:span text:style-name="T547">(</text:span><text:span text:style-name="T649">e.g. </text:span><text:span text:style-name="T549">CoG, saliency</text:span><text:span text:style-name="T547">) </text:span><text:span text:style-name="T514">into </text:span><text:span text:style-name="T547">account </text:span><text:span text:style-name="T514">is very important</text:span><text:span text:style-name="T547">.</text:span><text:span text:style-name="T514"> </text:span><text:span text:style-name="T547">In Experiment 1 we found opposite results for the initial saccade, depending on whether or not we corrected for the objects' CoG. Applying only one or the other analysis could have resulted in a </text:span><text:span text:style-name="T550">striking</text:span><text:span text:style-name="T547">, </text:span><text:span text:style-name="T548">yet incorrect, conclusion: a bias towards objects' graspable (or non-graspable, depending on the </text:span><text:span text:style-name="T608">chosen </text:span><text:span text:style-name="T548">reference </text:span><text:span text:style-name="T608">point</text:span><text:span text:style-name="T548">) part at the earliest possible processing stage. </text:span><text:span text:style-name="T553">Note </text:span><text:span text:style-name="T554">that </text:span><text:span text:style-name="T553">designs using handled objects as stimuli are particularly sensitive to such </text:span><text:span text:style-name="T554">a confound, because </text:span><text:span text:style-name="T610">the </text:span><text:span text:style-name="T554">vast majority of handled objects is more salient at the non-handled </text:span><text:soft-page-break/><text:span text:style-name="T554">part than the handled part. </text:span><text:span text:style-name="T556">Consequently, </text:span><text:span text:style-name="T609">t</text:span><text:span text:style-name="T554">he </text:span><text:span text:style-name="T555">possible </text:span><text:span text:style-name="T554">effect of this </text:span><text:span text:style-name="T555">low-level feature </text:span><text:span text:style-name="T556">cannot be canceled </text:span><text:span text:style-name="T554">out </text:span><text:span text:style-name="T611">by, for example, simply using different object orientations</text:span><text:span text:style-name="T554">.</text:span></text:p>
      <text:p text:style-name="P42"><text:span text:style-name="T557">Therefore</text:span><text:span text:style-name="T550">, we believe that it should be a prerequisite for studies using real obje</text:span><text:span text:style-name="T551">c</text:span><text:span text:style-name="T550">ts to </text:span><text:span text:style-name="T613">gu</text:span><text:span text:style-name="T650">a</text:span><text:span text:style-name="T613">rantee</text:span><text:span text:style-name="T550"> that </text:span><text:span text:style-name="T559">a </text:span><text:span text:style-name="T550">possible higher-level effect (e.g. </text:span><text:span text:style-name="T558">an </text:span><text:span text:style-name="T550">affordance effect) </text:span><text:span text:style-name="T651">is not likely to </text:span><text:span text:style-name="T550">be explained by the </text:span><text:span text:style-name="T551">stimul</text:span><text:span text:style-name="T559">i</text:span><text:span text:style-name="T551">'</text:span><text:span text:style-name="T559">s</text:span><text:span text:style-name="T551"> </text:span><text:span text:style-name="T550">low-level features. </text:span><text:span text:style-name="T559">Such</text:span><text:span text:style-name="T552"> care should </text:span><text:span text:style-name="T614">not only </text:span><text:span text:style-name="T552">be taken when measuring saccade metrics, but even when measuring other cognitive processes, such as </text:span><text:span text:style-name="T612">visuospatial </text:span><text:span text:style-name="T552">attention </text:span><text:reference-mark-start text:name="ZOTERO_ITEM CSL_CITATION {&quot;citationID&quot;:&quot;i35u2odr1&quot;,&quot;properties&quot;:{&quot;formattedCitation&quot;:&quot;(cf. Roberts &amp; Humphreys, 2011; Vainio et al., 2007)&quot;,&quot;plainCitation&quot;:&quot;(cf. Roberts &amp; Humphreys, 2011; Vainio et al., 2007)&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cf. &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9vVDzLZiIC"/><text:span text:style-name="T552">(cf. Roberts &amp; Humphreys, 2011; Vainio et al., 2007)</text:span><text:reference-mark-end text:name="ZOTERO_ITEM CSL_CITATION {&quot;citationID&quot;:&quot;i35u2odr1&quot;,&quot;properties&quot;:{&quot;formattedCitation&quot;:&quot;(cf. Roberts &amp; Humphreys, 2011; Vainio et al., 2007)&quot;,&quot;plainCitation&quot;:&quot;(cf. Roberts &amp; Humphreys, 2011; Vainio et al., 2007)&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prefix&quot;:&quot;cf. &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9vVDzLZiIC"/><text:span text:style-name="T552">. </text:span></text:p>
      <text:p text:style-name="P42"><text:span text:style-name="T561">On the on the one hand, one might say that </text:span><text:span text:style-name="T652">the</text:span><text:span text:style-name="T561"> asymmetry </text:span><text:span text:style-name="T652">of graspable objects </text:span><text:span text:style-name="T561">is an intrinsic property that precisely defines </text:span><text:span text:style-name="T652">their</text:span><text:span text:style-name="T561"> action-related</text:span><text:span text:style-name="T652">ness</text:span><text:span text:style-name="T561">. Controlling for it would therefore be unnatural and interfer</text:span><text:span text:style-name="T653">ing</text:span><text:span text:style-name="T561"> with the process (</text:span><text:span text:style-name="T615">i.e., </text:span><text:span text:style-name="T561">action priming </text:span><text:span text:style-name="T615">by object viewing</text:span><text:span text:style-name="T561">) typically under investigation in affordance studies. </text:span><text:span text:style-name="T616">Nevertheless, the fact that opposite conclusions (e.g. a bias towards versus away from objects' handles) can be drawn from roughly similar paradigms </text:span><text:reference-mark-start text:name="ZOTERO_ITEM CSL_CITATION {&quot;citationID&quot;:&quot;1rgvperh6i&quot;,&quot;properties&quot;:{&quot;formattedCitation&quot;:&quot;(Myachykov et al., 2013; Roberts &amp; Humphreys, 2011; Vainio et al., 2007 and ours)&quot;,&quot;plainCitation&quot;:&quot;(Myachykov et al., 2013; Roberts &amp; Humphreys, 2011;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xb8EAVkvBz"/><text:span text:style-name="T616">(Myachykov et al., 2013; Roberts &amp; Humphreys, 2011; Vainio et al., 2007 and ours)</text:span><text:reference-mark-end text:name="ZOTERO_ITEM CSL_CITATION {&quot;citationID&quot;:&quot;1rgvperh6i&quot;,&quot;properties&quot;:{&quot;formattedCitation&quot;:&quot;(Myachykov et al., 2013; Roberts &amp; Humphreys, 2011; Vainio et al., 2007 and ours)&quot;,&quot;plainCitation&quot;:&quot;(Myachykov et al., 2013; Roberts &amp; Humphreys, 2011;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xb8EAVkvBz"/><text:span text:style-name="T616"> is worrisome. </text:span><text:span text:style-name="T616">Given the results of the current study, it appears plausible that these differences may be explained by a previously-ignored effect: the CoG effect. Therefore, we believe that the time may be ripe to start taking such low-level properties into account, even in studies that are </text:span><text:span text:style-name="T617">not primarily interested in </text:span><text:span text:style-name="T636">bottom-up</text:span><text:span text:style-name="T637">-</text:span><text:span text:style-name="T636">driven </text:span><text:span text:style-name="T617">oculomotor behaviour.</text:span></text:p>
      <text:h text:style-name="P75" text:outline-level="1">Acknowledgements</text:h>
      <text:p text:style-name="P3">Greg en mensen van de VU bedanken!</text:p>
      <text:h text:style-name="P72" text:outline-level="1"/>
      <text:h text:style-name="P76" text:outline-level="1">References</text:h>
      <text:section text:style-name="Sect1" text:name="ZOTERO_BIBL {&quot;custom&quot;:[]} CSL_BIBLIOGRAPHY RNDnlEeA4v3d3">
        <text:p text:style-name="Bibliography_20_1"><text:span text:style-name="T358">Brodeur, M. B., Dionne-Dostie, E., Montreuil, T., Lepage, M., &amp; Op de Beeck, H. P. (2010). The Bank of Standardized Stimuli (BOSS), a New Set of 480 Normative Photos of Objects to Be Used as Visual Stimuli in Cognitive Research. </text:span><text:span text:style-name="T329">PloS one</text:span><text:span text:style-name="T11">, </text:span><text:span text:style-name="T329">5</text:span><text:span text:style-name="T11">(5), e10773.</text:span></text:p>
        <text:p text:style-name="Bibliography_20_1"><text:span text:style-name="T11">Clark, V. P., &amp; Hillyard, S. A. (1996). Spatial selective attention affects early extrastriate but not striate components of the visual evoked potential. </text:span><text:span text:style-name="T329">Journal of Cognitive Neuroscience</text:span><text:span text:style-name="T11">, </text:span><text:span text:style-name="T329">8</text:span><text:span text:style-name="T11">(5), 387–402.</text:span></text:p>
        <text:p text:style-name="Bibliography_20_1"><text:span text:style-name="T11">Coren, S., &amp; Hoenig, P. (1972). Effect of non-target stimuli upon length of voluntary saccades. </text:span><text:span text:style-name="T329">Perceptual and motor skills</text:span><text:span text:style-name="T11">, </text:span><text:span text:style-name="T329">34</text:span><text:span text:style-name="T11">(2), 499–508.</text:span></text:p>
        <text:p text:style-name="Bibliography_20_1"><text:span text:style-name="T11">Craighero, L., Fadiga, L., Umiltà, C., &amp; Rizzolatti, G. (1996). Evidence for visuomotor priming effect. </text:span><text:span text:style-name="T329">NeuroReport</text:span><text:span text:style-name="T11">, </text:span><text:span text:style-name="T329">8</text:span><text:span text:style-name="T11">(1), 347.</text:span></text:p>
        <text:p text:style-name="Bibliography_20_1"><text:span text:style-name="T11">Deubel, H., Findlay, J., Jacobs, A., &amp; Brogan, D. (1988). Saccadic eye movements to targets defined by structure differences. </text:span><text:span text:style-name="T329">Eye movement research: Physiological and psychological aspects</text:span><text:span text:style-name="T11">, 107–145.</text:span></text:p>
        <text:p text:style-name="Bibliography_20_1"><text:span text:style-name="T11">Findlay, J. M. (1982). Global visual processing for saccadic eye movements. </text:span><text:span text:style-name="T329">Vision research</text:span><text:span text:style-name="T11">, </text:span><text:span text:style-name="T329">22</text:span><text:span text:style-name="T11">(8), 1033–1045.</text:span></text:p>
        <text:p text:style-name="Bibliography_20_1"><text:span text:style-name="T11">Fischer, M. H., &amp; Dahl, C. D. (2007). The time course of visuo-motor affordances. </text:span><text:span text:style-name="T329">Experimental Brain Research</text:span><text:span text:style-name="T11">, </text:span><text:span text:style-name="T329">176</text:span><text:span text:style-name="T11">(3), 519–524.</text:span></text:p>
        <text:p text:style-name="Bibliography_20_1"><text:span text:style-name="T11">Foulsham, T., &amp; Kingstone, A. (2013). Optimal and preferred eye landing positions in objects and scenes. </text:span><text:span text:style-name="T329">The Quarterly Journal of Experimental Psychology</text:span><text:span text:style-name="T11">, (just-accepted), 1–52.</text:span></text:p>
        <text:p text:style-name="Bibliography_20_1"><text:span text:style-name="T11">Foulsham, T., &amp; Underwood, G. (2009). Does conspicuity enhance distraction? Saliency and eye landing position when searching for objects. </text:span><text:span text:style-name="T329">The Quarterly Journal of Experimental Psychology</text:span><text:span text:style-name="T11">, </text:span><text:span text:style-name="T329">62</text:span><text:span text:style-name="T11">(6), 1088–1098.</text:span></text:p>
        <text:p text:style-name="Bibliography_20_1"><text:span text:style-name="T11">Gibson, J. J. (1977). The theory of affordances. </text:span><text:span text:style-name="T329">Perceiving, Acting, and Knowing: Toward an Ecological Psychology</text:span><text:span text:style-name="T11">, 67–82.</text:span></text:p>
        <text:p text:style-name="Bibliography_20_1"><text:span text:style-name="T11">Gibson, J. J. (1979). </text:span><text:span text:style-name="T329">The Ecological Approach to Visual Perception</text:span><text:span text:style-name="T11">. Boston: Houghton Mifflin.</text:span></text:p>
        <text:p text:style-name="Bibliography_20_1"><text:span text:style-name="T11">Gilster, R., Hesse, C., &amp; Deubel, H. (2012). Contact points during multidigit grasping of geometric </text:span><text:soft-page-break/><text:span text:style-name="T11">objects. </text:span><text:span text:style-name="T329">Experimental brain research</text:span><text:span text:style-name="T11">, </text:span><text:span text:style-name="T329">217</text:span><text:span text:style-name="T11">(1), 137–151.</text:span></text:p>
        <text:p text:style-name="Bibliography_20_1"><text:span text:style-name="T11">Handy, T. C., Grafton, S. T., Shroff, N. M., Ketay, S., &amp; Gazzaniga, M. S. (2003). Graspable objects grab attention when the potential for action is recognized. </text:span><text:span text:style-name="T329">Nature Neuroscience</text:span><text:span text:style-name="T11">, </text:span><text:span text:style-name="T329">6</text:span><text:span text:style-name="T11">(4), 421–427.</text:span></text:p>
        <text:p text:style-name="Bibliography_20_1"><text:span text:style-name="T11">Henderson, J. M. (1992). Object identification in context: the visual processing of natural scenes. </text:span><text:span text:style-name="T329">Canadian Journal of Psychology/Revue canadienne de psychologie</text:span><text:span text:style-name="T11">, </text:span><text:span text:style-name="T329">46</text:span><text:span text:style-name="T11">(3), 319.</text:span></text:p>
        <text:p text:style-name="Bibliography_20_1"><text:span text:style-name="T11">Henderson, J. M. (1993). Eye movement control during visual object processing: Effects of initial fixation position and semantic constraint. </text:span><text:span text:style-name="T329">Canadian Journal of Experimental Psychology/Revue canadienne de psychologie expÃ\copyright rimentale</text:span><text:span text:style-name="T11">, </text:span><text:span text:style-name="T329">47</text:span><text:span text:style-name="T11">(1), 79.</text:span></text:p>
        <text:p text:style-name="Bibliography_20_1"><text:span text:style-name="T11">Itti, L., Koch, C., &amp; Niebur, E. (1998). A model of saliency-based visual attention for rapid scene analysis. </text:span><text:span text:style-name="T329">Pattern Analysis and Machine Intelligence, IEEE Transactions on</text:span><text:span text:style-name="T11">, </text:span><text:span text:style-name="T329">20</text:span><text:span text:style-name="T11">(11), 1254–1259.</text:span></text:p>
        <text:p text:style-name="Bibliography_20_1"><text:span text:style-name="T11">Jeannerod, M., Arbib, M. A., Rizzolatti, G., &amp; Sakata, H. (1995). Grasping objects: the cortical mechanisms of visuomotor transformation. </text:span><text:span text:style-name="T329">Trends in Neurosciences</text:span><text:span text:style-name="T11">, </text:span><text:span text:style-name="T329">18</text:span><text:span text:style-name="T11">(7), 314–320.</text:span></text:p>
        <text:p text:style-name="Bibliography_20_1"><text:span text:style-name="T11">Land, M. F., &amp; Hayhoe, M. (2001). In what ways do eye movements contribute to everyday activities? </text:span><text:span text:style-name="T329">Vision research</text:span><text:span text:style-name="T11">, </text:span><text:span text:style-name="T329">41</text:span><text:span text:style-name="T11">(25-26), 3559–3565.</text:span></text:p>
        <text:p text:style-name="Bibliography_20_1"><text:span text:style-name="T11">Mathôt, S., Schreij, D., &amp; Theeuwes, J. (2012). OpenSesame: An open-source, graphical experiment builder for the social sciences. </text:span><text:span text:style-name="T329">Behavior research methods</text:span><text:span text:style-name="T11">, 1–11.</text:span></text:p>
        <text:p text:style-name="Bibliography_20_1"><text:span text:style-name="T11">Melcher, D., &amp; Kowler, E. (2001). Visual scene memory and the guidance of saccadic eye movements. </text:span><text:span text:style-name="T329">Vision research</text:span><text:span text:style-name="T11">, </text:span><text:span text:style-name="T329">41</text:span><text:span text:style-name="T11">(25-26), 3597–3611.</text:span></text:p>
        <text:p text:style-name="Bibliography_20_1"><text:span text:style-name="T11">Moreno-Martínez, F. J., &amp; Montoro, P. R. (2012). An Ecological Alternative to Snodgrass &amp; Vanderwart: 360 High Quality Colour Images with Norms for Seven Psycholinguistic Variables. </text:span><text:span text:style-name="T329">PloS one</text:span><text:span text:style-name="T11">, </text:span><text:span text:style-name="T329">7</text:span><text:span text:style-name="T11">(5), e37527.</text:span></text:p>
        <text:p text:style-name="Bibliography_20_1"><text:span text:style-name="T11">Myachykov, A., Ellis, R., Cangelosi, A., &amp; Fischer, M. H. (2013). Visual and linguistic cues to graspable objects. </text:span><text:span text:style-name="T329">Experimental Brain Research</text:span><text:span text:style-name="T11">, 1–15. doi:10.1007/s00221-013-3616-z</text:span></text:p>
        <text:p text:style-name="Bibliography_20_1"><text:span text:style-name="T11">Nuthmann, A., &amp; Henderson, J. M. (2010). Object-based attentional selection in scene viewing. </text:span><text:span text:style-name="T329">Journal of vision</text:span><text:span text:style-name="T11">, </text:span><text:span text:style-name="T329">10</text:span><text:span text:style-name="T11">(8).</text:span></text:p>
        <text:p text:style-name="Bibliography_20_1"><text:span text:style-name="T11">O’Regan, J. K., &amp; Jacobs, A. M. (1992). Optimal viewing position effect in world recognition: a </text:span><text:soft-page-break/><text:span text:style-name="T11">challenge to current theory. </text:span><text:span text:style-name="T329">Journal of experimental psychology. Human perception and performance</text:span><text:span text:style-name="T11">, </text:span><text:span text:style-name="T329">18</text:span><text:span text:style-name="T11">(1), 185–197.</text:span></text:p>
        <text:p text:style-name="Bibliography_20_1"><text:span text:style-name="T11">O’Regan, J. K., Lévy-Schoen, A., Pynte, J., &amp; Brugaillère, B. (1984). Convenient fixation location within isolated words of different length and structure. </text:span><text:span text:style-name="T329">Journal of Experimental Psychology: Human Perception and Performance</text:span><text:span text:style-name="T11">, </text:span><text:span text:style-name="T329">10</text:span><text:span text:style-name="T11">(2), 250.</text:span></text:p>
        <text:p text:style-name="Bibliography_20_1"><text:span text:style-name="T11">Pajak, M., &amp; Nuthmann, A. (2013). Object-based saccadic selection during scene perception: Evidence from viewing position effects. </text:span><text:span text:style-name="T329">Journal of Vision</text:span><text:span text:style-name="T11">, </text:span><text:span text:style-name="T329">13</text:span><text:span text:style-name="T11">(5). doi:10.1167/13.5.2</text:span></text:p>
        <text:p text:style-name="Bibliography_20_1"><text:span text:style-name="T11">Parkhurst, D., Law, K., &amp; Niebur, E. (2002). Modeling the role of salience in the allocation of overt visual attention. </text:span><text:span text:style-name="T329">Vision research</text:span><text:span text:style-name="T11">, </text:span><text:span text:style-name="T329">42</text:span><text:span text:style-name="T11">(1), 107–123.</text:span></text:p>
        <text:p text:style-name="Bibliography_20_1"><text:span text:style-name="T11">Peirce, J. W. (2007). PsychoPy—psychophysics software in Python. </text:span><text:span text:style-name="T329">Journal of neuroscience methods</text:span><text:span text:style-name="T11">, </text:span><text:span text:style-name="T329">162</text:span><text:span text:style-name="T11">(1), 8–13.</text:span></text:p>
        <text:p text:style-name="Bibliography_20_1"><text:span text:style-name="T11">Posner, M. I., Snyder, C. R., &amp; Davidson, B. J. (1980). Attention and the detection of signals. </text:span><text:span text:style-name="T329">Journal of Experimental Psychology: General</text:span><text:span text:style-name="T11">, </text:span><text:span text:style-name="T329">109</text:span><text:span text:style-name="T11">(2), 160.</text:span></text:p>
        <text:p text:style-name="Bibliography_20_1"><text:span text:style-name="T11">Rayner, K. (1979). Eye guidance in reading: Fixation locations within words. </text:span><text:span text:style-name="T329">Perception</text:span><text:span text:style-name="T11">, </text:span><text:span text:style-name="T329">8</text:span><text:span text:style-name="T11">(1), 21–30.</text:span></text:p>
        <text:p text:style-name="Bibliography_20_1"><text:span text:style-name="T11">Rizzolatti, G., Riggio, L., Dascola, I., &amp; Umiltà, C. (1987). Reorienting attention across the horizontal and vertical meridians: evidence in favor of a premotor theory of attention. </text:span><text:span text:style-name="T329">Neuropsychologia</text:span><text:span text:style-name="T11">, </text:span><text:span text:style-name="T329">25</text:span><text:span text:style-name="T11">(1), 31–40.</text:span></text:p>
        <text:p text:style-name="Bibliography_20_1"><text:span text:style-name="T11">Roberts, K. L., &amp; Humphreys, G. W. (2011). Action-related objects influence the distribution of visuospatial attention. </text:span><text:span text:style-name="T329">Quarterly journal of experimental psychology (2006)</text:span><text:span text:style-name="T11">, </text:span><text:span text:style-name="T329">64</text:span><text:span text:style-name="T11">(4), 669–688. doi:10.1080/17470218.2010.520086</text:span></text:p>
        <text:p text:style-name="Bibliography_20_1"><text:span text:style-name="T11">Rolfs, M., &amp; Vitu, F. (2007). On the limited role of target onset in the gap task: Support for the motor-preparation hypothesis. </text:span><text:span text:style-name="T329">Journal of Vision</text:span><text:span text:style-name="T11">, </text:span><text:span text:style-name="T329">7</text:span><text:span text:style-name="T11">(10). doi:10.1167/7.10.7</text:span></text:p>
        <text:p text:style-name="Bibliography_20_1"><text:span text:style-name="T11">Saslow, M. G. (1967). Effects of components of displacement-step stimuli upon latency for saccadic eye movement. </text:span><text:span text:style-name="T329">JOSA</text:span><text:span text:style-name="T11">, </text:span><text:span text:style-name="T329">57</text:span><text:span text:style-name="T11">(8), 1024–1029.</text:span></text:p>
        <text:p text:style-name="Bibliography_20_1"><text:span text:style-name="T11">Tucker, M., &amp; Ellis, R. (1998). On the relations between seen objects and components of potential actions. </text:span><text:span text:style-name="T329">Journal of Experimental Psychology-Human Perception and Performance</text:span><text:span text:style-name="T11">, </text:span><text:span text:style-name="T329">24</text:span><text:span text:style-name="T11">(3), 830–846.</text:span></text:p>
        <text:p text:style-name="Bibliography_20_1"><text:soft-page-break/><text:span text:style-name="T11">Vainio, L., Ellis, R., &amp; Tucker, M. (2007). The role of visual attention in action priming. </text:span><text:span text:style-name="T329">The Quarterly Journal of Experimental Psychology</text:span><text:span text:style-name="T11">, </text:span><text:span text:style-name="T329">60</text:span><text:span text:style-name="T11">(2), 241–261.</text:span></text:p>
        <text:p text:style-name="Bibliography_20_1"><text:span text:style-name="T11">Van der Stigchel, S., &amp; Nijboer, T. C. W. (2011). The global effect: what determines where the eyes land. </text:span><text:span text:style-name="T329">Journal of Eye Movement Research</text:span><text:span text:style-name="T11">, </text:span><text:span text:style-name="T329">4</text:span><text:span text:style-name="T11">(2), 1–13.</text:span></text:p>
        <text:p text:style-name="Bibliography_20_1"><text:span text:style-name="T11">Van Zoest, W., Donk, M., &amp; Theeuwes, J. (2004). The role of stimulus-driven and goal-driven control in saccadic visual selection. </text:span><text:span text:style-name="T329">Journal of Experimental Psychology: Human Perception and Performance; Journal of Experimental Psychology: Human Perception and Performance</text:span><text:span text:style-name="T11">, </text:span><text:span text:style-name="T329">30</text:span><text:span text:style-name="T11">(4), 746.</text:span></text:p>
        <text:p text:style-name="Bibliography_20_1"><text:span text:style-name="T11">Vitu, F. (2008). About the global effect and the critical role of retinal eccentricity: Implications for eye movements in reading. </text:span><text:span text:style-name="T329">Journal of Eye Movement Research</text:span><text:span text:style-name="T11">, </text:span><text:span text:style-name="T329">2</text:span><text:span text:style-name="T11">(3), 1–18.</text:span></text:p>
        <text:p text:style-name="Bibliography_20_1"><text:span text:style-name="T11">Vitu, F., McConkie, G. W., Kerr, P., &amp; O’Regan, J. K. (2001). Fixation location effects on fixation durations during reading: an inverted optimal viewing position effect. </text:span><text:span text:style-name="T329">Vision research</text:span><text:span text:style-name="T11">. Retrieved from http://psycnet.apa.org/psycinfo/2002-02459-025</text:span></text:p>
        <text:p text:style-name="Bibliography_20_1"><text:span text:style-name="T11">Zelinsky, G. J. (2008). A theory of eye movements during target acquisition. </text:span><text:span text:style-name="T329">Psychological review</text:span><text:span text:style-name="T11">, </text:span><text:span text:style-name="T329">115</text:span><text:span text:style-name="T11">(4), 787.</text:span></text:p>
        <text:p text:style-name="Bibliography_20_1"><text:span text:style-name="T11">Zelinsky, G. J., Rao, R. P. N., Hayhoe, M. M., &amp; Ballard, D. H. (1997). Eye movements reveal the spatiotemporal dynamics of visual search. </text:span><text:span text:style-name="T329">Psychological Science</text:span><text:span text:style-name="T11">, 448–453.</text:span></text:p>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3ec0" officeooo:paragraph-rsid="00103ec0"/>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unning Head</text:p>
      </style:header>
      <style:footer>
        <text:p text:style-name="MP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0.2.2$Linux_X86_64 LibreOffice_project/400m0$Build-2</meta:generator>
    <dc:date>2013-10-09T19:56:37</dc:date>
    <meta:editing-duration>P5DT21H19M28S</meta:editing-duration>
    <meta:editing-cycles>1349</meta:editing-cycles>
    <meta:document-statistic meta:table-count="0" meta:image-count="0" meta:object-count="0" meta:page-count="28" meta:paragraph-count="151" meta:word-count="7504" meta:character-count="49676" meta:non-whitespace-character-count="42330"/>
    <meta:user-defined meta:name="ZOTERO_PREF_1">&lt;data data-version="3" zotero-version="4.0.11"&gt;&lt;session id="2j37WalL"/&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inkorten/doorlezen&#10;&#10;" VL:creator="" dc:date-time="2013-09-25T14:58:44"/>
  <VL:version-entry VL:title="Version2" VL:comment="before revising intro&#10;" VL:creator="" dc:date-time="2013-10-03T15:51:21"/>
  <VL:version-entry VL:title="Version3" VL:comment="te lang geworden, data analyse moet eenvoudiger en gestructureerder, bijv. mogelijkheid dat cog niet goed berekend is gaat eruit etc." VL:creator="" dc:date-time="2013-10-08T16:32:12"/>
</VL:version-list>
</file>